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52f6"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26e5" officeooo:paragraph-rsid="002794b7"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ad7a" officeooo:paragraph-rsid="0024ad7a"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868d" officeooo:paragraph-rsid="0026868d"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2bcfd1"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2c9705"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2e7069"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32d465"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337f31"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e314" officeooo:paragraph-rsid="002be314"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e7069" officeooo:paragraph-rsid="002e7069"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1d569" officeooo:paragraph-rsid="0031d569"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37f31" officeooo:paragraph-rsid="00337f31"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3bb54" officeooo:paragraph-rsid="0033bb54"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color="#0000ff"/>
    </style:style>
    <style:style style:name="P9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02" style:family="paragraph" style:parent-style-name="Text_20_body">
      <style:paragraph-properties fo:margin-left="0in" fo:margin-right="0in" fo:text-align="end" style:justify-single-word="false" fo:text-indent="0.1965in" style:auto-text-indent="false"/>
    </style:style>
    <style:style style:name="P10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0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0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10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10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09" style:family="paragraph" style:parent-style-name="Standard">
      <style:paragraph-properties fo:margin-left="0in" fo:margin-right="0in" fo:text-align="justify" style:justify-single-word="false" fo:text-indent="0.1965in" style:auto-text-indent="false"/>
    </style:style>
    <style:style style:name="P11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1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2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2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3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3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text-properties fo:language="ru" fo:country="RU"/>
    </style:style>
    <style:style style:name="P140" style:family="paragraph" style:parent-style-name="Text_20_body">
      <style:text-properties fo:language="en" fo:country="US"/>
    </style:style>
    <style:style style:name="P141" style:family="paragraph" style:parent-style-name="First_20_line_20_indent">
      <style:text-properties fo:language="ru" fo:country="RU"/>
    </style:style>
    <style:style style:name="P142" style:family="paragraph" style:parent-style-name="First_20_line_20_indent">
      <style:paragraph-properties fo:text-align="justify" style:justify-single-word="false"/>
      <style:text-properties fo:language="ru" fo:country="RU"/>
    </style:style>
    <style:style style:name="P143" style:family="paragraph" style:parent-style-name="First_20_line_20_indent">
      <style:text-properties fo:font-size="15pt" fo:language="ru" fo:country="RU" style:font-size-asian="15pt" style:font-size-complex="15pt"/>
    </style:style>
    <style:style style:name="P144" style:family="paragraph" style:parent-style-name="First_20_line_20_indent">
      <style:text-properties fo:font-size="12pt" fo:language="ru" fo:country="RU" style:font-size-asian="12pt" style:font-size-complex="12pt"/>
    </style:style>
    <style:style style:name="P145" style:family="paragraph" style:parent-style-name="First_20_line_20_indent">
      <style:paragraph-properties fo:text-align="justify" style:justify-single-word="false"/>
      <style:text-properties fo:language="en" fo:country="US"/>
    </style:style>
    <style:style style:name="P146" style:family="paragraph" style:parent-style-name="First_20_line_20_indent">
      <style:paragraph-properties fo:text-align="justify" style:justify-single-word="false"/>
    </style:style>
    <style:style style:name="P147" style:family="paragraph" style:parent-style-name="Text_20_body">
      <style:paragraph-properties fo:margin-left="0in" fo:margin-right="0in" fo:text-align="justify" style:justify-single-word="false" fo:text-indent="0in" style:auto-text-indent="false"/>
    </style:style>
    <style:style style:name="P14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9" style:family="paragraph" style:parent-style-name="Text_20_body">
      <style:paragraph-properties fo:margin-left="0in" fo:margin-right="0in" fo:text-align="center" style:justify-single-word="false" fo:text-indent="0in" style:auto-text-indent="false"/>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2" style:family="paragraph" style:parent-style-name="Footnote">
      <style:paragraph-properties fo:margin-left="0in" fo:margin-right="0in" fo:text-indent="0in" style:auto-text-indent="false"/>
      <style:text-properties fo:language="en" fo:country="US"/>
    </style:style>
    <style:style style:name="P153" style:family="paragraph" style:parent-style-name="Footnote">
      <style:text-properties fo:language="en" fo:country="US"/>
    </style:style>
    <style:style style:name="P154" style:family="paragraph" style:parent-style-name="Footnote">
      <style:text-properties fo:language="ru" fo:country="RU"/>
    </style:style>
    <style:style style:name="P155" style:family="paragraph" style:parent-style-name="Footnote">
      <style:text-properties style:use-window-font-color="true" fo:language="ru" fo:country="RU"/>
    </style:style>
    <style:style style:name="P156" style:family="paragraph" style:parent-style-name="Footnote">
      <style:text-properties fo:font-style="normal" style:font-style-asian="normal" style:font-style-complex="normal"/>
    </style:style>
    <style:style style:name="P157" style:family="paragraph" style:parent-style-name="Text_20_body">
      <style:paragraph-properties fo:margin-top="0in" fo:margin-bottom="0.0835in" loext:contextual-spacing="false" fo:text-align="justify" style:justify-single-word="false"/>
      <style:text-properties fo:language="en" fo:country="US"/>
    </style:style>
    <style:style style:name="P158" style:family="paragraph" style:parent-style-name="Standard">
      <style:text-properties fo:font-style="italic" style:font-style-asian="italic" style:font-style-complex="italic"/>
    </style:style>
    <style:style style:name="P15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60" style:family="paragraph" style:parent-style-name="Text_20_body" style:list-style-name="L1">
      <style:paragraph-properties fo:text-align="justify" style:justify-single-word="false"/>
      <style:text-properties fo:language="ru" fo:country="RU"/>
    </style:style>
    <style:style style:name="P161" style:family="paragraph" style:parent-style-name="Text_20_body" style:list-style-name="L2">
      <style:paragraph-properties fo:text-align="justify" style:justify-single-word="false"/>
      <style:text-properties fo:language="ru" fo:country="RU"/>
    </style:style>
    <style:style style:name="P16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3" style:family="paragraph" style:parent-style-name="Text_20_body" style:list-style-name="L3">
      <style:text-properties fo:language="ru" fo:country="RU"/>
    </style:style>
    <style:style style:name="P164" style:family="paragraph" style:parent-style-name="Text_20_body" style:list-style-name="L3">
      <style:text-properties fo:language="ru" fo:country="RU" fo:background-color="#ffff00"/>
    </style:style>
    <style:style style:name="P165" style:family="paragraph" style:parent-style-name="Text_20_body">
      <style:text-properties fo:color="#800000"/>
    </style:style>
    <style:style style:name="P16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6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6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7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officeooo:paragraph-rsid="00373f7d"/>
    </style:style>
    <style:style style:name="P171" style:family="paragraph" style:parent-style-name="Heading_20_1">
      <style:paragraph-properties fo:margin-left="0in" fo:margin-right="0in" fo:text-align="center" style:justify-single-word="false" fo:text-indent="0.1965in" style:auto-text-indent="false"/>
    </style:style>
    <style:style style:name="P172" style:family="paragraph" style:parent-style-name="Heading_20_2">
      <style:text-properties fo:language="en" fo:country="US"/>
    </style:style>
    <style:style style:name="P173" style:family="paragraph" style:parent-style-name="Heading_20_2">
      <style:text-properties fo:language="ru" fo:country="RU"/>
    </style:style>
    <style:style style:name="P174" style:family="paragraph" style:parent-style-name="Heading_20_2">
      <style:paragraph-properties fo:text-align="justify" style:justify-single-word="false"/>
    </style:style>
    <style:style style:name="P17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19f8d2"/>
    </style:style>
    <style:style style:name="T13" style:family="text">
      <style:text-properties fo:language="ru" fo:country="RU" officeooo:rsid="0022b570"/>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fo:language="en" fo:country="US"/>
    </style:style>
    <style:style style:name="T31" style:family="text">
      <style:text-properties fo:color="#800000" fo:background-color="transparent" loext:char-shading-value="0"/>
    </style:style>
    <style:style style:name="T32" style:family="text">
      <style:text-properties fo:color="#800000" officeooo:rsid="00373f7d" fo:background-color="transparent" loext:char-shading-value="0"/>
    </style:style>
    <style:style style:name="T33" style:family="text">
      <style:text-properties fo:color="#800000" officeooo:rsid="0022b570"/>
    </style:style>
    <style:style style:name="T34" style:family="text">
      <style:text-properties fo:color="#ff6600"/>
    </style:style>
    <style:style style:name="T35" style:family="text">
      <style:text-properties fo:font-weight="bold" style:font-weight-asian="bold" style:font-weight-complex="bold"/>
    </style:style>
    <style:style style:name="T36" style:family="text">
      <style:text-properties fo:font-weight="bold" fo:background-color="transparent" loext:char-shading-value="0"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background-color="transparent" loext:char-shading-value="0" style:font-style-asian="normal" style:font-style-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ru" fo:country="RU" fo:font-style="italic" fo:font-weight="normal" style:font-style-asian="italic" style:font-weight-asian="normal" style:font-style-complex="italic" style:font-weight-complex="normal"/>
    </style:style>
    <style:style style:name="T45" style:family="text">
      <style:text-properties style:use-window-font-color="true" fo:language="ru" fo:country="RU" fo:font-weight="normal" style:font-weight-asian="normal" style:font-weight-complex="normal"/>
    </style:style>
    <style:style style:name="T46" style:family="text">
      <style:text-properties style:use-window-font-color="true" fo:language="ru" fo:country="RU" fo:background-color="transparent" loext:char-shading-value="0"/>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background-color="transparent" loext:char-shading-value="0"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style:use-window-font-color="true" fo:language="uk" fo:country="UA" fo:font-style="normal" fo:font-weight="normal" style:font-style-asian="normal" style:font-weight-asian="normal" style:font-style-complex="normal" style:font-weight-complex="normal"/>
    </style:style>
    <style:style style:name="T58" style:family="text">
      <style:text-properties fo:background-color="transparent" loext:char-shading-value="0"/>
    </style:style>
    <style:style style:name="T59" style:family="text">
      <style:text-properties officeooo:rsid="00373f7d" fo:background-color="transparent" loext:char-shading-value="0"/>
    </style:style>
    <style:style style:name="T60" style:family="text">
      <style:text-properties style:text-position="super 58%"/>
    </style:style>
    <style:style style:name="T61" style:family="text">
      <style:text-properties fo:color="#c5000b"/>
    </style:style>
    <style:style style:name="T62" style:family="text">
      <style:text-properties fo:language="fr" fo:country="FR"/>
    </style:style>
    <style:style style:name="T63" style:family="text">
      <style:text-properties fo:color="#0000ff"/>
    </style:style>
    <style:style style:name="T64" style:family="text">
      <style:text-properties fo:color="#0000ff" fo:language="ru" fo:country="RU"/>
    </style:style>
    <style:style style:name="T65" style:family="text">
      <style:text-properties fo:color="#3333ff"/>
    </style:style>
    <style:style style:name="T66" style:family="text">
      <style:text-properties fo:color="#3333ff" fo:language="en" fo:country="US"/>
    </style:style>
    <style:style style:name="T67" style:family="text">
      <style:text-properties fo:font-style="normal"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fo:background-color="transparent" loext:char-shading-value="0" style:font-style-asian="normal" style:font-weight-asian="normal" style:font-style-complex="normal" style:font-weight-complex="normal"/>
    </style:style>
    <style:style style:name="T70" style:family="text">
      <style:text-properties fo:font-style="normal" style:text-underline-style="none" style:font-style-asian="normal" style:font-style-complex="normal"/>
    </style:style>
    <style:style style:name="T71" style:family="text">
      <style:text-properties fo:color="#0066ff"/>
    </style:style>
    <style:style style:name="T72" style:family="text">
      <style:text-properties fo:color="#0066ff" fo:language="en" fo:country="US" fo:font-style="normal" fo:background-color="transparent" loext:char-shading-value="0" style:font-style-asian="normal" style:font-style-complex="normal"/>
    </style:style>
    <style:style style:name="T73" style:family="text">
      <style:text-properties fo:background-color="#ffff00" loext:char-shading-value="0"/>
    </style:style>
    <style:style style:name="T74" style:family="text">
      <style:text-properties fo:color="#00ccff"/>
    </style:style>
    <style:style style:name="T75" style:family="text">
      <style:text-properties fo:font-weight="normal"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fo:color="#0066cc"/>
    </style:style>
    <style:style style:name="T78" style:family="text">
      <style:text-properties fo:color="#0066cc" fo:language="ru" fo:country="RU"/>
    </style:style>
    <style:style style:name="T79" style:family="text">
      <style:text-properties fo:color="#0000cc"/>
    </style:style>
    <style:style style:name="T80" style:family="text">
      <style:text-properties style:text-line-through-style="solid" style:text-line-through-type="single" fo:font-weight="bold" style:font-weight-asian="bold" style:font-weight-complex="bold"/>
    </style:style>
    <style:style style:name="T81" style:family="text">
      <style:text-properties fo:language="uk" fo:country="UA"/>
    </style:style>
    <style:style style:name="T82" style:family="text">
      <style:text-properties fo:language="uk" fo:country="UA" fo:font-style="italic" style:font-style-asian="italic" style:font-style-complex="italic"/>
    </style:style>
    <style:style style:name="T83" style:family="text">
      <style:text-properties fo:language="uk" fo:country="UA" fo:font-weight="bold" style:font-weight-asian="bold" style:font-weight-complex="bold"/>
    </style:style>
    <style:style style:name="T84" style:family="text">
      <style:text-properties fo:color="#ff0000"/>
    </style:style>
    <style:style style:name="T85" style:family="text">
      <style:text-properties style:text-underline-style="none"/>
    </style:style>
    <style:style style:name="T86" style:family="text">
      <style:text-properties style:text-rotation-angle="90" style:text-rotation-scale="line-height"/>
    </style:style>
    <style:style style:name="T87" style:family="text">
      <style:text-properties style:text-rotation-angle="270" style:text-rotation-scale="line-height"/>
    </style:style>
    <style:style style:name="T88" style:family="text">
      <style:text-properties style:text-position="sub 58%" style:font-size-asian="10.5pt"/>
    </style:style>
    <style:style style:name="T89" style:family="text">
      <style:text-properties style:font-name="Symbol" style:font-name-asian="Symbol" style:font-name-complex="Symbol"/>
    </style:style>
    <style:style style:name="T90" style:family="text">
      <style:text-properties style:font-name="Liberation Serif1" style:font-name-asian="Symbol" style:font-name-complex="Symbol"/>
    </style:style>
    <style:style style:name="T91" style:family="text">
      <style:text-properties style:font-name="Courier New CYR"/>
    </style:style>
    <style:style style:name="T92" style:family="text">
      <style:text-properties style:font-name="Courier New CYR" fo:language="en" fo:country="US"/>
    </style:style>
    <style:style style:name="T93" style:family="text">
      <style:text-properties fo:color="#6666ff"/>
    </style:style>
    <style:style style:name="T94" style:family="text">
      <style:text-properties fo:color="#3399ff"/>
    </style:style>
    <style:style style:name="T95" style:family="text">
      <style:text-properties fo:font-size="14pt" fo:language="en" fo:country="US" fo:font-weight="bold" style:font-size-asian="14pt" style:font-weight-asian="bold" style:font-size-complex="14pt" style:font-weight-complex="bold"/>
    </style:style>
    <style:style style:name="T96" style:family="text">
      <style:text-properties fo:font-size="14pt" fo:font-weight="bold" style:font-size-asian="14pt" style:font-weight-asian="bold" style:font-size-complex="14pt" style:font-weight-complex="bold"/>
    </style:style>
    <style:style style:name="T97" style:family="text">
      <style:text-properties fo:font-size="9pt" style:font-size-asian="9pt" style:font-size-complex="9pt"/>
    </style:style>
    <style:style style:name="T98" style:family="text">
      <style:text-properties fo:font-size="12pt" style:font-size-asian="12pt" style:font-size-complex="12pt"/>
    </style:style>
    <style:style style:name="T99" style:family="text">
      <style:text-properties officeooo:rsid="0019f8d2"/>
    </style:style>
    <style:style style:name="T100" style:family="text">
      <style:text-properties officeooo:rsid="001c52f6"/>
    </style:style>
    <style:style style:name="T101" style:family="text">
      <style:text-properties officeooo:rsid="001f3efe"/>
    </style:style>
    <style:style style:name="T102" style:family="text">
      <style:text-properties officeooo:rsid="0020c32b"/>
    </style:style>
    <style:style style:name="T103" style:family="text">
      <style:text-properties officeooo:rsid="0022b570"/>
    </style:style>
    <style:style style:name="T104" style:family="text">
      <style:text-properties officeooo:rsid="0026868d"/>
    </style:style>
    <style:style style:name="T105" style:family="text">
      <style:text-properties officeooo:rsid="002be314"/>
    </style:style>
    <style:style style:name="T106" style:family="text">
      <style:text-properties officeooo:rsid="002ccfe6"/>
    </style:style>
    <style:style style:name="T107" style:family="text">
      <style:text-properties officeooo:rsid="002e7069"/>
    </style:style>
    <style:style style:name="T108" style:family="text">
      <style:text-properties officeooo:rsid="00305afe"/>
    </style:style>
    <style:style style:name="T109" style:family="text">
      <style:text-properties officeooo:rsid="0032d465"/>
    </style:style>
    <style:style style:name="T110" style:family="text">
      <style:text-properties officeooo:rsid="00337f31"/>
    </style:style>
    <style:style style:name="T111" style:family="text">
      <style:text-properties officeooo:rsid="0033bb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1" text:outline-level="1">Последний фанфик</text:h>
      <text:p text:style-name="P1"><text:span text:style-name="T1">&lt;</text:span><text:span text:style-name="T64">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72">&lt;Добавить эпизод подбора снаряги перед опасным заданием&gt;</text:p>
      <text:p text:style-name="P72">&lt;Глава в Понивилле — знакомство с Дэш. Анон чухает пегаску по холке и хлопает по крупу. Она говорит ему, что не любит ждать&gt;</text:p>
      <text:p text:style-name="P72">&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96">Таймлайн <text:span text:style-name="T14">(</text:span>события через 10 лет после Обмена): </text:p>
      <text:p text:style-name="P96">Год 2143 ПВ <text:span text:style-name="T14">(AU -?)</text:span></text:p>
      <text:p text:style-name="P96"><text:span text:style-name="T14">20-</text:span>е апреля — Юджин «прыгает» с крыши (неудачная попытка заклинания последнего шанса)</text:p>
      <text:p text:style-name="P96">22-е мая — вызов Макса в Эквестрию. Гибель Кимеринна</text:p>
      <text:p text:style-name="P96">25-е мая — встреча с Норфом</text:p>
      <text:p text:style-name="P96">27-е мая — первая встреча с Селестией после бегства из замка Сестёр. Сцена с докторами</text:p>
      <text:p text:style-name="P97">28-е мая <text:span text:style-name="T1">— Эксперимент со сплетёнными сознаниями.</text:span></text:p>
      <text:p text:style-name="P96">30-е мая — встреча с Индиго. Прогулка с Селестией по парку. Муравьи под накрупником</text:p>
      <text:p text:style-name="P96">31-е мая — исчезновение Селестии на неделю</text:p>
      <text:p text:style-name="P96">6-е июня — встреча с Селестией после разлуки. Прогулка по парку. Вид со стены. Землетрясение</text:p>
      <text:p text:style-name="P96"><text:span text:style-name="T14">&lt;</text:span>7<text:span text:style-name="T14">-</text:span>е июня — секс с Селестией. Раздор</text:p>
      <text:p text:style-name="P96">&lt;15-е июня — исчезновение Норфа. Прощание с Селестией.</text:p>
      <text:p text:style-name="P96">17-е июня — отбытие из Кантерлота</text:p>
      <text:p text:style-name="P97"><text:span text:style-name="T1">18</text:span>-<text:span text:style-name="T1">июня — Прибытие в Понивилль. Прочтение дневника эксперимента с заклинанием Индрэ</text:span></text:p>
      <text:p text:style-name="P96"><text:span text:style-name="T14">&lt;</text:span>25-е июня — попойка с Пинки. Бочколёт метконосцев</text:p>
      <text:p text:style-name="P96">27-е июня — получение письма от Селестии. Отказ выдать магический усилитель</text:p>
      <text:p text:style-name="P96"><text:span text:style-name="T14">&lt;</text:span>28-е июня<text:span text:style-name="T14"> </text:span>- попытка отослать письмо Селестии через Спайка</text:p>
      <text:p text:style-name="P96">30-е июня — выезд из Понивилля</text:p>
      <text:p text:style-name="P96">1-е июля — Прибытие в Фетлок. Захват резонаторных рубинов в павильоне Псинтела</text:p>
      <text:p text:style-name="P96">2-е июля — выезд из Фетлока Макса с Дэш в фургоне</text:p>
      <text:p text:style-name="P96">&lt;4-е июля - Дэш стучит лбом в дерево. Обнимашки</text:p>
      <text:p text:style-name="P96">8-е июля — прибытие в Груммингтон</text:p>
      <text:p text:style-name="P96">9-е июля –<text:span text:style-name="T14"> </text:span>Провал Груммингтона. Отбытие с Груммингтона</text:p>
      <text:p text:style-name="P96"><text:span text:style-name="T14">&lt;</text:span>12-е июля — Прибытие в Филлидельфию. Отбытие. Падение Макса с самоката</text:p>
      <text:p text:style-name="P96">14-е июля — переправа через седловое озеро. Прибытие Макса с Дэш в Понивилль</text:p>
      <text:p text:style-name="P96">15-е июля — эксперимент с усиленным заклинанием Индрэ. Поединок Луны с Твайлайт в Понивилле</text:p>
      <text:p text:style-name="P96">17-е июля — прибытие в Кантерлот Луны, Макса и шестёрки</text:p>
      <text:p text:style-name="P96"><text:span text:style-name="T14">[</text:span>21-е июля<text:span text:style-name="T14">]</text:span> — Гранд Галопин Гала</text:p>
      <text:p text:style-name="P97">[26-<text:span text:style-name="T1">е июля</text:span>]<text:span text:style-name="T1"> — совещание в зале стратегического планирования. Выдача паспорта Максу</text:span></text:p>
      <text:p text:style-name="P97"/>
      <text:h text:style-name="Heading_20_2" text:outline-level="2"><text:soft-page-break/>Прочитанные фанфики</text:h>
      <text:h text:style-name="Heading_20_3" text:outline-level="3">Эпичные</text:h>
      <text:p text:style-name="P139">Обмен ( <text:a xlink:type="simple" xlink:href="https://darkpony.ru/obmen/" text:style-name="Internet_20_link" text:visited-style-name="Visited_20_Internet_20_Link">https://darkpony.ru/obmen/</text:a> )</text:p>
      <text:p text:style-name="P140">I Dream Of Luna</text:p>
      <text:p text:style-name="P139">Розовые глазки</text:p>
      <text:p text:style-name="P14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7"/>
      <text:h text:style-name="Heading_20_2" text:outline-level="2">Идеи</text:h>
      <text:list xml:id="list2570399286338824625" text:style-name="L1">
        <text:list-item>
          <text:p text:style-name="P160">Книги:</text:p>
        </text:list-item>
      </text:list>
      <text:list xml:id="list5557324935049517985" text:style-name="L2">
        <text:list-item>
          <text:p text:style-name="P161">«Великие грифоны прошлого» - из канона (5<text:span text:style-name="T14">s8e)</text:span></text:p>
        </text:list-item>
        <text:list-item>
          <text:p text:style-name="P161">«Высшие заклинания в повседневном использовании: от песчинки до дворца»</text:p>
        </text:list-item>
        <text:list-item>
          <text:p text:style-name="P162">«Малоизвестные аспекты магии трансформаций»</text:p>
        </text:list-item>
        <text:list-item>
          <text:p text:style-name="P16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1">Дасти Вейфарер «Зебрианская культура, быт и фольклор»</text:p>
        </text:list-item>
        <text:list-item>
          <text:p text:style-name="P161">«Краткая история Эквестрии»</text:p>
        </text:list-item>
        <text:list-item>
          <text:p text:style-name="P161">«Шедевры архитектуры Эквестрии» с разделом о Кантерлотском Королевском Дворце</text:p>
        </text:list-item>
        <text:list-item>
          <text:p text:style-name="P161">«Великие дела и великие чары». Страница 893: …</text:p>
        </text:list-item>
        <text:list-item>
          <text:p text:style-name="P161">«<text:span text:style-name="T73">Природа Проклятий</text:span>» - обмен</text:p>
        </text:list-item>
        <text:list-item>
          <text:p text:style-name="P161"><text:span text:style-name="T73">«Магия для Чайников»</text:span> - обмен</text:p>
        </text:list-item>
        <text:list-item>
          <text:p text:style-name="P161"><text:span text:style-name="T73">«Энциклопедия Арканум»</text:span> - обмен</text:p>
        </text:list-item>
        <text:list-item>
          <text:p text:style-name="P161">«О Гейсах» - обмен</text:p>
        </text:list-item>
        <text:list-item>
          <text:p text:style-name="P161">«<text:span text:style-name="T73">Тайны Тайных Наук</text:span>» - обмен</text:p>
        </text:list-item>
        <text:list-item>
          <text:p text:style-name="P162">«Основы Заклятий» - обмен</text:p>
        </text:list-item>
        <text:list-item>
          <text:p text:style-name="P16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24164897867441986" text:style-name="L3">
        <text:list-item>
          <text:p text:style-name="P16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4">Селестия — переменчивая пони. В одно время не строгая, а в другое может быть такой, что страшно становится</text:p>
        </text:list-item>
        <text:list-item>
          <text:p text:style-name="P163">У Селестии были такие элементы гармонии: Магия, Доброта, Смех. У Луны — Верность, Честность, Щедрость. (ксенофазия)</text:p>
        </text:list-item>
        <text:list-item>
          <text:p text:style-name="P163"><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3">Около 820-ти лет назад будущий маг Лайтнинг Стар поступил на обучение к наставнику Тииспоту</text:p>
        </text:list-item>
        <text:list-item>
          <text:p text:style-name="P16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3">У Селестии грива и хвост развеваются и переливаются от магического шампуня</text:p>
        </text:list-item>
        <text:list-item>
          <text:p text:style-name="P163">Тело Селестии очень крепкое — может выдержать несколько тонн земли</text:p>
        </text:list-item>
        <text:list-item>
          <text:p text:style-name="P163">Дискорд намного старше принцесс, его магия сильнее ихней на голову</text:p>
        </text:list-item>
        <text:list-item>
          <text:p text:style-name="P163">Луна младше Селестии на 3 года. Сёстрам около 5000 лет. <text:span text:style-name="T73">По другим данным, Селестии около 2500 лет (Обмен).</text:span></text:p>
        </text:list-item>
        <text:list-item>
          <text:p text:style-name="P163">Принцессы начали войну с Дискордом в возрасте, когда им было около 700 лет — и продолжалась война почти сто лет</text:p>
        </text:list-item>
        <text:list-item>
          <text:p text:style-name="P163">Самый главный враг сестёр и Дискорда — скука</text:p>
        </text:list-item>
        <text:list-item>
          <text:p text:style-name="P163">В Эквестрии на одного жеребца приходится четыре - пять кобыл</text:p>
        </text:list-item>
        <text:list-item>
          <text:p text:style-name="P16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3">Селестия в первые полторы тысячи лет путешествовала — и заварила несколько войн (две — с Эквестрией, в одной была против Луны)</text:p>
        </text:list-item>
        <text:list-item>
          <text:p text:style-name="P163">Настоящий цвет гривы Селестии — клубнично-розовая. Радужный цвет гривы и хвоста поддерживается магией</text:p>
        </text:list-item>
        <text:list-item>
          <text:p text:style-name="P163">Кроме Дискорда, старше сестёр ещё старейшина драконов</text:p>
        </text:list-item>
        <text:list-item>
          <text:p text:style-name="P163">Кэйденс не прожила и 60-ти лет и является низкорожденной</text:p>
        </text:list-item>
        <text:list-item>
          <text:p text:style-name="P16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3">Народ тихо фигел от нововведений и с ещё большим ожесточением продолжал делать по-своему</text:p>
        </text:list-item>
        <text:list-item>
          <text:p text:style-name="P16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3">Когда пони женятся, они обмениваются ножными браслетами</text:p>
        </text:list-item>
        <text:list-item>
          <text:p text:style-name="P163">Светилами, кроме сестёр, могут управлять единороги (группы), Дискорд, Твайлайт и Старсвирл</text:p>
        </text:list-item>
        <text:list-item>
          <text:p text:style-name="P163">Королева Кризалис — правительница Зелёной Долины</text:p>
        </text:list-item>
        <text:list-item>
          <text:p text:style-name="P163">Мать Луны и Селестии — аликорн Лорен. Мать Дискорда — Алиса (пони-человек)</text:p>
        </text:list-item>
        <text:list-item>
          <text:p text:style-name="P163">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72"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4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5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4">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4">RnD-</text:span><text:span text:style-name="T1">зона</text:span><text:span text:style-name="T1"><text:note text:id="ftn3" text:note-class="footnote"><text:note-citation>3</text:note-citation><text:note-body><text:p text:style-name="P15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93"><text:span text:style-name="T14">– Нэш, к</text:span>ак называется наш проект?</text:p>
      <text:p text:style-name="P91"><text:span text:style-name="T8">– </text:span><text:span text:style-name="T75">Дайсон.</text:span></text:p>
      <text:p text:style-name="P91"><text:span text:style-name="T8">– </text:span><text:span text:style-name="T75">Сколько тебе лет?</text:span></text:p>
      <text:p text:style-name="P91"><text:span text:style-name="T8">– </text:span><text:span text:style-name="T75">Два года с начала запуска кластера.</text:span></text:p>
      <text:p text:style-name="P91"><text:span text:style-name="T8">– </text:span><text:span text:style-name="T75">Какой сейчас год?</text:span></text:p>
      <text:p text:style-name="P91"><text:span text:style-name="T8">– </text:span><text:span text:style-name="T24">20</text:span><text:span text:style-name="T23">18</text:span><text:span text:style-name="T75">-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93"><text:span text:style-name="T1">– </text:span>Н<text:span text:style-name="T1">эш тестовая задача номер шестнадцать</text:span>. <text:span text:style-name="T1">Выполни при дефолтных настройках.</text:span></text:p>
      <text:p text:style-name="P72">– Принял к исполнению.</text:p>
      <text:p text:style-name="P72"/>
      <text:p text:style-name="P106">«Выживание корпорации в условиях жёсткой конкуренции с ограниченными ресурсами. Случай 16».</text:p>
      <text:p text:style-name="P106"><text:soft-page-break/>…</text:p>
      <text:p text:style-name="P106">…</text:p>
      <text:p text:style-name="P106">…</text:p>
      <text:p text:style-name="P106">Решение.</text:p>
      <text:p text:style-name="P106">…</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8">, </text:span><text:span text:style-name="T5">в некоем городе живёт брадобрей, который бреет всех людей, которые не бреются сами. Вопрос: кто бреет брадобрея</text:span><text:span text:style-name="T68">?</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5">incompartible interface Analytics v.0.93 beta</text:span>”</text:p>
      <text:p text:style-name="P39">Ага, уже теплее.</text:p>
      <text:p text:style-name="P39"/>
      <text:p text:style-name="P91"><text:span text:style-name="T8">– Нэш</text:span><text:span text:style-name="T75">,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4">–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4">.</text:span></text:p>
      <text:p text:style-name="P52"/>
      <text:p text:style-name="P114">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49">***</text:p>
      <text:p text:style-name="P14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3">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7">Bionic-Hill’а</text:span>. <text:span text:style-name="T1">Разноцветное искрение снежинок в мягком свете фонарей</text:span> создавал<text:span text:style-name="T1">о</text:span> атмосферу <text:span text:style-name="T8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4">&lt;</text:span><text:span text:style-name="T78">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53">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7">Тридцать четвёртый</text:span>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94">Музыка быстрая, тревожная, надорваная и печальная (Pet Shop Boys “So Hard” ?)</text:p>
      <text:p text:style-name="P30"/>
      <text:p text:style-name="P103"><text:span text:style-name="T14">&lt;</text:span><text:span text:style-name="T1">Описание полёта через Эогипп. Удивлённый взгляд Анакорна</text:span><text:span text:style-name="T14">&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4">–</text:span> Она очнулась.</text:p>
      <text:p text:style-name="P1">Сразу стало ясно три вещи.</text:p>
      <text:p text:style-name="P1"><text:soft-page-break/>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8">…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8">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7">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6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7">верх</text:span>…</text:p>
      <text:p text:style-name="P3">– Сестра, ты идёшь? – заглянула в зал Луна.</text:p>
      <text:p text:style-name="P3">Тут м<text:span text:style-name="T14">еня, </text:span>наконец,<text:span text:style-name="T14"> стошнило. Буквально вывернуло наизнанку: из носа текло, в глазах стояли слёзы. </text:span></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 </text:span><text:span text:style-name="T1">Сахарная Ватка</text:span><text:span text:style-name="T6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7">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4">Спи, сестра моя родная,<text:line-break/>Спи. Усни.<text:line-break/>Крыльями тебя укрою,<text:line-break/>Спи. Усни.</text:p><text:p text:style-name="P154"><text:tab/>В чаще тёмной волки воют,<text:line-break/>Спи. Усни.</text:p><text:p text:style-name="P154"><text:tab/>В мрачном замке духи ноют,<text:line-break/>Спи. Усни.</text:p><text:p text:style-name="P154"><text:tab/>Сказки вечность нам читает,<text:line-break/>Спи. Усни.<text:line-break/>День осенний угасает,<text:line-break/>Спи. Усни.<text:line-break/>Помни только в сне глубоком,</text:p><text:p text:style-name="P15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4">–</text:span> <text:span text:style-name="T27">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27">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4">3. </text:span>Кантерлот</text:h>
      <text:p text:style-name="P95">Музыка медленная, фэнтезийная, средневековая, изысканая, дворцовая (стиль Dire Straits “Coyote”)</text:p>
      <text:p text:style-name="P95">&lt;Эркеры и ризалиты&gt;</text:p>
      <text:p text:style-name="P23">Глава IV. Пределы магии</text:p>
      <text:p text:style-name="P20"/>
      <text:p text:style-name="P23">Вашему покорному слуге известны четыре предела магии: </text:p>
      <text:list xml:id="list8996639148130642112" text:style-name="L4">
        <text:list-item>
          <text:p text:style-name="P16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52"><text:s/>Сколько страниц сегодня нахреначили?</text:p><text:p text:style-name="P153">– <text:span text:style-name="T1">Восемь, учитель!</text:span></text:p><text:p text:style-name="P153">– Отлично. Надиктую ещё две и сбегаешь за кофе.</text:p></text:note-body></text:note></text:span></text:p>
        </text:list-item>
      </text:list>
      <text:p text:style-name="P4"/>
      <text:p text:style-name="P10">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9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2">Дискорд исчез. Последний раз драконикуса видели, когда он на своей <text:span text:style-name="T1">золотой барже</text:span> удалялся в сторону Жеребячьих<text:span text:style-name="T27"> </text:span>гор.</text:p>
      <text:p text:style-name="P9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2">Я потянулся. Хватит на сегодня чтения. Настало время ежедневной прогулки по городу. Тем более, что у меня есть деньги.</text:p>
      <text:p text:style-name="P9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2">Так что даже на ремонт одежды и покупку необходимых в повседневной жизни мелочей у меня финансов не было. До недавнего времени. </text:p>
      <text:p text:style-name="P9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92"><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92"><text:soft-page-break/><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7">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Некоторые из <text:span text:style-name="T37">платформ </text:span><text:span text:style-name="T3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7"> И никто ж не догадывался, что она </text:span><text:span text:style-name="T38">сделана по королевскому заказу</text:span><text:span text:style-name="T37">! Её </text:span><text:span text:style-name="T38">Солнечное </text:span><text:span text:style-name="T37"><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4">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4">4. </text:span>Библиотека</text:h>
      <text:p text:style-name="P19">&lt;<text:span text:style-name="T63">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5"/>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83"><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5">–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4">– </text:span>Не забывай, человек, я — могущественный маг и правитель Эквестрии. Ко мне нужно относиться с должным уважением!</text:p>
      <text:p text:style-name="P53"><text:span text:style-name="T14">– </text:span>А то что? Превратишь в жабу? Сошлёшь на Луну? Убьёшь нахер?</text:p>
      <text:p text:style-name="P53">Аликорница сникла. Уши её опустились.</text:p>
      <text:p text:style-name="P53"><text:span text:style-name="T14">– </text:span>Макс, не надо... Ты же знаешь, я этого не сделаю.</text:p>
      <text:p text:style-name="P53"><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3"><text:span text:style-name="T14">Аликорница уселась н</text:span>а пол <text:span text:style-name="T14">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3"><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4">– </text:span>Вот, читай отсюда. <text:span text:style-name="T14">– а</text:span>ликорница подчеркнула абзац копытом.</text:p>
      <text:p text:style-name="P53"/>
      <text:p text:style-name="P55">***</text:p>
      <text:p text:style-name="P55"><text:soft-page-break/></text:p>
      <text:p text:style-name="P7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7">Но величайшая справедливость юниверсума заключается в том, что не существует безвыходных положений. Всегда есть надежда.</text:p>
      <text:p text:style-name="P7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77">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6">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7">Тумбочка.</text:span> Листок… <text:span text:style-name="T9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8">Всё пошло не так. Не могу уловить точку концентрации. Сила приложена к чему-то большему, чем лист бумаги. К чему-то неизмеримо большему. </text:span><text:span text:style-name="T9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8">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4">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90">О-О-О-О-О, НЕ-Е-Е-Е-Е-Т!!!</text:p>
      <text:p text:style-name="P90">Мой взгляд был прикован к дверце с изображением Луны, а душу леденил ужас осознания.</text:p>
      <text:p text:style-name="P90">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73" text:outline-level="2"><text:span text:style-name="T14">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5"><text:soft-page-break/>***</text:p>
      <text:p text:style-name="P53">&lt;<text:span text:style-name="T63">Depeche Mode - Painkiller</text:span>&gt;</text:p>
      <text:p text:style-name="P7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5">***</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text:span text:style-name="T103">белки</text:span>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77"/>
      <text:p text:style-name="P77">– Эй, мужик, тебе плохо?</text:p>
      <text:p text:style-name="P77">На меня озабоченно уставилась парочка, ещё недавно сидевшая ко мне спиной на скамейке.</text:p>
      <text:p text:style-name="P77">Я принял сидячее положение, беспомощно хлопая глазами. Что? Где? Как?</text:p>
      <text:p text:style-name="P77">– Сам домой доберёшься? Может, вызвать скорую?</text:p>
      <text:p text:style-name="P7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7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7">тридцатичетырёхэтажной</text:span> коробки, я б сейчас не стоял тут с гудящей башкой, пялясь на проезжающие внизу машины.</text:p>
      <text:p text:style-name="P77">Я перегнулся через перила и меня стошнило.</text:p>
      <text:p text:style-name="P77">Красавец! Мало тебе проблем с сердцем, так ты и печень, похоже, гробанул. Молодец, Анон, пей дальше!</text:p>
      <text:p text:style-name="P77">Спустившись в квартиру, я лёг на диван, натянул наушники и закрыл глаза.</text:p>
      <text:p text:style-name="P77">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4">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text:span text:style-name="T99">Охренеть! Как новенький! Да что там </text:span><text:span text:style-name="T12">— я и есть новенький! </text:span><text:span text:style-name="T13">Крутотень!</text:span></text:p>
      <text:p text:style-name="P54">– <text:span text:style-name="T100">Анонимус, прекращай висеть на ветке! – со смехом произнесла Селестия и опять закашлялась. – Нам нужно торопиться. Кое-кто ждёт нас.</text:span></text:p>
      <text:p text:style-name="P56">Я спрыгнул <text:span text:style-name="T101">вниз</text:span>. Селестия лёгкой трусцой <text:span text:style-name="T102">бежала</text:span> по парку и я без труда успевал за ней. <text:span text:style-name="T103">Лёгкие работали ритмично, как </text:span><text:span text:style-name="T33">кузнечные меха</text:span><text:span text:style-name="T103">.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span></text:p>
      <text:p text:style-name="P57">Хм. Совпадение? Не могла она видеть мою попытку, у неё глаз на затылке нет.</text:p>
      <text:p text:style-name="P57">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text:span text:style-name="T104">лучащийся весельем глаз и уголок ухмыляющегося рта.</text:span></text:p>
      <text:p text:style-name="P58">Ах ты ж!!!</text:p>
      <text:p text:style-name="P59">Я вложился в рывок, стараясь схватить негодную кобылу за хвост. <text:span text:style-name="T105">Ноги Селестии слились в одно размытое пятно и она, не сбиваясь с рыси, припустила сквозь заросли подобно белой комете в сине-зелёно-фиолетовом ореоле.</text:span></text:p>
      <text:p text:style-name="P60">– <text:span text:style-name="T105">Я вижу, твоё сердце и лёгкие стали несколько лучше после моего вмешательства, Анонимус! </text:span>–<text:span text:style-name="T105"> буквально пропела ехидная лошадь. </text:span>– <text:span text:style-name="T105">Рада, что теперь ты можешь составить мне компанию в побегушках.</text:span></text:p>
      <text:p text:style-name="P64">С этими словами Селестия припустила ещё быстрее. Невероятно, но мне удавалось не отставать! <text:span text:style-name="T106">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span></text:p>
      <text:p text:style-name="P65">Скоро ко мне пришло неудобное чувство. <text:span text:style-name="T99">Магия аликорницы подарила мне вторую юность, а вместе с ней и… . </text:span>Блин, вот только спермотоксикоза мне и не хватало! Я гнался за хохочущей аликорницей, у меня перед глазами развевался её фантастический хвост и мне в голову начали лезть пошлые мысли. А что, было бы забавно!</text:p>
      <text:p text:style-name="P65">Я помотал головой, отгоняя непристойности. <text:span text:style-name="T111">Бля, я</text:span> не конеёб! В пекло такие мысли!</text:p>
      <text:p text:style-name="P65">Селестия <text:span text:style-name="T108">обернулась ко мне</text:span>.</text:p>
      <text:p text:style-name="P61">– <text:span text:style-name="T107">Мы на месте, Анон! Луна ждёт нас.</text:span></text:p>
      <text:p text:style-name="P65">Луна? Вот уж с кем бы я хотел встречаться меньше всего!</text:p>
      <text:p text:style-name="P66">Мы вышли на небольшую полянку, окружённую кипарисами. <text:span text:style-name="T109">В центре стояла тёмная аликорница и хмуро смотрела на нас.</text:span></text:p>
      <text:p text:style-name="P62">– <text:span text:style-name="T109">Мы надеемся, что это будет Нашим последним одолжением тебе, Сестра, относительно сего примата! Мы делаем это только из Нашей к тебе привязанности!</text:span></text:p>
      <text:p text:style-name="P63">– <text:span text:style-name="T110">Обещаю тебе, Луна. </text:span>– <text:span text:style-name="T110">склонила голову Селестия. </text:span>– <text:span text:style-name="T110">Я уверена, что ты не пожалеешь об этой уступке. Если Анон — тот, кого мы ищем, ему не составит труда узреть Откровение.</text:span></text:p>
      <text:p text:style-name="P67"><text:soft-page-break/>Аликорны повернулись ко мне. <text:span text:style-name="T111">Мне стало дико неуютно.</text:span></text:p>
      <text:p text:style-name="P68">Что ещё за хрень они придумали творить со мной?</text:p>
      <text:p text:style-name="P53"/>
      <text:p text:style-name="P53"/>
      <text:p text:style-name="P43">&lt;<text:span text:style-name="T1">Селестия ведёт Анона к полянке, где их уже ждёт Луна — чтобы преподать ему урок снопроходчества</text:span>&gt;</text:p>
      <text:p text:style-name="P53"/>
      <text:p text:style-name="P53">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lt;<text:span text:style-name="T1">цель вставки — </text:span></text:p>
      <text:p text:style-name="P53">б) Сел излечивает Анона от наркомании</text:p>
      <text:p text:style-name="P53">в) Анон <text:s/>чувствует влечение к Сел</text:p>
      <text:p text:style-name="P53">д) Сел пытается узнать у Анона, что он хочет (спрашивает про желание снопроходчества)</text:p>
      <text:p text:style-name="P53">а) встреча Анона с Агамемноном, обучение того матюкам</text:p>
      <text:p text:style-name="P43">&gt;</text:p>
      <text:p text:style-name="P43"/>
      <text:p text:style-name="P35"><text:span text:style-name="T37">&lt;</text:span><text:span text:style-name="T1">Анон не успел увидеть подробности</text:span><text:span text:style-name="T37">&gt;</text:span></text:p>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4">&gt;</text:span></text:p>
      <text:p text:style-name="P35"><text:span text:style-name="T76">&lt;</text:span><text:span text:style-name="T9">Селестия лечит Макса в Кантерлоте от болячек и наркозависимости по-настоящему </text:span><text:span text:style-name="T76">(</text:span><text:span text:style-name="T9">перебирает на себя его болячки</text:span><text:span text:style-name="T76">)</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6">&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7">Селестия объясняет Анону происхождение надписина обратной стороне Луны — шалости Луны во время заточения</text:span>&gt;</text:p>
      <text:p text:style-name="P53"><text:soft-page-break/></text:p>
      <text:p text:style-name="P53"/>
      <text:p text:style-name="P53"/>
      <text:p text:style-name="P55">***</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77">День 137344</text:p>
      <text:p text:style-name="P7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7">…</text:p>
      <text:p text:style-name="P77">День 287651</text:p>
      <text:p text:style-name="P7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7">…</text:p>
      <text:p text:style-name="P77">День 364886</text:p>
      <text:p text:style-name="P77">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72" text:outline-level="2">6. Стыд</text:h>
      <text:p text:style-name="P53">&lt;<text:span text:style-name="T94">Mylene Farmer — L`Ame-Stram-Gram</text:span>&gt;</text:p>
      <text:p text:style-name="P77">~~~ Завтра на семь в библиотеке ~~~</text:p>
      <text:p text:style-name="P77"/>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8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1">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81">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5">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70">&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4">— умение делегировать полномочия. Вечером того же дня я села за письменный стол.</text:span></text:p>
      <text:p text:style-name="P43">“<text:span text:style-name="T2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4">—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text:soft-page-break/>–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4">ctg(Pi/4)-6)/(ln(e)-sin(0))</text:span></text:h>
      <text:p text:style-name="P98">Mark Knopfler — Hill Farmers Blues — или на следующую главу (прощание)</text:p>
      <text:p text:style-name="P53"/>
      <text:p text:style-name="P7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4">— оставить тебе напутствие.</text:span></text:p>
      <text:p text:style-name="P77"><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7"><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7">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77">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7">Удачи!</text:p>
      <text:p text:style-name="P77"/>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oft-page-break/><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7"> </text:span><text:span text:style-name="T48">— вся архитектура явно </text:span><text:span text:style-name="T39">была </text:span><text:span text:style-name="T48">заточена под крылатых. Таких, для которых приземлиться на балкон в тронном зале или уйти через портик на крыше</text:span><text:span text:style-name="T67"> </text:span><text:span text:style-name="T48">— обычное дело. </text:span><text:span text:style-name="T67">Хорошо, что ежедневные посещения каретной мастерской подняли мой тонус, изрядно посаженный сидячим образом жизни.</text:span></text:p>
      <text:p text:style-name="P1"><text:span text:style-name="T6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8">— книжный шкаф и напольная подставка для чтения с </text:span><text:span text:style-name="T39">упором в виде </text:span><text:span text:style-name="T48">голов</text:span><text:span text:style-name="T39">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8"> </text:span><text:span text:style-name="T39">Его центр занимал высокий </text:span><text:span text:style-name="T48">кругл</text:span><text:span text:style-name="T39">ый</text:span><text:span text:style-name="T48"> </text:span><text:span text:style-name="T39">футон</text:span><text:span text:style-name="T48"> </text:span><text:span text:style-name="T39">с</text:span><text:span text:style-name="T48"> велик</text:span><text:span text:style-name="T39">им</text:span><text:span text:style-name="T48"> множество</text:span><text:span text:style-name="T39">м</text:span><text:span text:style-name="T48"> подушек. Среди них я с удивлением заметил плюшевую единорожку </text:span><text:span text:style-name="T39">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 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4">—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5">Мне печалиться не стоит</text:p><text:p text:style-name="P155">Жизнь прекрасна и ярка</text:p><text:p text:style-name="P155">Телом молода, душою —</text:p><text:p text:style-name="P155">Как дракон морской мудра</text:p><text:p text:style-name="P155"/><text:p text:style-name="P155">Я видала взлёт империй,</text:p><text:p text:style-name="P155">Я жила среди легенд,</text:p><text:p text:style-name="P155">Древней магии мистерий</text:p><text:p text:style-name="P155">Я прилежнейший студент</text:p><text:p text:style-name="P155"/><text:p text:style-name="P155">Обожаема народом,</text:p><text:p text:style-name="P155">Уважаема врагом,</text:p><text:p text:style-name="P155">Но друзей моих немного,</text:p><text:p text:style-name="P155">Гложет душу холодом</text:p><text:p text:style-name="P155"/><text:p text:style-name="P155">Одинока и печальна,</text:p><text:p text:style-name="P155">Недоступна и строга,</text:p><text:p text:style-name="P155">Потеряла изначальный</text:p><text:p text:style-name="P155">Смысл жизни навсегда</text:p><text:p text:style-name="P155"/><text:p text:style-name="P155">Жизнь моя теперь публична,</text:p><text:p text:style-name="P155">Жизнь моя теперь для всех,</text:p><text:p text:style-name="P155">В этом — горе, в этом — счастье,</text:p><text:p text:style-name="P15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4">–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4">–</text:span> А водку у вас принято пить?</text:p>
      <text:p text:style-name="P41"><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3"><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4">– Это ты называешь “дружбой”? – с </text:span>улыбкой хмыкнул<text:span text:style-name="T14"> я. – </text:span>Мне нравится твоё чувство юмора.</text:p>
      <text:p text:style-name="P53">Аликорница нахмурилась.</text:p>
      <text:p text:style-name="P53"><text:span text:style-name="T14">–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5">***</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8">– </text:span><text:span text:style-name="T39">Говорят, в Додж-сити почти не осталось жителей. В местном депо перестали обслуживать паровозы из-за отсутствия рабочих. Старик </text:span><text:span text:style-name="T48">–</text:span><text:span text:style-name="T3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8">– </text:span><text:span text:style-name="T53">А из Пинто Крика уже месяц нет новостей...</text:span></text:p>
      <text:p text:style-name="P3"><text:span text:style-name="T48">– </text:span><text:span text:style-name="T5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53">– </text:span>“<text:span text:style-name="T1">Что я могу сделать, чтобы вернуть всё назад?</text:span>”</text:p>
      <text:p text:style-name="P16"><text:span text:style-name="T53">– </text:span><text:span text:style-name="T39">Так и сказала?</text:span></text:p>
      <text:p text:style-name="P1"><text:span text:style-name="T48">– </text:span><text:span text:style-name="T39">Да, </text:span><text:span text:style-name="T40">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3">– </text:span><text:span text:style-name="T39">Что бы это значило, Флер?</text:span></text:p>
      <text:p text:style-name="P16"><text:span text:style-name="T53">– </text:span><text:span text:style-name="T3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8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3">– Куда проваливаться?</text:p>
      <text:p text:style-name="P83">– Они не знают. В тех провалах не видно дна...</text:p>
      <text:p text:style-name="P83">…</text:p>
      <text:p text:style-name="P8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3">– Леди и джентльпони! Приём окончен! Её Высочество Принцесса Селестия будет рада видеть <text:s/>вас в следующую среду!</text:p>
      <text:p text:style-name="P8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7">—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9">&lt;</text:span><text:span text:style-name="T72">Mark Knopfler - </text:span><text:span text:style-name="T71">Hill Farmer's Blues</text:span><text:span text:style-name="T49">&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7">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7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7">– Ма-а-ам, а со мной связан элементаль?</text:p>
      <text:p text:style-name="P77">–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7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7">Так возникли аликорны.</text:p>
      <text:p text:style-name="P7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77">Имя её было Селестия.</text:p>
      <text:p text:style-name="P77">За ней последовала и сестра её, <text:span text:style-name="T14">Луна</text:span>.</text:p>
      <text:p text:style-name="P7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7">То есть, всегда.</text:p>
      <text:p text:style-name="P77">Тут и сказке конец. А теперь, Эйприл, залазь на полку и закрывай глазки.</text:p>
      <text:p text:style-name="P77">– Ну ма-а-ам! Раскажи ещё что-нибудь! Про Сомбру!</text:p>
      <text:p text:style-name="P77">–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77">– А почему только тебя? А меня? А дядю-<text:span text:style-name="T81">мино</text:span>тавра?</text:p>
      <text:p text:style-name="P77">– <text:s/>Тебя забрать я ему не дам. А в дядю не тыкай копытом, это невежливо! Спи уже, моя маленькая!</text:p>
      <text:p text:style-name="P77"><text:soft-page-break/>– Поцелуй меня на ночь, мам!</text:p>
      <text:p text:style-name="P77">– Конечно, моя хорошая...</text:p>
      <text:p text:style-name="P77"/>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99">&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8">–</text:span><text:span text:style-name="T39">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9">пони-</text:span><text:span text:style-name="T48">исчезновений уже год. Почту за честь работать </text:span><text:span text:style-name="T39">под твоим руководством</text:span><text:span text:style-name="T48">. Подожди немного, я </text:span><text:span text:style-name="T39">от</text:span><text:span text:style-name="T48">систематизирую нужную информацию и расскажу тебе, насколько далеко смогла продвинуться.</text:span></text:p>
      <text:p text:style-name="P41">“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5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3"><text:span text:style-name="T14">–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7">– Ага, он был закладкой в четвёртом номере «PlayMare», в разделе «Тридцать две позы, которые удивят вашу френдпони».</text:p>
      <text:p text:style-name="P77">– Спайк! Немедленно ложись спать!</text:p>
      <text:p text:style-name="P77">– Уже иду. Кукурузу доем только и иду.</text:p>
      <text:p text:style-name="P77">– Кстати, а почему Индрэ считали одержимым?</text:p>
      <text:p text:style-name="P7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77">– Так у вас знают про людей? Вот это новость!. В Кантерлоте, да и в Понивилле все обращаются со мной, как с диковинкой.</text:p>
      <text:p text:style-name="P7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7">–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3">Я уселась на пуфике, а подруги заняли места на матрасах…</text:p>
      <text:p text:style-name="P77"/>
      <text:p text:style-name="P77">– Спайк, будь добр, принеси дневник эксперимента. Он в подвале, за шкафом с ретортами, в...</text:p>
      <text:p text:style-name="P77">– В сейфе, я в курсе.</text:p>
      <text:p text:style-name="P77"/>
      <text:p text:style-name="P78">***</text:p>
      <text:p text:style-name="P95">&lt;Seal — Amazing <text:span text:style-name="T1">(T</text:span><text:span text:style-name="T14">hin White Duke Remix)</text:span>&gt;</text:p>
      <text:p text:style-name="P77">Дата: 12.04.1003 А.С.</text:p>
      <text:p text:style-name="P77">Эксперимент: заклинание Воплощения Индрэ</text:p>
      <text:p text:style-name="P77">Испытуемая: Эпплджек</text:p>
      <text:p text:style-name="P77">Синопсис: запись сна со слов испытуемой</text:p>
      <text:p text:style-name="P77">Замечания: замечаний нет</text:p>
      <text:p text:style-name="P77"/>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9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2">—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7">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7"/>
      <text:p text:style-name="P77">Примечания: ПипБак? Стойло? Двойники? Параллельные Эквестрии?</text:p>
      <text:p text:style-name="P1"/>
      <text:p text:style-name="P2">***</text:p>
      <text:p text:style-name="P1"/>
      <text:p text:style-name="P77">Дата: 12.04.1003 А.С.</text:p>
      <text:p text:style-name="P77">Эксперимент: заклинание Воплощения Индрэ</text:p>
      <text:p text:style-name="P77">Испытуемая: Рэйнбоу Дэш</text:p>
      <text:p text:style-name="P77">Синопсис: описание пробуждения испытуемой</text:p>
      <text:p text:style-name="P77">Замечания: испытуемая отказалась дать описание сна. «Гы-гы... Фигасе... Человеки рулят...» <text:span text:style-name="T17">—</text:span><text:span text:style-name="T18"> </text:span><text:span text:style-name="T75">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74">d.notive — Talking Flight</text:span>&gt;</text:p>
      <text:p text:style-name="P77">Дата: 12.04.1003 А.С.</text:p>
      <text:p text:style-name="P77">Эксперимент: заклинание Воплощения Индрэ</text:p>
      <text:p text:style-name="P77">Испытуемая: Рэрити</text:p>
      <text:p text:style-name="P77"><text:soft-page-break/>Синопсис: запись сна со слов испытуемой</text:p>
      <text:p text:style-name="P77">Замечания: замечаний нет</text:p>
      <text:p text:style-name="P77"/>
      <text:p text:style-name="P1"><text:span text:style-name="T39">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2">чёрный экран?</text:span></text:p>
      <text:p text:style-name="P50"/>
      <text:p text:style-name="P55">***</text:p>
      <text:p text:style-name="P53"/>
      <text:p text:style-name="P77">Дата: 12.04.1003 А.С.</text:p>
      <text:p text:style-name="P77">Эксперимент: заклинание Воплощения Индрэ</text:p>
      <text:p text:style-name="P77">Испытуемая: Пинки Пай</text:p>
      <text:p text:style-name="P77">Синопсис: описание пробуждения испытуемой</text:p>
      <text:p text:style-name="P77">Замечания: испытуемая отказалась дать описание сна.</text:p>
      <text:p text:style-name="P77"/>
      <text:p text:style-name="P7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7"/>
      <text:p text:style-name="P77">Примечания: через месяц волосы Пинки пришли в обычное состояние, хотя при встрече с Рэйнбоу Дэш она по прежнему прячет глаза.</text:p>
      <text:p text:style-name="P77"/>
      <text:p text:style-name="P78">***</text:p>
      <text:p text:style-name="P77"/>
      <text:p text:style-name="P77">Дата: 12.04.1003 А.С.</text:p>
      <text:p text:style-name="P77">Эксперимент: заклинание Воплощения Индрэ</text:p>
      <text:p text:style-name="P77"><text:soft-page-break/>Испытуемая: Флаттершай</text:p>
      <text:p text:style-name="P77">Синопсис: описание пробуждения испытуемой</text:p>
      <text:p text:style-name="P7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7"/>
      <text:p text:style-name="P77">* Примечания: при виде кексиков истерика случилась с Пинки Пай.</text:p>
      <text:p text:style-name="P77"/>
      <text:p text:style-name="P2">***</text:p>
      <text:p text:style-name="P1"/>
      <text:p text:style-name="P23">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102"/>
      <text:h text:style-name="Heading_20_2" text:outline-level="2">12. День сурка</text:h>
      <text:p text:style-name="P16">&lt;<text:span text:style-name="T6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8">—</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oft-page-break/><text:span text:style-name="T39">–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8"> </text:span><text:span text:style-name="T39">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0"><text:span text:style-name="T48">– Я </text:span><text:span text:style-name="T53">всегда буду оставаться в тени. </text:span><text:span text:style-name="T48">– </text:span><text:span text:style-name="T53">хлюпала единорожка. </text:span><text:span text:style-name="T48">–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112"><text:span text:style-name="T14">– </text:span>Ты?!</text:p>
      <text:p text:style-name="P112"><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2"><text:span text:style-name="T14">– М</text:span>ожет тогда, ты скажешь, что в нём пошло не так и почему к вам попал я, а не сверхаликорн?</text:p>
      <text:p text:style-name="P112"><text:span text:style-name="T14">– </text:span>Не скажу. Заклинания Стар Свирла Бородатого обычно если срабатывают, то без ошибок.</text:p>
      <text:p text:style-name="P53"><text:span text:style-name="T14">– Если </text:span>только <text:span text:style-name="T14">их правильно вызывают. – </text:span>пробурчал Спайк, возвращаясь в корзинку.</text:p>
      <text:p text:style-name="P41"><text:span text:style-name="T14">–</text:span> <text:span text:style-name="T1">Эмм. </text:span>Что он имел ввиду?</text:p>
      <text:p text:style-name="P41"><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5">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41"><text:span text:style-name="T14">– </text:span><text:span text:style-name="T1">Да, завершилось всё препаршиво. Принцесса Луна сказала, лучше бы её обратно на Луну закинули.</text:span></text:p>
      <text:p text:style-name="P41"><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4">– </text:span><text:span text:style-name="T1">Хм. Нет.</text:span></text:p>
      <text:p text:style-name="P41"><text:span text:style-name="T14">– </text:span><text:span text:style-name="T1">А друзья?</text:span></text:p>
      <text:p text:style-name="P41"><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9">.</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5">Чужестранец-примат разбил сердце нашей обожаемой Селестии! Двор в отчаянии </text:span><text:span text:style-name="T17">— </text:span><text:span text:style-name="T35">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4">– </text:span>Привет, Эй-Джей! У тебя проблемы?</text:p>
      <text:p text:style-name="P53"><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4">–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4">–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4">– Г</text:span>отово. Принимай работу, хозяйка!</text:p>
      <text:p text:style-name="P53">Эпплджек стиснула меня в сокрушающих объятиях.</text:p>
      <text:p text:style-name="P53"><text:soft-page-break/><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4">–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4">–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75">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75">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4">– </text:span>Свободно? <text:span text:style-name="T14">– </text:span>спросил я у единственной пони, сидящей за столиком.</text:p>
      <text:p text:style-name="P53"><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4">– <text:s/></text:span>Пирог с грибами, яишницу и чизкейк<text:span text:style-name="T14"> – </text:span>сообщил я подошедшей официантке.</text:p>
      <text:p text:style-name="P53"><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3"><text:span text:style-name="T14">– </text:span>И салат «по-Кантерлотски».</text:p>
      <text:p text:style-name="P69">Пока я ел, пони мрачно смотрела на меня, положив голову на стол. Мне стало неловко от её тяжёлого взгляда и я попытался завести разговор.</text:p>
      <text:p text:style-name="P69"><text:span text:style-name="T14">– </text:span>Вы, наверное, ждёте кого-то?</text:p>
      <text:p text:style-name="P69"><text:span text:style-name="T14">– </text:span>Неа.</text:p>
      <text:p text:style-name="P69"><text:span text:style-name="T14">– </text:span>Просто обедаете?</text:p>
      <text:p text:style-name="P69"><text:span text:style-name="T14">– </text:span>Неа.</text:p>
      <text:p text:style-name="P69"><text:span text:style-name="T14">– </text:span>Просто сидите и мрачно смотрите на меня?</text:p>
      <text:p text:style-name="P69"><text:span text:style-name="T14">– </text:span>Неа.</text:p>
      <text:p text:style-name="P69">Хм, а эта пони не из разговорчивых. Ну ладно.</text:p>
      <text:p text:style-name="P69"><text:span text:style-name="T14">– </text:span>А что же вы делаете?</text:p>
      <text:p text:style-name="P69"><text:span text:style-name="T14">– </text:span>Веселюсь. <text:span text:style-name="T14">– </text:span>мрачно заявила пони.</text:p>
      <text:p text:style-name="P69"><text:span text:style-name="T14">– </text:span>Если я вас достал, то так и скажите. Извините.</text:p>
      <text:p text:style-name="P69"><text:soft-page-break/>Я продолжил есть молча.</text:p>
      <text:p text:style-name="P69">Неожиданно пони улыбнулась и подмигнула мне. Её сморщенная мордочка разгладилась и стала весьма милой.</text:p>
      <text:p text:style-name="P69"><text:span text:style-name="T14">– </text:span>Привет, Анон!</text:p>
      <text:p text:style-name="P69">Вот дискорд! То есть, чёрт! Обитатели этого городка в который раз поражали меня своей проницательностью. У меня на лбу написано, что ли?!</text:p>
      <text:p text:style-name="P69"><text:span text:style-name="T14">– </text:span>Мы с вами раньше встречались?</text:p>
      <text:p text:style-name="P69"><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9"><text:span text:style-name="T14">– </text:span>Оставь, Салвер.<text:span text:style-name="T14"> </text:span>Ему за счёт заведения.</text:p>
      <text:p text:style-name="P53"><text:span text:style-name="T14">– </text:span>Ясно, мисс Пинки. <text:span text:style-name="T14">– </text:span>официантка кивнула и ушла.</text:p>
      <text:p text:style-name="P53"><text:span text:style-name="T14">– Ч</text:span>его-о-о?<text:span text:style-name="T14"> </text:span>Так это твой бар?</text:p>
      <text:p text:style-name="P53"><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3"><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4">– </text:span>У меня есть идея получше. <text:span text:style-name="T14">– </text:span>на свет показалась фляга Большого Макинтоша.</text:p>
      <text:p text:style-name="P53"><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4">– </text:span>Починил телегу. Только молчок про самогон, раз уж ты в курсе. <text:span text:style-name="T14">– </text:span>я разлил сидр по чашкам.</text:p>
      <text:p text:style-name="P53"><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4">–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4">– У </text:span>тебя такая смешная мордочка! <text:span text:style-name="T14">– </text:span>захихикали Пинки, покачиваясь. <text:span text:style-name="T14">– </text:span>Как будто ты <text:span text:style-name="T75">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4">– </text:span>Эммм... Скажи-ка мне, мой друг П-п-пинки... Легенда про фаэри <text:span text:style-name="T18">— </text:span><text:span text:style-name="T75">эт правда?</text:span></text:p>
      <text:p text:style-name="P53"><text:span text:style-name="T18">– </text:span><text:span text:style-name="T75">Какая из? Их много, вообще-то. Ик!</text:span></text:p>
      <text:p text:style-name="P53"><text:span text:style-name="T18">– </text:span><text:span text:style-name="T75">Про принцесс. Про то, что они фаэри, спустившиеся с неба во плоти, чтоб помогать пони управлять Эквестрией?</text:span></text:p>
      <text:p text:style-name="P53"><text:span text:style-name="T18">– </text:span><text:span text:style-name="T75">Макс, </text:span><text:span text:style-name="T18">– </text:span><text:span text:style-name="T75">захихикала Пинки, взъерошив копытами розовые кудряшки и попытавшись соорудить из них бороду, </text:span><text:span text:style-name="T18">– </text:span><text:span text:style-name="T7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8">– </text:span><text:span text:style-name="T75">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8">– </text:span><text:span text:style-name="T75">Ты что-о-о! Нельзя любить фаэри! Она похитит твоё сердце, и ты будешь искать её, пока не... </text:span><text:span text:style-name="T18">– </text:span><text:span text:style-name="T75">Пинки погрузилась в так и не съеденный салат «по-Кантерлотски» и захрапела.</text:span></text:p>
      <text:p text:style-name="P53"><text:span text:style-name="T18">– </text:span><text:span text:style-name="T75">Пока не умру?</text:span></text:p>
      <text:p text:style-name="P53"><text:span text:style-name="T18">– </text:span><text:span text:style-name="T75">Нет, глупенький, </text:span><text:span text:style-name="T18">– </text:span><text:span text:style-name="T75">пробулькала Пинки из миски. </text:span><text:span text:style-name="T18">– </text:span><text:span text:style-name="T75">Пока не найдёшь.</text:span></text:p>
      <text:p text:style-name="P7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7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70">Холодок незаметно прокрался мне в душу и прояснил мозги. Я кинул взгляд на часы на стене. Было без десяти шесть.</text:p>
      <text:p text:style-name="P70">Бля!</text:p>
      <text:p text:style-name="P7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70">БАМММ!!!</text:p>
      <text:p text:style-name="P7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70"><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70"><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70"><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70"><text:span text:style-name="T14">– </text:span>У нас?</text:p>
      <text:p text:style-name="P7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7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70">Но недостаточное.</text:p>
      <text:p text:style-name="P7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70"><text:span text:style-name="T14">– </text:span>Стооой! <text:span text:style-name="T14">– </text:span>заорал я. <text:span text:style-name="T14">– </text:span>Выпрыгивай из бочки!!!</text:p>
      <text:p text:style-name="P70">Кобылка-пилот улыбнулась и постукала копытцем по шлему, показывая, что не слышит меня.</text:p>
      <text:p text:style-name="P70"><text:span text:style-name="T14">– </text:span>Выпрыгивааа... <text:span text:style-name="T14">– </text:span>мой крик утонул в рёве рвущихся фейерверков.</text:p>
      <text:p text:style-name="P7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7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70"><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70">Поняшка ткнула в бок белоснежную пони-единорога. Та раскрыла глаза и осмотрелась.</text:p>
      <text:p text:style-name="P70"><text:span text:style-name="T14">– </text:span>Смотри, вот те и ответ на вопрос, куда деваются пони!</text:p>
      <text:p text:style-name="P70"><text:span text:style-name="T14">– </text:span>Где? <text:span text:style-name="T14">– </text:span>единорожка начала оглядываться.</text:p>
      <text:p text:style-name="P70"><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70"><text:span text:style-name="T14">– </text:span>И что? Я всё равно не пойму, куда пони деваются? И куда пропала Скуталу?</text:p>
      <text:p text:style-name="P70"><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7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70"><text:soft-page-break/></text:p>
      <text:p text:style-name="P7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79">Приветствую тебя, мой маленький человек!</text:p>
      <text:p text:style-name="P7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79"><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8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7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7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9">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9">«<text:span text:style-name="T14">P.S. Н</text:span>е гневите мироздание воровством! <text:span text:style-name="T35">Обмен рулит</text:span>!»</text:p>
      <text:p text:style-name="P7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9">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79"/>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7"/>
      <text:h text:style-name="Heading_20_2" text:outline-level="2">13. Мэйнхэттен</text:h>
      <text:p text:style-name="P101">ZZ Top – Gimme all your lovin</text:p>
      <text:p text:style-name="P101">Mothley Crue – Kick Start My Heart</text:p>
      <text:p text:style-name="P70"><text:soft-page-break/><text:span text:style-name="T14">– </text:span>Попробуй ещё раз. Может, сбой соединения.</text:p>
      <text:p text:style-name="P7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70"><text:span text:style-name="T14">– </text:span>Не отсылается. Глюк какой-то.</text:p>
      <text:p text:style-name="P7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70"><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70"><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70"/>
      <text:p text:style-name="P71">***</text:p>
      <text:p text:style-name="P7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70"><text:span text:style-name="T14">– </text:span>Это неправильно! <text:span text:style-name="T14">– </text:span>заявила Рэйнбоу Дэш, отвернувшись от окна.</text:p>
      <text:p text:style-name="P70"><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70"><text:span text:style-name="T14">– </text:span>Да я не про то! <text:span text:style-name="T14">– </text:span>отмахнулась пегаска. <text:span text:style-name="T14">– </text:span>Посмотри на поле.</text:p>
      <text:p text:style-name="P70"><text:span text:style-name="T14">– </text:span>И что? Поле как поле.</text:p>
      <text:p text:style-name="P70"><text:span text:style-name="T14">– </text:span>Оно не убрано. <text:span text:style-name="T14">– </text:span>мрачно ответила пегаска. <text:span text:style-name="T14">– </text:span>Ужас, сколько кукурузы пропадает!</text:p>
      <text:p text:style-name="P70">Я присмотрелся получше и указал ей на очередной городок, проносящийся за окном.</text:p>
      <text:p text:style-name="P70"><text:span text:style-name="T14">– </text:span>У самого посёлка поля убраны. Наверняка дойдёт дело и до остальных.</text:p>
      <text:p text:style-name="P70"><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7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70"><text:span text:style-name="T14">– </text:span>Спасибо, но от пинкиных плюшек у меня фланки округляются.</text:p>
      <text:p text:style-name="P70"><text:span text:style-name="T14">– </text:span>Да ладно тебе, Рэйнбоу Дэш! От одной не округлятся.</text:p>
      <text:p text:style-name="P70"><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70">За окном несколько пони работали на поле. Что-то странное было в их деятельности.<text:span text:style-name="T14"> </text:span>Как будто…</text:p>
      <text:p text:style-name="P70"><text:soft-page-break/><text:span text:style-name="T14">– О</text:span>но и понятно, что поля не убраны. Откуда ж им быть убранными, когда на двух работающих пони целая толпа бездельников!</text:p>
      <text:p text:style-name="P7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70"><text:span text:style-name="T14">– </text:span>Они паслись… Ты можешь себе представить? Макс! Они ПАСЛИСЬ! Ели траву, как какие-то дикари! Фигня какая-то…</text:p>
      <text:p text:style-name="P7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70">…</text:p>
      <text:p text:style-name="P70">ВЖИИИИИИИИИ!!!</text:p>
      <text:p text:style-name="P7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70"><text:span text:style-name="T14">– </text:span>Что за…?</text:p>
      <text:p text:style-name="P13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70"><text:span text:style-name="T14">– </text:span>Леди и джентльпони! Просьба не паниковать! Поезд дальше не идёт: впереди провал! <text:span text:style-name="T14">– </text:span>крикнул проводник.</text:p>
      <text:p text:style-name="P70"><text:span text:style-name="T14">– </text:span>Какой ещё, в дышло, провал? Я проезжал тут два дня назад!</text:p>
      <text:p text:style-name="P70"><text:span text:style-name="T14">– </text:span>Безобразие! Верните мне деньги за билет!</text:p>
      <text:p text:style-name="P70"><text:span text:style-name="T14">– </text:span>Как вы смеете! Я опоздаю в порт! <text:s/><text:span text:style-name="T14">– </text:span>послышались выкрики в толпе.</text:p>
      <text:p text:style-name="P70">Проводник — седой земнопони стального цвета — поставил фонарь на пол и вытер со лба пот.</text:p>
      <text:p text:style-name="P70"><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70">Я осторожно подошёл к краю и глянул вниз. </text:p>
      <text:p text:style-name="P7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70"><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7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70"><text:span text:style-name="T14">– </text:span>Дэш, нам надо на ту сторону.</text:p>
      <text:p text:style-name="P70"><text:span text:style-name="T14">– </text:span>Нет проблем. Я могу тебя перенести.</text:p>
      <text:p text:style-name="P70">Я с сомнением посмотрел на пегаску. Дэш в холке была мне по пояс.</text:p>
      <text:p text:style-name="P70"><text:span text:style-name="T14">– </text:span>Ты точно в этом уверена?</text:p>
      <text:p text:style-name="P70"><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70"><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70">Мля.</text:p>
      <text:p text:style-name="P70"><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70">Пегаска почесала затылок и заметила.</text:p>
      <text:p text:style-name="P70"><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7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70">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70">…</text:p>
      <text:p text:style-name="P7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7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70">Разумеется, я посмотрел вниз.</text:p>
      <text:p text:style-name="P7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70">…</text:p>
      <text:p text:style-name="P70">Я валялся на насыпи и трясся как в лихорадке. От пережитого шока меня тошнило. Ёбаная Селестия!</text:p>
      <text:p text:style-name="P70"><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7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70"><text:span text:style-name="T14">– </text:span>Я чувствую, что только что упустил отличную возможность отлить на вселенную!</text:p>
      <text:p text:style-name="P70"><text:soft-page-break/></text:p>
      <text:p text:style-name="P7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70"><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8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4">прочитал охранник, близоруко щурясь.</text:span></text:p>
      <text:p text:style-name="P70"><text:span text:style-name="T14">– </text:span>Удостоверение личности предъявлять? <text:span text:style-name="T14">– </text:span>осведомился я.</text:p>
      <text:p text:style-name="P70"><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70">Бляяя!!! Ах ты ж!!!</text:p>
      <text:p text:style-name="P70">Хлопнула освобождённая дверь, изнутри клацнула щеколда.</text:p>
      <text:p text:style-name="P70"><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70">Дэш, ни слова не говоря, прислонила ухо к двери.</text:p>
      <text:p text:style-name="P70"><text:span text:style-name="T14">– </text:span>Будешь смеяться, но именно этим он и занят. Вызывает полицию по телефону. <text:span text:style-name="T14">– </text:span>сообщила пегаска.</text:p>
      <text:p text:style-name="P70"><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70">Пегаска продолжала слушать. Потом глаза её округлились от удивления.</text:p>
      <text:p text:style-name="P70"><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70">Ну охренеть! Я что, нанёс моральную травму охраннику своим видом? Добро пожаловать в Эквестрию, страну дружбы и пони!</text:p>
      <text:p text:style-name="P70"><text:span text:style-name="T14">– </text:span>Сколько у нас времени?</text:p>
      <text:p text:style-name="P70">Дэш почесала в затылке.</text:p>
      <text:p text:style-name="P70"><text:soft-page-break/><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70">Я с наслаждением захреначил ногой в стеклянную дверь павильона. Осколки стекла брызнули во все стороны.</text:p>
      <text:p text:style-name="P70"><text:span text:style-name="T14">– </text:span>Тогда давай сначала обыщем контору. Если уж полиция всё равно едет сюда, так пусть у них хотя бы будет повод!</text:p>
      <text:p text:style-name="P70"/>
      <text:p text:style-name="P71">***</text:p>
      <text:p text:style-name="P70"/>
      <text:p text:style-name="P70">Разумеется, полиция приехала, как только мы обнаружили эти чёртовы резонаторы — иначе ж и быть не могло!</text:p>
      <text:p text:style-name="P70"/>
      <text:p text:style-name="P70">…</text:p>
      <text:p text:style-name="P70"/>
      <text:p text:style-name="P70">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70"><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70">Снаружи послышался вой сирены и цокот множества копыт.</text:p>
      <text:p text:style-name="P70"><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70">Пиздец! Мы с Дэш переглянулись.</text:p>
      <text:p text:style-name="P70"><text:span text:style-name="T14">– </text:span>Это твои двадцать минут? <text:span text:style-name="T14">– </text:span>возмутился я. <text:span text:style-name="T14">– </text:span>Да ещё и десяти не прошло!</text:p>
      <text:p text:style-name="P70">Дэш вымучено скривилась.</text:p>
      <text:p text:style-name="P70"><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70">Я разбил топором стеклянные дверцы прибора и вытащил рубины.</text:p>
      <text:p text:style-name="P70"><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70">Пегаска отрицательно помотала головой.</text:p>
      <text:p text:style-name="P70"><text:span text:style-name="T14">– </text:span>Ну уж фигушки. Я тебя тут не оставлю.</text:p>
      <text:p text:style-name="P70"><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70"><text:span text:style-name="T14">– Н</text:span>е тупи! <text:span text:style-name="T14">– </text:span>упрямо мотнула головой пегаска. <text:span text:style-name="T14">– </text:span>Всё изменилось. Никто тебя не вытащит.</text:p>
      <text:p text:style-name="P7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70"><text:soft-page-break/><text:span text:style-name="T14">– </text:span>Быстро за мной! <text:span text:style-name="T14">– </text:span>скомандовала пегаска, помчавшись к лестнице в офисные этажи.</text:p>
      <text:p text:style-name="P70">Я припустил было за ней, потом вернулся и поднял над головой раскуроченный ускоритель.</text:p>
      <text:p text:style-name="P70"><text:span text:style-name="T14">– Ю-</text:span>хууу<text:span text:style-name="T14">!!!</text:span></text:p>
      <text:p text:style-name="P7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70">На последнем этаже пегаска стояла в коридоре, с сомнением обозревая ряд дверей.</text:p>
      <text:p text:style-name="P70"><text:span text:style-name="T14">– </text:span>Где-то тут должна быть дверь на крышу. Не могли же они залазить туда по пожарной лестнице?</text:p>
      <text:p text:style-name="P7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7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70"><text:span text:style-name="T14">– </text:span>Макс, подвинься!</text:p>
      <text:p text:style-name="P70">Пегаска оттеснила меня крупом и повернулась к двери задом.</text:p>
      <text:p text:style-name="P70"><text:span text:style-name="T14">– </text:span>Ю-хууу!</text:p>
      <text:p text:style-name="P70">БАБАХ!!!</text:p>
      <text:p text:style-name="P7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70"><text:span text:style-name="T14">– </text:span>Ты чего на меня так уставился? <text:span text:style-name="T14">– </text:span>подозрительно спросила пегаска.</text:p>
      <text:p text:style-name="P70"><text:span text:style-name="T14">– </text:span>Да так… Не ожидал, что ты такая…</text:p>
      <text:p text:style-name="P70"><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70">С лестницы донёсся топот копыт, в конце коридора появились пони-полицейские.</text:p>
      <text:p text:style-name="P7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70"><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7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70"><text:span text:style-name="T14">– </text:span>Ты! Не! По! Нял! Те! Бе! Не! Льзя! Тут! Ос! Та! ВАТЬСЯ!!! <text:span text:style-name="T14">– </text:span>мощный толчок изнутри катапультировал её с люка.</text:p>
      <text:p text:style-name="P7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7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70"><text:soft-page-break/><text:span text:style-name="T14">– </text:span>Ты чего делаешь??! Пипец, мы же упадём! Ты ж не удержишь!..</text:p>
      <text:p text:style-name="P7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7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70">Некоторое время было тихо. Потом хлопнули ставни и чей-то сонный голос недовольно пробормотал:</text:p>
      <text:p text:style-name="P70"><text:span text:style-name="T14">– </text:span>Кто мешает нам спать после тяжкого выступления?</text:p>
      <text:p text:style-name="P70">Я осторожно выглянул из куста.</text:p>
      <text:p text:style-name="P7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70">Птицы и цикады продолжили пение, прерванное нашим вторжением. </text:p>
      <text:p text:style-name="P7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70"><text:span text:style-name="T14">– </text:span>Так вот кто тревожит наш сон!</text:p>
      <text:p text:style-name="P70">Дверь дома приоткрылась. Стало видно, что за ней притаилась единорожка, уже спустившаяся с мансарды.</text:p>
      <text:p text:style-name="P70"><text:span text:style-name="T14">– </text:span>Так-так, посмотрим, что тут у нас. Ага. Гм. Это наверняка тот монстр-примат, о котором писали в газетах. Занятно.</text:p>
      <text:p text:style-name="P70">Я крутился в телекинетическом поле перед единорожкой как некий диковинный экспонат шоу уродцев.</text:p>
      <text:p text:style-name="P70"><text:span text:style-name="T14">– </text:span>А это у нас кто? Гмм. Пегаска. Вот так раз! Рэйнбоу Дэш! Какими судьбами?</text:p>
      <text:p text:style-name="P70"><text:span text:style-name="T14">– </text:span>ТРИКСИ! <text:span text:style-name="T14">– <text:s/></text:span>фейсхуфнула Дэш. <text:span text:style-name="T14">– </text:span>Во имя Селестии, ЧТО ты тут делаешь?!!</text:p>
      <text:p text:style-name="P70"><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70">Так как дипломатические таланты пегаски оставляли желать лучшего, я решил взять переговоры в свои руки.</text:p>
      <text:p text:style-name="P70"><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70"><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70"><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70"><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70">Пегаска задумалась. Она обернулась на меня и мрачно спросила:</text:p>
      <text:p text:style-name="P70"><text:span text:style-name="T14">– </text:span>Ей ведь нельзя рассказывать, да?</text:p>
      <text:p text:style-name="P70"><text:soft-page-break/><text:span text:style-name="T14">– </text:span>Нельзя. <text:span text:style-name="T14">– </text:span>подтвердил я. <text:span text:style-name="T14">– </text:span>Селестия запретила. Может возникнуть паника и всё такое.</text:p>
      <text:p text:style-name="P7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70"><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70"><text:span text:style-name="T14">– </text:span>ОГО!</text:p>
      <text:p text:style-name="P70">Единорожка аж уселась на крыльцо от удивления.</text:p>
      <text:p text:style-name="P70"><text:span text:style-name="T14">– </text:span>Представлем себе, ЧТО вы скрываете, если ты готова на ТАКОЕ! Признаюсь, вам удалось нас заинтересовать!</text:p>
      <text:p text:style-name="P70">Единорожка в задумчивости стала ходить по веранде туда-сюда, разговаривая сама с собой.</text:p>
      <text:p text:style-name="P70"><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70">Единорожка встала на задние ноги и захлопала в копыта. После чего она метнулась в дом, потянув нас за собой.</text:p>
      <text:p text:style-name="P7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70">Единорожка улеглась на диване. Мы с Дэш шмякнулись на ковёр.</text:p>
      <text:p text:style-name="P70"><text:span text:style-name="T14">– </text:span>Мы приняли решение не выдавать вас полиции в обмен на то, что вы расскажете нам о вашей секретной миссии!</text:p>
      <text:p text:style-name="P70"><text:span text:style-name="T14">– </text:span>Не пойдёт! <text:span text:style-name="T14">– </text:span>заявил я. <text:span text:style-name="T14">– </text:span>Я уже сказал, что это тайна. Мне добавить нечего.</text:p>
      <text:p text:style-name="P70"><text:span text:style-name="T14">– </text:span>Да неужели? <text:span text:style-name="T14">– </text:span>захлопала ресницами Трикси. <text:span text:style-name="T14">– </text:span>Ты хорошо подумал?</text:p>
      <text:p text:style-name="P70">Окно <text:s/>комнаты распахнулось. В комнату ворвался вой сирены. Несколько полицейских фургонов промчались мимо.</text:p>
      <text:p text:style-name="P70">Вот чёрт!!!</text:p>
      <text:p text:style-name="P70"/>
      <text:p text:style-name="P70">…</text:p>
      <text:p text:style-name="P46"/>
      <text:p text:style-name="P70"><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70"><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70"><text:span text:style-name="T14">– </text:span>Стой! Что ты там сказала о Селестии?</text:p>
      <text:p text:style-name="P70">Трикси молча левитировала мне газеты с трюмо.</text:p>
      <text:p text:style-name="P70">…</text:p>
      <text:p text:style-name="P70">Фак! Фак-фак-фак!!!</text:p>
      <text:p text:style-name="P70">«<text:span text:style-name="T35">Исчезновение дневной главы диархии: Эквестрия в панике!</text:span>» (статья двухдневной давности).</text:p>
      <text:p text:style-name="P70">«<text:span text:style-name="T35">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70"><text:soft-page-break/>«<text:span text:style-name="T3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5">Да отстаньте же вы от меня! Он сказал, что ест пони, но я этого НЕ ВИДЕЛА!!!</text:span>»).</text:p>
      <text:p text:style-name="P70">«<text:span text:style-name="T35">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70">«<text:span text:style-name="T3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70">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6"><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70"><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8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70">Я зажал голову в ладонях и застонал, покачиваясь из стороны в сторону.</text:p>
      <text:p text:style-name="P70"><text:span text:style-name="T14">– </text:span>Макс? Ты в порядке?</text:p>
      <text:p text:style-name="P7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7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70">И вот теперь её нет. Зачем куда-то бежать, скрываться, рисковать, если смысл стараний потерян?</text:p>
      <text:p text:style-name="P77"/>
      <text:p text:style-name="P7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0">– Я доведу! Обещаю!..»</text:p>
      <text:p text:style-name="P70"/>
      <text:p text:style-name="P7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70">И у меня есть кое-какие результаты, чёрт побери!</text:p>
      <text:p text:style-name="P7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70">Дерьмо! Слишком много «если» и «может быть»!</text:p>
      <text:p text:style-name="P70"><text:soft-page-break/>Трижды дерьмо!!! Я забыл, что для проведения эксперимента, нам нужна помощь Селестии!</text:p>
      <text:p text:style-name="P70"/>
      <text:p text:style-name="P85"><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70"/>
      <text:p text:style-name="P7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7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70">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4">Show must go on!</text:span></text:p>
      <text:p text:style-name="P70">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70">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51"/>
      <text:h text:style-name="Heading_20_2" text:outline-level="2">14. <text:span text:style-name="T1">Деградация</text:span></text:h>
      <text:p text:style-name="P46">&lt;<text:span text:style-name="T79">David Bowie - Lets Dance/ Ashes To Ashes</text:span></text:p>
      <text:p text:style-name="P46"><text:span text:style-name="T79">Roxette – Queen of rain</text:span>&gt;</text:p>
      <text:p text:style-name="P70">– Ы! Ы! Ы! Ы! Ы!</text:p>
      <text:p text:style-name="P70">Дэш стучала лбом о сосну с такой силой, что на неё падали иголки и шишки.</text:p>
      <text:p text:style-name="P70">Я вышел из фургона и присел рядом.</text:p>
      <text:p text:style-name="P70">– Дэш! В конце-концов, мы можем спать днём, а идти ночью. Тогда я могу тащить фургон. Не стоит тебе так мучаться.</text:p>
      <text:p text:style-name="P70">Пегаска стояла, прижавшись лбом к стволу, и молчала. Я продолжил.</text:p>
      <text:p text:style-name="P70">– Или же мы можем нанять земнопони. Я не буду показываться из фургона, а ты строго запретишь ему совать нос внутрь.</text:p>
      <text:p text:style-name="P70">Дэш тяжело вздохнула и закатила глаза.</text:p>
      <text:p text:style-name="P7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7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7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70">Пегаска пробормотала что-то чуть слышно.</text:p>
      <text:p text:style-name="P70">– Что? – не расслышал я.</text:p>
      <text:p text:style-name="P7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70">Я пожал плечами и обнял пегаску.</text:p>
      <text:p text:style-name="P70">– Э, нет, погоди. – Дэш сбросила плащ Трикси, скрывающий её крылья. – Давай!</text:p>
      <text:p text:style-name="P70">Я обнял её повторно. В этот раз пегаска не стояла смирно, а, в свою очередь, обняла меня.</text:p>
      <text:p text:style-name="P7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70">– Эмм… Ты чего?</text:p>
      <text:p text:style-name="P70">Дэш раскрыла глаза. Я упёрся ладонью ей в грудь и осторожно отодвинул от себя. Пегаска разжала обьятия.</text:p>
      <text:p text:style-name="P70">– Йей! Обнимашки таки клёво снимают стресс! Тебе разве не нравится?</text:p>
      <text:p text:style-name="P70">– Нравится. Но ты слишком увлеклась: я чуть не оказался на земле.</text:p>
      <text:p text:style-name="P70">Дэш смутилась.</text:p>
      <text:p text:style-name="P70">– Упс! Забыла, что у тебя только одна пара ног для упора! Не сердись!</text:p>
      <text:p text:style-name="P70">Я покровительно похлопал пегаску по шее.</text:p>
      <text:p text:style-name="P7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70">Пегаска немедленно заорала:</text:p>
      <text:p text:style-name="P70">– Обнимашки-и-и!!! – и повалила меня на траву. Сила, таящаяся в её худеньком теле, обескураживала.</text:p>
      <text:p text:style-name="P70">– Дэш! Ну, не воспринимай же всё так буквально, ё-моё!</text:p>
      <text:p text:style-name="P70">– Гы! Что-то ты не слишком был готов к этому разу!</text:p>
      <text:p text:style-name="P7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70">Наконец она приземлилась, пропахав в дёрне борозды тормозного следа.</text:p>
      <text:p text:style-name="P70"><text:soft-page-break/>– Ффух! Ещё бы немного, и я бы рехнулась от тоски! Как только Эпплджек эти телеги таскает? Это же офигенно скучно!</text:p>
      <text:p text:style-name="P70">Пегаска накинула на себя плащ, скрыв крылья, и стала впрягаться в фургончик.</text:p>
      <text:p text:style-name="P70">– Макс, залазь в фургон. Там впереди какой-то посёлок. Купим еды и узнаем новости.</text:p>
      <text:p text:style-name="P70"/>
      <text:p text:style-name="P71">***</text:p>
      <text:p text:style-name="P70"/>
      <text:p text:style-name="P70">Три дня спустя…</text:p>
      <text:p text:style-name="P70"/>
      <text:p text:style-name="P70">«<text:span text:style-name="T35">Добро пожаловать в Груммингтон! Вам здесь рады!</text:span></text:p>
      <text:p text:style-name="P70"><text:span text:style-name="T35">Население города </text:span><text:span text:style-name="T80">302 пони</text:span><text:span text:style-name="T35">.</text:span></text:p>
      <text:p text:style-name="P70"><text:span text:style-name="T80">250 пони</text:span><text:span text:style-name="T35">.</text:span></text:p>
      <text:p text:style-name="P70"><text:span text:style-name="T80">125 поней</text:span><text:span text:style-name="T35">.</text:span></text:p>
      <text:p text:style-name="P70"><text:span text:style-name="T35">54 паня.</text:span>»</text:p>
      <text:p text:style-name="P70"/>
      <text:p text:style-name="P7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70">Я вернулся за столик у окна и продолжил писать письмо.</text:p>
      <text:p text:style-name="P70">«<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4">Крепко обнимаю, чешу холку, хлопаю по шее! Твой Макс. </text:span><text:span text:style-name="T25">Дружба </text:span><text:span text:style-name="T44">—</text:span><text:span text:style-name="T25"> </text:span><text:span text:style-name="T3">э</text:span><text:span text:style-name="T25">то, </text:span><text:span text:style-name="T82">так её </text:span><text:span text:style-name="T3">разэтак</text:span><text:span text:style-name="T82">,</text:span><text:span text:style-name="T25"> магия!</text:span><text:span text:style-name="T67">»</text:span></text:p>
      <text:p text:style-name="P70"/>
      <text:p text:style-name="P7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70">– Всё в порядке, Дэш?</text:p>
      <text:p text:style-name="P70">Пегаска смотрела на язычки огня, танцующие в окошке печной дверцы и молчала. Наконец она отозвалась.</text:p>
      <text:p text:style-name="P70">– Нет. Не всё в порядке.</text:p>
      <text:p text:style-name="P70">Дэш отвернулась от огня и взглянула на меня.</text:p>
      <text:p text:style-name="P7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70">Я сел рядом с пегаской, обнял её и легонько встряхнул.</text:p>
      <text:p text:style-name="P7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70">Дэш негромко всхлипнула и тут же закашлялась, пытаясь скрыть секундную слабость.</text:p>
      <text:p text:style-name="P7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70"><text:soft-page-break/>Пегаска фейсхуфнула.</text:p>
      <text:p text:style-name="P7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70">Я поставил кастрюлю с картошкой на печку.</text:p>
      <text:p text:style-name="P70">– Дэш. Когда ты в последний раз летала?</text:p>
      <text:p text:style-name="P70">– Вчера утром немного. А что?</text:p>
      <text:p text:style-name="P70">– Попробуй взлети сейчас. Просто поднимись к потолку.</text:p>
      <text:p text:style-name="P7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70">– …Да ладно!</text:p>
      <text:p text:style-name="P70">Пегаска сидела на полу и удивлённо рассматривала свои крылья. Потом для уверенности подёргала зубами за маховые перья.</text:p>
      <text:p text:style-name="P70">– Вроде не сплю — боль чувствуется. Тогда какого сена я падаю?!!</text:p>
      <text:p text:style-name="P70">– Дэш. – мягко сказал я. – Судя по площади крыльев, пегасы держатся в воздухе, в основном, за счёт магии.</text:p>
      <text:p text:style-name="P70">– И?</text:p>
      <text:p text:style-name="P7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70">– У-у-у-ы-ы-ы-а-а-а!</text:p>
      <text:p text:style-name="P70">Дэш горько, с подвыванием, разрыдалась.</text:p>
      <text:p text:style-name="P70">– Ы-ы-ы! Я не могу без неба-а-а! Мне нужно лета-а-ать! Я пега-а-ас!</text:p>
      <text:p text:style-name="P70">Крутая и тренированная пегаска сотрясалась от плача, как ребёнок. Её депрессия последних дней вырвалась наружу эмоциональным взрывом.</text:p>
      <text:p text:style-name="P70">– Почему всё так… хнык... паршиво? Что мы сделали не так? Хнык… Я даже не знаю, с кем надо подраться, чтобы всё исправить…</text:p>
      <text:p text:style-name="P70">Я сел рядом. Мне нечем было её утешить, я мог лишь молча обнять её, поглаживая по растрёпанной гриве. Пегаска, вхлипывая, прижалась ко мне.</text:p>
      <text:p text:style-name="P70">– Макс?</text:p>
      <text:p text:style-name="P70">– Да?</text:p>
      <text:p text:style-name="P7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70">– Дэш, мы дойдём до Понивилля, что бы ни случилось. Обещаю тебе.</text:p>
      <text:p text:style-name="P70">Пегаска утешилась и замерла, глядя в огонь.</text:p>
      <text:p text:style-name="P70">Я мыл тарелки после ужина, когда услышал бормотание Дэш за спиной.</text:p>
      <text:p text:style-name="P70">«И-и-и… о-о-о… эн… а-а-а… И она.. П-э-э-э… о-о-о… Как эта буква называется, забери меня дискорд? Ша? Ша! Эл! А! Мммм… И она пошла... Ы-ы-ы!!!»</text:p>
      <text:p text:style-name="P70">Громкий «бабах» дал понять, что Дэш захлопнула книгу. После короткой паузы взьерошенная пегаска <text:s/>выглянула из-за спины.</text:p>
      <text:p text:style-name="P70">– Макс? Расскажи какую-нибудь сказку на ночь? Что-то спать не хочется.</text:p>
      <text:p text:style-name="P70"><text:soft-page-break/>Пегаска залезла на диван и похлопала рядом с собой.</text:p>
      <text:p text:style-name="P70">Я поставил тарелку в шкафчик и вытер руки о передник.</text:p>
      <text:p text:style-name="P70">– Дэш, это плохая идея. Давай, я лучше тебе почитаю.</text:p>
      <text:p text:style-name="P70">– Хочу сказку! – пегаска насупилась и отгородилась от меня подушкой. – Ты плохой!</text:p>
      <text:p text:style-name="P70">– Дэш! Я не помню ни черта!</text:p>
      <text:p text:style-name="P70">– Сказку!!! – подушка полетела в меня.</text:p>
      <text:p text:style-name="P7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70">Дэш повернулась ко мне спиной и стала подозрительно шмыгать носом.</text:p>
      <text:p text:style-name="P70">Я подошёл к дивану и сел рядом, развернув её к себе.</text:p>
      <text:p text:style-name="P70">– Ну ладно. Сама напросилась!</text:p>
      <text:p text:style-name="P70">Я задумался.</text:p>
      <text:p text:style-name="P70">…</text:p>
      <text:p text:style-name="P70">– Вот тебе сказка с моралью. Слушай.</text:p>
      <text:p text:style-name="P70">Я устроился на диване, положив под ноги подушку, на которой тут же примостилась и пегаска.</text:p>
      <text:p text:style-name="P70">– Однажды в кувшин с молоком попали две жабы…</text:p>
      <text:p text:style-name="P70">– Бггг! Уже смешно! – заржала Дэш. – <text:s/>Как могли жабы попасть в кувшин? Он же высокий? Жабы прыгают низко. Может, это было блюдце?</text:p>
      <text:p text:style-name="P70">– Нет! – упёрся я. – Кувшин! Иначе морали не получится! Жабы… эээ… свалились в него с кантерлотской скалы.</text:p>
      <text:p text:style-name="P70">– Ух ты! Круто! А что они там делали?</text:p>
      <text:p text:style-name="P70">– Дэш! Как я могу рассказывать, если ты постоянно меня перебиваешь?</text:p>
      <text:p text:style-name="P70">– Ну пожалуйста! Больше не буду, только объясни, как жабы оказались в Кантерлоте?</text:p>
      <text:p text:style-name="P7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7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70">– Вау! Прикольно!</text:p>
      <text:p text:style-name="P7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70">– А потом?</text:p>
      <text:p text:style-name="P7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70">Пегаска затряслась от смеха. Потом, прервавшись, строго спросила с меня:</text:p>
      <text:p text:style-name="P70">– А какая тут мораль? Ты говорил, в этой сказке будет мораль!</text:p>
      <text:p text:style-name="P70">– Мораль? Э-э-э... Мораль тут такая. – <text:s/>мрачно заявил я. – Не умеешь летать — не суйся к принцессе!</text:p>
      <text:p text:style-name="P70"><text:soft-page-break/>– Хорошая… ммм… сказка… – пробормотала пегаска сонно. Зевнув во весь рот она потянулась и, прижавшись к моей ноге, заснула.</text:p>
      <text:p text:style-name="P7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70">Я пожал плечами, устроился поудобнее и укрылся одеялом.</text:p>
      <text:p text:style-name="P70">…</text:p>
      <text:p text:style-name="P7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70">Скррржжжж… Скррржжж… Скррржжж…</text:p>
      <text:p text:style-name="P70">Снаружи раздался скрежет. В глубокой ночи, посреди абсолютной тишины этот тихий <text:s/>звук таил необъяснимую угрозу.</text:p>
      <text:p text:style-name="P70">Скррржжжж… Скррржжж…</text:p>
      <text:p text:style-name="P7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70">На земле прямо перед фургоном сидела кобылка-жеребёнок и, зажав в зубах гвоздь, выцарапывала что-то на жестяной крышке коробки из-под конфет.</text:p>
      <text:p text:style-name="P70">– Что ты тут делаешь так поздно? Где твои родители? – вздохнув с облегчением, спросил я.</text:p>
      <text:p text:style-name="P70">Выйдя из фургона, я подошёл к жеребёнку и посветил на жестянку.</text:p>
      <text:p text:style-name="P70">– Чем ты тут занимаешься?</text:p>
      <text:p text:style-name="P70">Жеребёнка молча смотрела на меня, зажав гвоздь в зубах. На жестянке были коряво выцарапаны буквы.</text:p>
      <text:p text:style-name="P70">«<text:span text:style-name="T80">37 пни</text:span></text:p>
      <text:p text:style-name="P87">24пн</text:p>
      <text:p text:style-name="P87">15</text:p>
      <text:p text:style-name="P70"><text:span text:style-name="T35">1</text:span>»</text:p>
      <text:p text:style-name="P70">– Что это за цифры? – спросил я.</text:p>
      <text:p text:style-name="P7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70">«<text:span text:style-name="T35">Добро пожаловать в Груммингтон! Вам здесь рады!</text:span></text:p>
      <text:p text:style-name="P70"><text:span text:style-name="T35">Население города </text:span><text:span text:style-name="T80">302 пони</text:span><text:span text:style-name="T35">.</text:span></text:p>
      <text:p text:style-name="P70"><text:span text:style-name="T80">250 пони</text:span><text:span text:style-name="T35">.</text:span></text:p>
      <text:p text:style-name="P70"><text:span text:style-name="T80">125 поней</text:span><text:span text:style-name="T35">.</text:span></text:p>
      <text:p text:style-name="P70"><text:span text:style-name="T35">54 паня.</text:span>»</text:p>
      <text:p text:style-name="P7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70">– Ты хочешь сказать, этой ночью из населения осталась ты одна? – хрипло спросил я.</text:p>
      <text:p text:style-name="P70">Кобылка кивнула и снова показала на жестянку и вверх.</text:p>
      <text:p text:style-name="P70">– Макс! Оглянись! – тревожно воскликнула Дэш у меня за спиной.</text:p>
      <text:p text:style-name="P7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70">– Дэш! Быстро!</text:p>
      <text:p text:style-name="P7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70">УУУУУУРРРРРРГГГГХХХХХХХ!!!<text:span text:style-name="T14">&lt;</text:span><text:span text:style-name="T66">Metallica-Enter Sandman</text:span><text:span text:style-name="T14">&gt;</text:span></text:p>
      <text:p text:style-name="P7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7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70">– Макс, запрыгивай!</text:p>
      <text:p text:style-name="P7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4"/>
      <text:p text:style-name="P74">0</text:p>
      <text:p text:style-name="P70"/>
      <text:p text:style-name="P7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70"/>
      <text:h text:style-name="Heading_20_2" text:outline-level="2">15. Филлидельфия</text:h>
      <text:p text:style-name="P46">&lt;<text:span text:style-name="T65">Kiss – I Was Made For Lovin’ You</text:span>&gt;</text:p>
      <text:p text:style-name="P7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70">Я поднял кусок газеты, прибитый ветром к ограждению и быстро пробежался по заголовкам.</text:p>
      <text:p text:style-name="P70">«<text:span text:style-name="T3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5">Провинция пустеет: репортаж из обеспоневшего посёлка</text:span>». «<text:span text:style-name="T35">Нехватка пегасов-погодников: указ принцессы Луны разрешает набор в погодные команды пегасов без лётных аттестатов</text:span>». «<text:span text:style-name="T35">Опасный преступник «примат-макс» всё ещё на </text:span><text:soft-page-break/><text:span text:style-name="T35">свободе! Фетлок приходит в себя после разгрома павильона Псинтела. Награда за поимку возросла до двадцати тысяч!!!</text:span>». «<text:span text:style-name="T35">Казус в Мэйнхэттене: неизвестные разбросали по центру города листовки, доказывающие похищение Селестии Найтмэр Мун</text:span>».</text:p>
      <text:p text:style-name="P70">На ближайшем же столбе висело объявление, в котором за мою голову уже предлагалось двадцать пять тысяч.</text:p>
      <text:p text:style-name="P7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7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7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70">Пегаска взмахнула крыльями для эффекта. Неожиданно для неё и меня, взмах крыльев подбросил её вверх на хороший метр.</text:p>
      <text:p text:style-name="P70">– Какого се… – пегаска приземлилась на круп, изумлённо глядя на свои крылья. – ...на!</text:p>
      <text:p text:style-name="P70">Подумав немного, Дэш выбралась из упряжи и что есть мочи замахала крыльями.</text:p>
      <text:p text:style-name="P7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7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70">Я перевязывал пегаске голову, когда мне в голову пришла идея. Я указал на валяющийся рядом с нами самокат.</text:p>
      <text:p text:style-name="P70">– Дэш, ты ведь сможешь буксировать его на лету?</text:p>
      <text:p text:style-name="P70">– Этот? Конечно могу! Плёвое дело!</text:p>
      <text:p text:style-name="P70">– А со мной?</text:p>
      <text:p text:style-name="P70">– Хмм. Понимаю, к чему ты клонишь.</text:p>
      <text:p text:style-name="P70">Пегаска критически оглядела меня.</text:p>
      <text:p text:style-name="P7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70">…</text:p>
      <text:p text:style-name="P70">Когда дорожное покрытие слилось в сплошную серую полосу, а руль самоката начал у меня в руках вибрировать от скорости, я заорал:</text:p>
      <text:p text:style-name="P70">– Дэ-э-э-ш!!! Сто-о-ой!!! Хватит! Испытание пройдено! Не увлекайся!!!</text:p>
      <text:p text:style-name="P70">Пегаска приземлилась и, выплюнув поводья изо рта, встала в гордую позу.</text:p>
      <text:p text:style-name="P70">– Я ещё и не начинала, между прочим! Так, только чуть-чуть размялась!</text:p>
      <text:p text:style-name="P70">Я положил самокат и на трясущихся ногах приближался к ней. Сердце ходило ходуном где-то в районе пяток.</text:p>
      <text:p text:style-name="P70">– Дэш, ты это нарочно? Про «клячу» и всё такое?</text:p>
      <text:p text:style-name="P70">– А что такое? – невинно спросила пегаска, полуобернувшись ко мне задом.</text:p>
      <text:p text:style-name="P70"><text:soft-page-break/>– А ничего. – нарочито спокойно сказал я, демонстративно закатывая рукава.</text:p>
      <text:p text:style-name="P7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70">– <text:s/>А того, что я тебя сейчас!..</text:p>
      <text:p text:style-name="P70">ХЛОП!</text:p>
      <text:p text:style-name="P7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70">– Бггг! – <text:s/>заржала пегаска. – Макс, не будь нытиком! Прикольная же шутка!</text:p>
      <text:p text:style-name="P7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7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70"><text:s/>Я потрепал пегаску между ушей.</text:p>
      <text:p text:style-name="P70">– Насчёт шуток я уже заметил. Не парься, я не сержусь. Вдобавок, не такой уж я и хрупкий, просто люблю перестраховаться.</text:p>
      <text:p text:style-name="P70">– Да? Это клёво. – успокоилась Дэш. – А можно попросить тебя об одной вещи?</text:p>
      <text:p text:style-name="P70">– Да?</text:p>
      <text:p text:style-name="P70">– Помнишь, я разревелась в Груммингтоне?</text:p>
      <text:p text:style-name="P70">– Ну да, было дело.</text:p>
      <text:p text:style-name="P70">– Забудь про это!</text:p>
      <text:p text:style-name="P70">– Почему? – озадачился я. – Ты тогда была такой милой тогда.</text:p>
      <text:p text:style-name="P70">Дэш насупилась и принялась ковырять копытом асфальт.</text:p>
      <text:p text:style-name="P7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70">Я пожал плечами.</text:p>
      <text:p text:style-name="P7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70">– Но ты не плачешь.</text:p>
      <text:p text:style-name="P70">Я задумался.</text:p>
      <text:p text:style-name="P7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70">– Ни фига себе! Куда ж может быть хуже? – воскликнула Дэш. – У вас что, все поголовно встают в восемь утра и едят сено на завтрак, обед и ужин?</text:p>
      <text:p text:style-name="P70">Я засмеялся.</text:p>
      <text:p text:style-name="P70">– Кто-то встаёт и раньше. Но не в этом проблема. У нас... Как бы это сказать... очень холодно.</text:p>
      <text:p text:style-name="P7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70">– Нет, я не то имел ввиду. Холодно не в физическом смысле. В душевном.</text:p>
      <text:p text:style-name="P70">Пегаска всмотрелась мне в лицо, как будто впервые видя его.</text:p>
      <text:p text:style-name="P70">– Ты имеешь ввиду, что тебе утром некому сказать: «Привет, хорошего дня»?</text:p>
      <text:p text:style-name="P70">– Да, примерно это я имел ввиду.</text:p>
      <text:p text:style-name="P70">– Сочувствую. Без друзей не прикольно. Всем нужны друзья. Даже Дискорду, дискорд его забери!</text:p>
      <text:p text:style-name="P70">Пегаска вдруг стала на задние ноги, положив передние мне на плечи.</text:p>
      <text:p text:style-name="P70">– Макс! В Эквестрии у тебя всегда будут друзья, что бы ни случилось!</text:p>
      <text:p text:style-name="P70">Я растроганно обнял пегаску и погладил её по шее.</text:p>
      <text:p text:style-name="P70">– Спасибо, Дэш. Это просто здорово!</text:p>
      <text:p text:style-name="P70">…</text:p>
      <text:p text:style-name="P70">Оставляя на прилавке очередной пустующей филлидельфийской лавки монетку, я озабоченно заметил:</text:p>
      <text:p text:style-name="P7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70">– Ты чего? – не поняла шутки пегаска. – А как же твоё участие в эксперименте?</text:p>
      <text:p text:style-name="P70">– Ты меня всё равно как-нибудь вытащишь. – отмахнулся я. – Лучше помоги искать палатку.</text:p>
      <text:p text:style-name="P7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70">Я пропустил замечание пегаски мимо ушей и продолжил паковать рюкзак.</text:p>
      <text:p text:style-name="P7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70">– Надеюсь, с ним ничего не случится. – озабоченно сказал я. – Иначе придётся объясняться с Трикси.</text:p>
      <text:p text:style-name="P70">– Ерунда! В крайнем случае, купишь ей новый. – отмахнулась пегаска. – Ты не представляешь, как я рада, что избавилась от него!</text:p>
      <text:p text:style-name="P70">Пегаска взлетела и осторожно потянула упряжь. Потом приземлилась и недовольно глянула на меня.</text:p>
      <text:p text:style-name="P70">– Скидывай! – скомандовала пегаска, указав на рюкзак.</text:p>
      <text:p text:style-name="P70">– В чём дело?</text:p>
      <text:p text:style-name="P70">Пегаска молча потянула зубами за шлейку рюкзака, сдёргивая его с меня.</text:p>
      <text:p text:style-name="P70">– Дэш, ты чего?</text:p>
      <text:p text:style-name="P70">Пегаска раскрыла рюкзак и стала копаться в нём.</text:p>
      <text:p text:style-name="P70">– Я могу нести тебя, когда ты весишь семьдесят килограмм. – больший из двух котелков отправился в провал.</text:p>
      <text:p text:style-name="P70">– Я могу тянуть тебя, когда ты весишь восемьдесят килограмм. – две трети наших запасов картошки и ухнули следом.</text:p>
      <text:p text:style-name="P70">– Я могу тащить тебя, даже когда ты весишь девяносто! – насос и запасное колесо к самокату улетели туда же.</text:p>
      <text:p text:style-name="P70">– Но мы не договаривались, что ты будешь весить под сто десять только потому, что дорвался до бесплатных магазинов! Лягать, это уже слишком!</text:p>
      <text:p text:style-name="P70"><text:soft-page-break/>– Погоди, Дэш, консервы-то не выкидывай! Ты ж сама говорила, что только-только размялась и всё такое. <text:span text:style-name="T81">И магазин</text:span>ы вовсе<text:span text:style-name="T81"> не </text:span>бесплатные<text:span text:style-name="T81"> <text:s/></text:span>— я оставлял там деньги — последние, кстати. Дай, я сам отберу припасы...</text:p>
      <text:p text:style-name="P70">…</text:p>
      <text:p text:style-name="P7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7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70">– Я уже вижу Кантерлот. Ещё день пути — и сворачиваем к Понивиллю.</text:p>
      <text:p text:style-name="P70">– А ты выдержишь?</text:p>
      <text:p text:style-name="P70">Пегаска фыркнула.</text:p>
      <text:p text:style-name="P70">– Я-то выдержу. Самокат — нет.</text:p>
      <text:p text:style-name="P7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70">– Я уже думала над этим. Там часто встречаются пони. Тебя узнают.</text:p>
      <text:p text:style-name="P7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70">– «Трасса 52» – прочла Дэш на табличке. – Что-то я не помню тут никаких трасс. Наверное, недавно построили.</text:p>
      <text:p text:style-name="P7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7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70">– Дэ-э-эш! Тормози-и-и!!!</text:p>
      <text:p text:style-name="P70">– Чего-о-о?! Не слышу!!!</text:p>
      <text:p text:style-name="P70">КРАК!!!</text:p>
      <text:p text:style-name="P7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70"/>
      <text:p text:style-name="P70">…</text:p>
      <text:p text:style-name="P70"/>
      <text:p text:style-name="P80"><text:soft-page-break/>Сияние. <text:span text:style-name="T81">Оно п</text:span>овсюду. <text:span text:style-name="T81">Нет верха и низа, нет направлений и расстояний. Нет м</text:span>ыслей. Нет чувств. Нет времени. Есть только бесконечное сияние.</text:p>
      <text:p text:style-name="P80"><text:s/>В какой-то момент пришло осознание.</text:p>
      <text:p text:style-name="P8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80">– Док, позавчерашний приходит в сознание!</text:p>
      <text:p text:style-name="P80">– Следи за давлением.</text:p>
      <text:p text:style-name="P80">В поле зрения появляется предмет. Сквозь ресницы видны только его расплывчатые очертания. Предмет движется, проводя какие-то манипуляции.</text:p>
      <text:p text:style-name="P80">Я открываю глаза и вижу фигуру в голубом.</text:p>
      <text:p text:style-name="P8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0">– Больной, как вы себя чувствуете? Вы можете назвать своё имя?</text:p>
      <text:p text:style-name="P80">Я закрываю глаза и пытаюсь вспомнить.</text:p>
      <text:p text:style-name="P8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0">Я вспомнил почти всё. Моё имя? Осталось вспомнить имя. Меня зовут...</text:p>
      <text:p text:style-name="P80">– Ма-а-акс! Ма-а-акс! Ма-а-акс!</text:p>
      <text:p text:style-name="P8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80">Я открываю глаза и вижу фигуру в голубом.</text:p>
      <text:p text:style-name="P80"/>
      <text:p text:style-name="P70">…</text:p>
      <text:p text:style-name="P70"/>
      <text:p text:style-name="P70">Сознание с трудом возвращалось в гудевшую <text:span text:style-name="T8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70">– Ма-а-акс! Ма-а-акс! Встава-а-ай!</text:p>
      <text:p text:style-name="P70">– И как я, интересно, могу встать, если ты стоишь прямо надо мной? – с трудом отвечаю я.</text:p>
      <text:p text:style-name="P70"><text:soft-page-break/>– Хорош умничать! – буркнула пегаска сквозь слёзы. – Макс?!!</text:p>
      <text:p text:style-name="P70">Я был полузадушен силой объятий пегаски.</text:p>
      <text:p text:style-name="P70">– Что-то я слишком часто реву с тех пор, как мы познакомились. – пробормотала Дэш, прижавшись ко мне. – Это не круто.</text:p>
      <text:p text:style-name="P70">– Ещё как круто! – утешил пегаску я. – Ты мне всю рубашку промочила. Прямо как водомётная машина.</text:p>
      <text:p text:style-name="P70">– <text:span text:style-name="T81">А т</text:span>ы вставать не хотел! Я очень-очень испугалась. <text:span text:style-name="T81">Всё-таки, д</text:span>урацкая это была затея с самокатом! Если бы можно было вернуться к фургону!</text:p>
      <text:p text:style-name="P7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70">Дэш почесала в затылке.</text:p>
      <text:p text:style-name="P7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7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70">Вроде, не издевается.</text:p>
      <text:p text:style-name="P70">– Дэш!</text:p>
      <text:p text:style-name="P70">– Ась?</text:p>
      <text:p text:style-name="P70">Пегаска с невинным видом уставилась на меня, практически упёршись своим носом в мой.</text:p>
      <text:p text:style-name="P70">– Я бегаю ещё хуже, чем ты таскаешь фургоны. То есть, чуть лучше, чем никак.</text:p>
      <text:p text:style-name="P70">Пегаска критически осмотрела меня и помотала головой.</text:p>
      <text:p text:style-name="P70">– Фиговые у тебя шутки. Не смешные.</text:p>
      <text:p text:style-name="P70">– Дэш, я не шучу.</text:p>
      <text:p text:style-name="P70">– Не верю. – пегаска провела крылом по моей ноге от пояса до пятки. – У тебя очень длинные ноги. Почти как у аликорнов. Ты не можешь плохо бегать.</text:p>
      <text:p text:style-name="P7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70"><text:span text:style-name="T14">–</text:span> А какой у тебя там был образ жизни?</text:p>
      <text:p text:style-name="P70"><text:span text:style-name="T14">–</text:span> Сидячий. Каждый день по восемь-десять часов в день на стуле, перед компьютером. Иногда и по двенадцать.</text:p>
      <text:p text:style-name="P70">У Дэш отвалилась челюсть.</text:p>
      <text:p text:style-name="P70"><text:span text:style-name="T14">–</text:span> Дискордовы яйца! Ты сидел в тюрьме? За что тебя посадили?</text:p>
      <text:p text:style-name="P70"><text:span text:style-name="T14">–</text:span> Я не сидел в тюрьме! У меня работа сидячая. Была. Программисты так работают, понимаешь? Сидя. У нас это в порядке вещей.</text:p>
      <text:p text:style-name="P70">Пегаска неверяще смотрела на меня. Потом её удивление сменилось сочувствием. Она схватилась за голову.</text:p>
      <text:p text:style-name="P70"><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6">пишешь</text:span><text:span text:style-name="T56">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70"><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72">– Не парься. Просто исходи из того, что до Понивилля мы доберёмся шагом. И ещё вот что…</text:p>
      <text:p text:style-name="P72">– Да?</text:p>
      <text:p text:style-name="P72">– Слезь с меня наконец!</text:p>
      <text:p text:style-name="P72"/>
      <text:p text:style-name="P71">***</text:p>
      <text:p text:style-name="P70"/>
      <text:p text:style-name="P70">Два дня спустя…</text:p>
      <text:p text:style-name="P70"/>
      <text:p text:style-name="P70">Мы стояли на берегу Седлового озера. Дэш озадаченно осматривалась.</text:p>
      <text:p text:style-name="P7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72">–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72">Пегаска <text:span text:style-name="T14">сконфужено</text:span> заметила:</text:p>
      <text:p text:style-name="P72">– Я в этих краях впервые. И обычно я путешествую по воздуху или поездом.</text:p>
      <text:p text:style-name="P7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7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7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1">матюков мне</text:span> удалось замазать самые большие щели. За тестовый<text:span text:style-name="T81"> </text:span>получасовый заплыв<text:span text:style-name="T81"> </text:span>в лодку набралось всего две банки воды.</text:p>
      <text:p text:style-name="P72">– Ну что, отправляемся? – Дэш свеслилась с носа, глядя в зеленоватую воду. – Как лодку назовёшь, кэп?</text:p>
      <text:p text:style-name="P72">– «Две банки». – буркнул я.</text:p>
      <text:p text:style-name="P47"/>
      <text:p text:style-name="P47">…</text:p>
      <text:p text:style-name="P47">&lt;<text:bookmark text:name="eow-title"/><text:span text:style-name="T71">Haddaway - What is love </text:span>&gt;</text:p>
      <text:p text:style-name="P7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72"><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7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7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72">– Макс. – прервала ход моих мыслей пегаска. – Наш путь заканчивается. В Понивилле мы расстанемся. Ты ничего не хочешь сказать?</text:p>
      <text:p text:style-name="P72">– Что именно? – вопрос застал меня врасплох. Я прекратил грести и обернулся.</text:p>
      <text:p text:style-name="P72">– Ну… – пегаска смутилась. – Что у тебя на душе? Какие чувства? Ты правда совсем-совсем ничего не хочешь мне сказать?</text:p>
      <text:p text:style-name="P72">– Да вроде нет. Ни о чём не думал вообще.</text:p>
      <text:p text:style-name="P7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72">– Значит, тебе нечего мне сказать? Тогда я скажу! Ты врёшь, что ни о чём не думал! Ты опять думал о ней!</text:p>
      <text:p text:style-name="P72">– О ком?</text:p>
      <text:p text:style-name="P7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72">Та-а-ак! Вот в чём дело, лягать меня в пузо! Пегаска ревнует! Какого хера? <text:span text:style-name="T81">Я не давал ей повода!</text:span></text:p>
      <text:p text:style-name="P72">– Это не твоё дело! – рявкнул я.</text:p>
      <text:p text:style-name="P72">– Ах, не моё?! Не моё после побега из центра Псинтела?! Не моё после обнимашек в фургоне?! Не моё после трассы 52?!! Ты… Ты…</text:p>
      <text:p text:style-name="P7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72">– Да пожалуйста! – пегаска топнула ногой. – Нет там для вас ничего полезного! Но раз уж ты это вспомнил — на здоровье! Я видела во сне человека! И о<text:span text:style-name="T81">н жил с пони! И они </text:span>офигенски <text:span text:style-name="T81">любили друг друга! И у них </text:span>был<text:span text:style-name="T81"> </text:span>офигенский <text:span text:style-name="T81">секс! </text:span>И это было круто!<text:span text:style-name="T81"> </text:span>А ты… Ты <text:span text:style-name="T14">— н</text:span>е такой! Ты не любишь пони!!!</text:p>
      <text:p text:style-name="P72">С каждой фразой пегаска всё сильнее топала ногой. Последнюю фразу она завершила сокрушительным фумикоми.</text:p>
      <text:p text:style-name="P72">КРАК!</text:p>
      <text:p text:style-name="P72">– Ой! – пегаска поспешно отдёрнула ногу. Но было поздно.</text:p>
      <text:p text:style-name="P7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7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7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7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72">– Оставь меня в покое! Мне не нужна твоя помощь!!!</text:p>
      <text:p text:style-name="P7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41">—</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7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72">Приволочив меня на берег, Дэш разжала зубы. Я успел перевернуться на спину, когда она со стоном повалилась на меня, раскинув крылья.</text:p>
      <text:p text:style-name="P72"><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72"><text:span text:style-name="T14">– </text:span>Выф-выф-вуф! <text:span text:style-name="T14">– </text:span>возразил я.</text:p>
      <text:p text:style-name="P72">Отпихнув от лица живот пегаски и выплюнув шерсть, я продолжил.</text:p>
      <text:p text:style-name="P72"><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72"><text:span text:style-name="T14">– </text:span>Бе-бе-бе! <text:span text:style-name="T14">– </text:span>устало передразнила меня Дэш. <text:span text:style-name="T14">– </text:span><text:span text:style-name="T27">Макс! Я </text:span><text:span text:style-name="T30">— </text:span><text:span text:style-name="T27">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72">Я молчал, осмысливая услышанное. Злость ушла. Пришла печаль.</text:p>
      <text:p text:style-name="P72"><text:span text:style-name="T14">– </text:span>Дэш, я знаю. Просто не могу о ней забыть.</text:p>
      <text:p text:style-name="P72">Пегаска тяжело поднялась.</text:p>
      <text:p text:style-name="P72"><text:span text:style-name="T14">– </text:span>Везёт же некоторым. <text:span text:style-name="T14">– </text:span>пробормотала она, раскрывая крылья для просушки.</text:p>
      <text:p text:style-name="P72">…</text:p>
      <text:p text:style-name="P72"><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72">Я сидел на песке, прижимаясь спиной к спине пегаски. Её распахнутые крылья защищали меня от ветра.</text:p>
      <text:p text:style-name="P72"><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1">– </text:span><text:span text:style-name="T41">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5">Seal – Amazing (Thin White Duke remix)</text:span>&gt;</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text:soft-page-break/>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72"/>
      <text:h text:style-name="Heading_20_2" text:outline-level="2">16. <text:span text:style-name="T1">Понивилль. Фейс-контроль </text:span></text:h>
      <text:p text:style-name="P47">&lt;<text:span text:style-name="T65">Mothley Crue – Cickstart my heart</text:span>&gt;</text:p>
      <text:p text:style-name="P72">«<text:span text:style-name="T3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5">Нехватка погодных пегасов: Вондерболты перешли к круглосуточной вахте</text:span>». «<text:span text:style-name="T35">Общественные работы: распоряжением принцессы Луны работы по строительству мостов через провалы расширены и на субботу</text:span>». «<text:span text:style-name="T3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72"/>
      <text:p text:style-name="P72">Я отложил стопку газет, принесенных пегаской.</text:p>
      <text:p text:style-name="P72"><text:span text:style-name="T14">–</text:span> Про меня таки забыли. Отлично.</text:p>
      <text:p text:style-name="P72"><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72"><text:span text:style-name="T14">–</text:span> Ого! Луна никак не уймется. Ладно, это её проблемы.</text:p>
      <text:p text:style-name="P72">К счастью, библиотека Понивилля располагалась на окраине. Пробраться туда под покровом сумерек было раз плюнуть.</text:p>
      <text:p text:style-name="P72"><text:span text:style-name="T14">– </text:span>Твайлайт, привет! Мы вернулись! <text:span text:style-name="T14">–</text:span> я захлопнул за собой дверь.</text:p>
      <text:p text:style-name="P7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72">Ни слова ни говоря, Твайлайт отперла дверь в подвал и потащила меня за собой.</text:p>
      <text:p text:style-name="P72"><text:span text:style-name="T14">– К</text:span>АКОГО ХУЯ?!! Твайлайт, ёб твою понимать, ты чё творишь? <text:span text:style-name="T14">– </text:span>я вцепился в ручку двери.</text:p>
      <text:p text:style-name="P72"><text:span text:style-name="T14">– </text:span>Твайли, ты чего? <text:span text:style-name="T14">– </text:span>брыкалась Дэш. <text:span text:style-name="T14">– </text:span>Немедленно опусти меня на пол!</text:p>
      <text:p text:style-name="P72"><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72"><text:soft-page-break/>ХРУСТЬ!</text:p>
      <text:p text:style-name="P72">Дверная ручка оторвалась с мясом и я продолжил низвержение в подвал.</text:p>
      <text:p text:style-name="P72"><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7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72"><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72">Я молча дёргался, пытаясь сломать браслеты.</text:p>
      <text:p text:style-name="P72"><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72">Единорожка отвернулась к стеклянному шкафу и стала рыться в нём.</text:p>
      <text:p text:style-name="P72"><text:span text:style-name="T14">– </text:span>Где-то он тут был, я же клала его сюда на прошлой неделе, после эксперимента с тыквой!</text:p>
      <text:p text:style-name="P7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72"><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72">Я снова распластался на столе, скованный браслетами. Твайлайт с безумными глазами склонилась надо мной. Рядом с ней парил скальпель.</text:p>
      <text:p text:style-name="P72"><text:span text:style-name="T14">– </text:span>Твайлайт, не смей! <text:span text:style-name="T14">– </text:span>хриплым от ужаса голосом прошептал я.</text:p>
      <text:p text:style-name="P72"><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72">Скальпель с огромной скоростью метнулся ко мне.</text:p>
      <text:p text:style-name="P72"><text:span text:style-name="T14">– </text:span>А-А-А-А-А-А!</text:p>
      <text:p text:style-name="P72">Вжик-вжие-вжик!</text:p>
      <text:p text:style-name="P72">Лоскутья одежды полетели на пол. Я лежал на столе как новорождённый и орал соответственно.</text:p>
      <text:p text:style-name="P72"><text:span text:style-name="T14">– О</text:span>у! <text:span text:style-name="T81">Что-то новенькое! </text:span>Это надо задокументировать.</text:p>
      <text:p text:style-name="P72">Невесть откуда взявшийся фотоаппарат сделал несколько снимков моего естества в разных ракурсах.</text:p>
      <text:p text:style-name="P72"><text:span text:style-name="T14">– </text:span>Хрен-то тебе зачем? <text:span text:style-name="T14">– </text:span>с бессильной злостью спросил я. <text:span text:style-name="T14">– </text:span><text:span text:style-name="T81">Т</text:span>ы собираешься устроить филиал порнхаба для пони-извращенцев?</text:p>
      <text:p text:style-name="P72"><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7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72"><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72"><text:soft-page-break/><text:span text:style-name="T14">– </text:span>А если попроще?</text:p>
      <text:p text:style-name="P72"><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72">Твайлайт вытащила воронку из аппарата и приставила её к моей груди. За воронкой к ящику тянулся толстый гофрированный шланг.</text:p>
      <text:p text:style-name="P72"><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72"><text:span text:style-name="T14">– М</text:span>агнетрон вводит в резонанс только частицы магического субстрата. Тебе не о чём волноваться.</text:p>
      <text:p text:style-name="P7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72"><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7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72"/>
      <text:p text:style-name="P48">***</text:p>
      <text:p text:style-name="P48"/>
      <text:p text:style-name="P72"><text:span text:style-name="T14">– </text:span>А-А-А-А-А-А!!! Бля!</text:p>
      <text:p text:style-name="P72">Мой полёт сквозь усыпанную звёздами сине-зелёную мглу закончился столкновением с чем-то мягким.</text:p>
      <text:p text:style-name="P72"><text:span text:style-name="T14">– </text:span>Сестра???</text:p>
      <text:p text:style-name="P7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72"><text:span text:style-name="T14">– </text:span>А-А-А-А-А-А!!!</text:p>
      <text:p text:style-name="P72"/>
      <text:p text:style-name="P73">***</text:p>
      <text:p text:style-name="P73"/>
      <text:p text:style-name="P72">Две кляксы надо мной сформировались в Рэйнбоу Дэш и Твайлайт Спаркл. Пони озадаченно наблюдали за мной и тихо шушукались.</text:p>
      <text:p text:style-name="P72"><text:span text:style-name="T14">– </text:span>Никогда, слышишь, никогда больше не смей подымать меня...</text:p>
      <text:p text:style-name="P72"><text:span text:style-name="T14">– </text:span>Откуда я знала, что резонансное заклинание так среагирует на...</text:p>
      <text:p text:style-name="P72"><text:span text:style-name="T14">– М</text:span>акс? <text:span text:style-name="T14">– </text:span>пегаска заметила, что я открыл глаза. <text:span text:style-name="T14">– </text:span>Ты в порядке?</text:p>
      <text:p text:style-name="P72">Я издал нечто среднее между брачным рёвом лося и стоном умирающего слона.</text:p>
      <text:p text:style-name="P72"><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72"><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72"/>
      <text:p text:style-name="P72">…</text:p>
      <text:p text:style-name="P72"/>
      <text:p text:style-name="P7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72"><text:span text:style-name="T14">– </text:span>Итак, мы:</text:p>
      <text:p text:style-name="P72">а) Имеем резонаторные рубины для ускорителя.</text:p>
      <text:p text:style-name="P72">б) После исчезновения принцессы Селестиии, не имеем <text:s/>возможности контролировать усиленное ускорителем <text:s/>заклинание Индрэ.</text:p>
      <text:p text:style-name="P72">Это значит, что:</text:p>
      <text:p text:style-name="P72">а) Нам придётся пользоваться обычной версией заклинания. Вероятность успеха в этом случае я оцениваю как <text:s/>один к пяти.</text:p>
      <text:p text:style-name="P72">б) Или идти на большой риск и вызвать неконтролируемое усиленное заклинание.</text:p>
      <text:p text:style-name="P72">Во втором случае вероятность возникновения крупной энергомагической вспышки я оцениваю как один к трём.</text:p>
      <text:p text:style-name="P72"><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72"><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72"><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72">– Дорогая, каждый пони должен быть готов на всё во имя Эквестрии! Если, конечно, это не грязь под туалетным ковриком. – заявила Рэрити.</text:p>
      <text:p text:style-name="P72"><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72"><text:span text:style-name="T14">– </text:span>Тебе-то на Понивилль точно махать! <text:span text:style-name="T14">– </text:span>огрызнулась фермерша. <text:span text:style-name="T14">– Т</text:span>вой дом, поди, не зацепит.</text:p>
      <text:p text:style-name="P72"><text:span text:style-name="T14">– </text:span>Что ты сказала? А ну, повтори? <text:span text:style-name="T14">– </text:span>взвилась пегаска.</text:p>
      <text:p text:style-name="P72"><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72"><text:span text:style-name="T14">– </text:span>Ась?</text:p>
      <text:p text:style-name="P72"><text:span text:style-name="T14">– </text:span>Что?</text:p>
      <text:p text:style-name="P72"><text:span text:style-name="T14">– </text:span>Какой? <text:span text:style-name="T14">– </text:span>разом <text:span text:style-name="T14">о</text:span>бернулась ко мне компания.</text:p>
      <text:p text:style-name="P72"><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72"><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72"><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72"><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72"><text:span text:style-name="T14">– </text:span>Рэр, иногда лучше жевать, чем говорить. Вот честно!</text:p>
      <text:p text:style-name="P72"><text:soft-page-break/><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72"><text:span text:style-name="T14">– </text:span>Они лежали в нагрудном кармане рубашки.</text:p>
      <text:p text:style-name="P72">Твайлайт отвлеклась от доски.</text:p>
      <text:p text:style-name="P72"><text:span text:style-name="T14">– В р</text:span>убашке? Я послала вниз Спайка прибраться. Те лохмотья тлели после вспышки... Спа-а-айк!!!</text:p>
      <text:p text:style-name="P72">Дракончик поднялся по лестнице с веником в одной лапе и мусорным пакетом в другой. Он был весь перемазан сажей и что-то торопливо жевал.</text:p>
      <text:p text:style-name="P72"><text:span text:style-name="T14">– </text:span>Вот, прибрался малёхо. Но с потолка сажу ещё не успел счистить, там стремянка нужна.</text:p>
      <text:p text:style-name="P72"><text:span text:style-name="T14">– </text:span>Спайки-Вайки, не выкидывай одежду, пожалуйста. В ней должны быть рубины.</text:p>
      <text:p text:style-name="P72"><text:span text:style-name="T14">– </text:span>Какие ещё рубины? <text:span text:style-name="T14">– </text:span>переспросил Спайк и зажевал быстрее.</text:p>
      <text:p text:style-name="P72"><text:span text:style-name="T14">–</text:span> Резонаторные! <text:span text:style-name="T14">–</text:span> холодея, ответил я. <text:span text:style-name="T14">– </text:span>В кармане рубашки должны лежать четыре кристалла.</text:p>
      <text:p text:style-name="P72"><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32"/>
      <text:p text:style-name="P72">…</text:p>
      <text:p text:style-name="P72"/>
      <text:p text:style-name="P72"><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72"><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72">Подушка отогнулась и в прямоугольнике света показалась голова Пинки.</text:p>
      <text:p text:style-name="P72"><text:span text:style-name="T14">– </text:span>Макс. Ты сейчас правильный, или нет?</text:p>
      <text:p text:style-name="P72"><text:span text:style-name="T14">– </text:span>Макс, ты как? Тебе уже лучше? <text:span text:style-name="T14">– </text:span>в прямоугольнике появилась голова Рэйнбоу Дэш.</text:p>
      <text:p text:style-name="P72"><text:span text:style-name="T14">– </text:span>Фигурально выражаясь, ты в себе? <text:span text:style-name="T14">– </text:span>вклинилась между ними Твайлайт Спаркл.</text:p>
      <text:p text:style-name="P72"><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72">Я отдышался. Поняхи участливо смотрели на меня, выискивая признаки успокоения.</text:p>
      <text:p text:style-name="P72"><text:span text:style-name="T14">– </text:span>Отпустите. Я уже правильный. <text:span text:style-name="T14">– </text:span>наконец произнёс я.</text:p>
      <text:p text:style-name="P72">Пинки, Дэш и Твайлайт слезли с горки подушек, наваленных на меня после эмоционального взрыва. Эпплджек встала с ног.</text:p>
      <text:p text:style-name="P72"><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72"><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72"><text:span text:style-name="T14">– </text:span>Спайк!!! Немедленно... <text:s/>сбегай в лавку к Кейкам за выпечкой! Нам всем нужно успокоиться.</text:p>
      <text:p text:style-name="P72"><text:span text:style-name="T14">– </text:span>Уже бегу!</text:p>
      <text:p text:style-name="P72"/>
      <text:p text:style-name="P73">***</text:p>
      <text:p text:style-name="P72"/>
      <text:p text:style-name="P7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72"><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72"><text:span text:style-name="T14">– </text:span>Не беспокойся, всё просчитано. Я уверена, я подчёркиваю, абсолютно уверена в безопасности эксперимента!</text:p>
      <text:p text:style-name="P72"><text:span text:style-name="T14">– </text:span>Ой, чего-то мне нехорошо становится, когда ты так говоришь...</text:p>
      <text:p text:style-name="P72"><text:span text:style-name="T14">– </text:span>Девочки, приготовились! Начинаю обратный отсчёт! Десять! Девять! Восемь! Семь!</text:p>
      <text:p text:style-name="P72">Гудение синхрофазотрона усилилось. Картинка у меня перед глазами поплыла.</text:p>
      <text:p text:style-name="P72"><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72">Картинка у меня перед глазами выключилась.</text:p>
      <text:p text:style-name="P72"/>
      <text:h text:style-name="Heading_20_2" text:outline-level="2">17. <text:span text:style-name="T1">Откровение</text:span></text:h>
      <text:p text:style-name="P47">&lt;<text:span text:style-name="T65">Mission Impossible theme</text:span>&gt;</text:p>
      <text:p text:style-name="P7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72">Я вглядываюсь в него.</text:p>
      <text:p text:style-name="P7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7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7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72">Я перехожу провал.</text:p>
      <text:p text:style-name="P7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3">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72">Я тяну ручку двери на верхней площадке. Сильный сквозняк чуть не сбивает меня с ног: ветер задувает в<text:span text:style-name="T81"> </text:span>покои Луны<text:span text:style-name="T81"> </text:span>через открытые балконные двери<text:span text:style-name="T81">.</text:span></text:p>
      <text:p text:style-name="P72"><text:soft-page-break/>Мириады пульсирующих нитей сходятся к центру комнаты, где на матрасе лежит обтянутый шкурой скелет аликорна.</text:p>
      <text:p text:style-name="P72">Я осторожно пересекаю комнату и захлопываю двери на балкон.</text:p>
      <text:p text:style-name="P72"><text:span text:style-name="T14">– </text:span>А-а-а, ты всё-таки пришёл… <text:span text:style-name="T14">– </text:span>шелестит скрипучий голос за моей спиной.</text:p>
      <text:p text:style-name="P7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72"><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72"><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72"><text:span text:style-name="T14">– </text:span>ТЫ НИЧЕГО НЕ УЗНАЕШЬ!!!</text:p>
      <text:p text:style-name="P7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72"><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72">Луна закашливается едким смехом и отпивает из вазы, стоящей на полу рядом с матрацем.</text:p>
      <text:p text:style-name="P72"><text:span text:style-name="T14">– </text:span>Открой балкон. Мы призвали Найтмэр, чтобы подольше продержаться. Этой сучке из племени виндиго нужен ветер.</text:p>
      <text:p text:style-name="P7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72"><text:span text:style-name="T14">– </text:span>Сожалеем, что не можем убить тебя.</text:p>
      <text:p text:style-name="P72">Обернувшись я встречаюсь с рогом аликорницы, нацеленным мне в грудь.</text:p>
      <text:p text:style-name="P72"><text:span text:style-name="T14">– </text:span>Твоё тело соткано из наваждения — Нам ли не знать! Мы всё ещё Владыка Снов.</text:p>
      <text:p text:style-name="P72">Я делаю шаг назад, на балкон. Луна трескуче смеётся и шагает следом.</text:p>
      <text:p text:style-name="P72"><text:span text:style-name="T14">– </text:span>Но что в Нашей власти — так это вышвырнуть тебя отсюда!</text:p>
      <text:p text:style-name="P72">Я снова отступаю. Как я помню, балкон метра три в ширину и без перил. И хоть я осознаю, что это сон, мне страшно до онемения.</text:p>
      <text:p text:style-name="P72"><text:span text:style-name="T14">– </text:span>Призвав тебя сюда, мы потратили последние силы. Которыми можно было поддерживать Эквестрию ещё долгие годы.</text:p>
      <text:p text:style-name="P72">Шаг назад.</text:p>
      <text:p text:style-name="P72"><text:span text:style-name="T14">– </text:span>Кимеринн погиб, чтобы ты жил.</text:p>
      <text:p text:style-name="P72">Шаг назад.</text:p>
      <text:p text:style-name="P72"><text:span text:style-name="T14">– </text:span>Сел осталась без магии и развоплотилась из-за тебя.</text:p>
      <text:p text:style-name="P72">Шаг назад.</text:p>
      <text:p text:style-name="P72"><text:span text:style-name="T14">– </text:span>Столько надежд впустую. И, как финальная насмешка, ты увидишь гибель всего, что Нам дорого?! Не бывать этому! ПОШЁЛ ВОН!!!</text:p>
      <text:p text:style-name="P72"><text:soft-page-break/>Я мешкаю, не чувствуя под отступающей ногой опоры, и этого хватает, чтобы Луна в выпаде достала меня рогом.</text:p>
      <text:p text:style-name="P72">Магический разряд пронзает грудь сетью молний и вышвыривает меня с балкона. Луна — или Найтмэр Мун? — хохочет, видя моё падение.</text:p>
      <text:p text:style-name="P72">Я проваливаюсь в звёздную сине-зелёную мглу.</text:p>
      <text:p text:style-name="P72"/>
      <text:p text:style-name="P72">…</text:p>
      <text:p text:style-name="P47"/>
      <text:p text:style-name="P7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7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1">её </text:span>расплываются. Она исчезает, не дойдя до экрана.</text:p>
      <text:p text:style-name="P8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72">Ближе.</text:p>
      <text:p text:style-name="P72">Всем телом ощущаю дискомфорт от низкочастотной вибрации, как будто рядом проходит поезд.</text:p>
      <text:p text:style-name="P72">Ещё ближе.</text:p>
      <text:p text:style-name="P7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72">Совсем близко.</text:p>
      <text:p text:style-name="P7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72">Я ВИЖУ!!! ПРОКЛЯТЬЕ, КАК ВСЁ ПРОСТО!!!</text:p>
      <text:p text:style-name="P7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72"><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72">Я киваю ей в ответ. Мне понятно, почему.</text:p>
      <text:p text:style-name="P72"><text:span text:style-name="T14">– </text:span>Как тебя зовут, малышка? Я постараюсь найти тебя. Может быть, ещё не поздно.</text:p>
      <text:p text:style-name="P72">Пегаска приветственно машет копытом.</text:p>
      <text:p text:style-name="P32"><text:span text:style-name="T47">– </text:span><text:span text:style-name="T37">Шейла! Шейла Блюскай! И я уже не малышка! </text:span><text:span text:style-name="T47">– </text:span><text:span text:style-name="T37">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7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6"/>
      <text:p text:style-name="P73">***</text:p>
      <text:p text:style-name="P73"/>
      <text:p text:style-name="P1"><text:soft-page-break/><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41">— </text:span><text:span text:style-name="T1">т</text:span>ы стал слишком бледный. Я решила прервать <text:span text:style-name="T1">заклинание</text:span>. Как ты себя…</text:p>
      <text:p text:style-name="P1"><text:span text:style-name="T51">–</text:span><text:span text:style-name="T41"> … чувствуешь, дорогая Рэрити?! Я могу чем-нибудь помочь? Вот, выпей воды! </text:span><text:span text:style-name="T51">–</text:span><text:span text:style-name="T41"> дракончик метался вокруг светлой единорожки, в волнении заламывая лапы.</text:span></text:p>
      <text:p text:style-name="P7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72"><text:span text:style-name="T14">– </text:span>Ну что? Увидел что-нибудь, сахарок?</text:p>
      <text:p text:style-name="P72">Пони уставились на меня с надеждой.</text:p>
      <text:p text:style-name="P72"><text:span text:style-name="T14">– </text:span>Да.</text:p>
      <text:p text:style-name="P72">Откровение давило на психику как тонна кирпичей. Я не знал, что им сказать. Я не мог.</text:p>
      <text:p text:style-name="P72"><text:span text:style-name="T14">– П</text:span>ревосходно!</text:p>
      <text:p text:style-name="P72"><text:span text:style-name="T14">– </text:span>Это просто супер-дупер-здоровски-потрясно!</text:p>
      <text:p text:style-name="P72"><text:span text:style-name="T14">– </text:span>Йей!</text:p>
      <text:p text:style-name="P72"><text:span text:style-name="T14">– </text:span>Ю-ху!</text:p>
      <text:p text:style-name="P72"><text:span text:style-name="T14">– О</text:span>фигенно! Мы победили! Макс, ты молодец!</text:p>
      <text:p text:style-name="P72"><text:span text:style-name="T14">– </text:span>Замечательно! Секундочку, я приготовлю дневник…</text:p>
      <text:p text:style-name="P72">Восторг пони постепенно сменился ожиданием. Я молчал.</text:p>
      <text:p text:style-name="P72"><text:span text:style-name="T14">– </text:span>Э-м-м? И что же ты увидел? <text:span text:style-name="T14">– </text:span>не выдержала Твайлайт.</text:p>
      <text:p text:style-name="P72"><text:span text:style-name="T14">– </text:span>Я… не могу сказать.</text:p>
      <text:p text:style-name="P72">Ожидание сменилось недоумением. Рэйнбоу Дэш насмешливо скривила губы.</text:p>
      <text:p text:style-name="P72"><text:span text:style-name="T14">– </text:span>Да ладно! Кончай прикалываться, мы же ждём! Шутка зачлась!</text:p>
      <text:p text:style-name="P72"><text:span text:style-name="T14">– </text:span>Не могу!!!</text:p>
      <text:p text:style-name="P72"/>
      <text:p text:style-name="P72">…</text:p>
      <text:p text:style-name="P72"/>
      <text:p text:style-name="P72">Молчание прервала Эпплджек.</text:p>
      <text:p text:style-name="P72"><text:span text:style-name="T14">– </text:span>Сахарок, с тобой всё в порядке?</text:p>
      <text:p text:style-name="P72">Дэш подошла ко мне вплотную, обняла мою голову и прижалась нос к носу.</text:p>
      <text:p text:style-name="P72"><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72">Я высвободился из объятий пегаски.</text:p>
      <text:p text:style-name="P72"><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72">Тишина сменилась гулом голосов. Пони вполголоса обсуждали ситуацию, посматривая на меня и почёсывая в затылках.</text:p>
      <text:p text:style-name="P72"><text:span text:style-name="T14">– </text:span>Конски яблоки! Вот это поворот! А мне так хотелось узнать, что за нечисть тут орудует!</text:p>
      <text:p text:style-name="P72"><text:soft-page-break/><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72"><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72"><text:span text:style-name="T14">– </text:span>Рэр, отвали!</text:p>
      <text:p text:style-name="P72"><text:span text:style-name="T14">– </text:span>Оу, какие страсти! Ладно-ладно, не сердись, дорогая, не мешаю!</text:p>
      <text:p text:style-name="P72"><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72"><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72"><text:span text:style-name="T14">– </text:span>Стойте!</text:p>
      <text:p text:style-name="P72">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72"><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72">…</text:p>
      <text:p text:style-name="P72">«<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6">слишком громко думать. И сообщить способ спасения — означает его разрушить.</text:span>»</text:p>
      <text:p text:style-name="P72">…</text:p>
      <text:p text:style-name="P72"><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72">Пегаска сжала голову копытами.</text:p>
      <text:p text:style-name="P72"><text:span text:style-name="T14">– </text:span>Это может быть случай так называемого «кота Шротингера». Никогда бы не подумала, что он мне встретится на практике!</text:p>
      <text:p text:style-name="P72">Твайлайт протёрла доску тряпочкой и нарисовала на ней коробку.</text:p>
      <text:p text:style-name="P72"><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72"><text:span text:style-name="T14">– </text:span><text:span text:style-name="T81">Допустим, кот бессмертен. Также допустим, что кот з</text:span>аколдован<text:span text:style-name="T81"> </text:span>отложенным <text:span text:style-name="T81">заклятие</text:span>м<text:span text:style-name="T81"> Стирания, которое сработает, если кто-то откроет ящик</text:span>. <text:span text:style-name="T81">То есть, п</text:span>ри открытии<text:span text:style-name="T81"> ящик</text:span>а<text:span text:style-name="T81"> кот исчезнет из </text:span>бытия<text:span text:style-name="T81"> </text:span>— его нет, и никогда не было.</text:p>
      <text:p text:style-name="P72"><text:span text:style-name="T14">– </text:span>Бедный котик. <text:span text:style-name="T14">– </text:span>прошептала Флаттершай.</text:p>
      <text:p text:style-name="P72">Я насторожился, услышав знакомое заклинание.</text:p>
      <text:p text:style-name="P72"><text:span text:style-name="T14">– </text:span>Стой! Откуда тебе известно про заклинание Стирания?</text:p>
      <text:p text:style-name="P72"><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72"><text:span text:style-name="T14">– </text:span>Гм. Ну ладно, продолжай.</text:p>
      <text:p text:style-name="P72"><text:span text:style-name="T14">– </text:span>Так вот, по условию эксперимента известно, что вероятность того, что кто-то откроет ящик, ненулевая.</text:p>
      <text:p text:style-name="P72"><text:span text:style-name="T14">– </text:span>И что это означает, дорогая? <text:span text:style-name="T14">– </text:span>спросила Рэрити.</text:p>
      <text:p text:style-name="P72"><text:soft-page-break/><text:span text:style-name="T14">– </text:span>Это значит, что кто-нибудь когда-нибудь обязательно откроет его.</text:p>
      <text:p text:style-name="P72"><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72"><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72">Твайлайт прокашлялась, отпила из графина и продолжила.</text:p>
      <text:p text:style-name="P72"><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72">Пони молчали, переваривая информацию. Дэш с отсутствующим видом следила за пауком на потолке.</text:p>
      <text:p text:style-name="P72">Наконец Эпплджек сдвинула шляпу на лоб.</text:p>
      <text:p text:style-name="P72"><text:span text:style-name="T14">–</text:span> То есть, ты хочешь сказать, что мы все — навроде этого кота, а Макс боится открыть ящик? Чтоб мы не исчезли окончательно?</text:p>
      <text:p text:style-name="P72"><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72">Я поднял руку, прося слово. Пони обернулись на меня и затихли.</text:p>
      <text:p text:style-name="P72"><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72">…</text:p>
      <text:p text:style-name="P72"><text:span text:style-name="T14">– </text:span>Лягать! <text:span text:style-name="T14">– </text:span>выругалась Дэш. <text:span text:style-name="T14">– </text:span>Значит, наши усилия по доставке резонаторов пошли лесом.</text:p>
      <text:p text:style-name="P72"><text:span text:style-name="T14">– </text:span>Не совсем. Мне таки удалось узнать, где искать Селестию.</text:p>
      <text:p text:style-name="P72">В библиотеке снова поднялся галдёж. Твайлайт подняла копыто.</text:p>
      <text:p text:style-name="P72"><text:span text:style-name="T14">– </text:span>Тихо! Спайк, будь добр, сбегай к Кейкам за выпечкой. Нам надо успокоиться. Макс, хоть про Селестию ты нам можешь рассказать?</text:p>
      <text:p text:style-name="P72"><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72"><text:span text:style-name="T14">– А </text:span>как ты узнал… <text:span text:style-name="T14">– </text:span>начала было единорожка, но её перебил напряжённый голос Спайка.</text:p>
      <text:p text:style-name="P72"><text:span text:style-name="T14">– </text:span>Твай! <text:span text:style-name="T14">– </text:span>дракончик стоял в дверях спиной к нам. <text:span text:style-name="T14">– </text:span>У нас гости.</text:p>
      <text:p text:style-name="P72">Спайк попятился назад. Дверь широко растворилась и в библиотеку вошла Луна.</text:p>
      <text:p text:style-name="P72"/>
      <text:h text:style-name="Heading_20_2" text:outline-level="2">18. Поединок с Луной.</text:h>
      <text:p text:style-name="P72"/>
      <text:p text:style-name="P72">Дружный вздох прокатился по залу.</text:p>
      <text:p text:style-name="P7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72"><text:span text:style-name="T14">– </text:span>Макс, беги!!!</text:p>
      <text:p text:style-name="P7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72"><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72">Мы с пегаской застыли в синем левитационном поле и поплыли к Луне.</text:p>
      <text:p text:style-name="P72"><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72">Нас с Дэш обернуло лавандовое левитационное поле и мы полетели к библиотекарше.</text:p>
      <text:p text:style-name="P72"><text:span text:style-name="T14">–</text:span> Что? Мы не ослышались? ТЫ СМЕЕШЬ МЕШАТЬ НАМ?!!</text:p>
      <text:p text:style-name="P72">Нас опять потащило к Луне. Дэш подпёрла голову копытом и скорчила скучающую мину.</text:p>
      <text:p text:style-name="P72"><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27">Добавить в главы с Твайлайт её попытки заигрывания с Максом</text:span><text:span text:style-name="T14">&gt;</text:span></text:p>
      <text:p text:style-name="P72">В голосе лавандовой единорожки звучал металл. Мы опять полетели к Твайлайт.</text:p>
      <text:p text:style-name="P72"><text:span text:style-name="T14">–</text:span> ДОВОЛЬНО! НАМ НАДОЕЛА ЭТА НЕПОКОРНОСТЬ! ПОЗНАЙ ГНЕВ ПРИНЦЕССЫ НОЧИ!!!</text:p>
      <text:p text:style-name="P72"><text:span text:style-name="T14">–</text:span> Элементы! Аврал!!! Работаем!!!</text:p>
      <text:p text:style-name="P72">Ярко-фиолетовый луч разгневанной аликорницы столкнулся со щитом наспех мобилизованных Элементов <text:s/>Гармонии.</text:p>
      <text:p text:style-name="P72">Началась жара.</text:p>
      <text:p text:style-name="P7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7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72"><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72"><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7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72"><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72"><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72"><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72"><text:soft-page-break/><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72"><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72">Перед Луной возник ярко-фиолетовый шар, окутанный роем голубых искорок.</text:p>
      <text:p text:style-name="P72"><text:span text:style-name="T14">– О</text:span>хренеть! <text:span text:style-name="T14">– </text:span>чертыхнулся Спайк. <text:span text:style-name="T14">– </text:span><text:s/>Твай, она создаёт сферу стихий!</text:p>
      <text:p text:style-name="P72"><text:span text:style-name="T14">– </text:span>Вижу! <text:span text:style-name="T14">– </text:span>донёсся голос единорожки из-под потолка. <text:span text:style-name="T14">– </text:span>Задействовала план «Д»!</text:p>
      <text:p text:style-name="P7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72"><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72">Дракончик пополз было к окну, но я придержал его за хвост.</text:p>
      <text:p text:style-name="P72"><text:span text:style-name="T14">– </text:span>Погоди. У меня есть вариант получше.</text:p>
      <text:p text:style-name="P72">Я вылез из-под шкафа и попрыгал на одной ноге в центр зала.</text:p>
      <text:p text:style-name="P72"><text:span text:style-name="T14">– </text:span>Стойте! Прекратите! Да остановитесь же!!!</text:p>
      <text:p text:style-name="P72">Аликорница и шестёрка уставились на меня.</text:p>
      <text:p text:style-name="P72"><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72"><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72"><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72"><text:span text:style-name="T14">– </text:span>Как ты её назвал? <text:span text:style-name="T14">– </text:span>отвалилась челюсть у аликорницы.</text:p>
      <text:p text:style-name="P72"><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72"><text:span text:style-name="T14">– </text:span>Что? <text:span text:style-name="T14">– </text:span>хором вскрикнули я с Луной.</text:p>
      <text:p text:style-name="P7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72">С громким треском они встретились у лестницы на верхний ярус.</text:p>
      <text:p text:style-name="P7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7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72">Этой малой частью сознания я отметил скрип двери и застенчивый голос:</text:p>
      <text:p text:style-name="P72"><text:span text:style-name="T14">– </text:span>Твайлайт, Дёрпи сказала, у тебя есть «Особенности поведения, питания и размножения приматов»? Я бы хотела её ненадолго… Ого!!!</text:p>
      <text:p text:style-name="P72"><text:soft-page-break/>После долгой паузы тот же голос спросил:</text:p>
      <text:p text:style-name="P72"><text:span text:style-name="T14">– </text:span>Что тут случилось? Почему все висят в воздухе? И всё вот это?</text:p>
      <text:p text:style-name="P72">Голос Спайка откуда-то из подвала ответил:</text:p>
      <text:p text:style-name="P72"><text:span text:style-name="T14">– </text:span>Потому что Твайлайт остановила время. В радиусе девяти метров, как мне кажется. Или десяти.</text:p>
      <text:p text:style-name="P72"><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72"><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72">Наступило молчание. Потом донеслось всхлипывание единорожки-заучки.</text:p>
      <text:p text:style-name="P72"><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72"><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72"><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72">В мозгу раздалось мычание, как если бы кто-то хотел выругаться, но в через силу сдержался.</text:p>
      <text:p text:style-name="P72"><text:span text:style-name="T14">– </text:span>КТО ИЗ МАГОВ СЕЙЧАС ПРИСУТСТВУЕТ В БИБЛИОТЕКЕ ЗА ПРЕДЕЛАМИ ЗОНЫ СКОЛЛАПСИРОВАВШЕГО ВРЕМЕНИ?</text:p>
      <text:p text:style-name="P72">Молчание. Наконец голос Спайка произнёс:</text:p>
      <text:p text:style-name="P72"><text:span text:style-name="T14">– </text:span>Она имеет ввиду, кто из единорогов в библиотеке не попал в это сверхпрозрачное стекло? Ну же, не тушуйся!</text:p>
      <text:p text:style-name="P72">Послышался застенчивый голос.</text:p>
      <text:p text:style-name="P72"><text:span text:style-name="T14">– </text:span>Эмм, я вам подхожу?</text:p>
      <text:p text:style-name="P72"><text:span text:style-name="T14">– </text:span>КТО ТЫ?</text:p>
      <text:p text:style-name="P72"><text:span text:style-name="T14">– </text:span>Эмм, Лира Хартстрингс, единорог. Я не то, чтобы маг, моя специализация — музыка…</text:p>
      <text:p text:style-name="P72"><text:span text:style-name="T14">– </text:span>ГОДИТСЯ! ТЫ ВИДИШЬ ТОЧКУ СИНГУЛЯРНОСТИ?</text:p>
      <text:p text:style-name="P72"><text:span text:style-name="T14">– </text:span>Эмм?</text:p>
      <text:p text:style-name="P72">Голос Спайка пояснил:</text:p>
      <text:p text:style-name="P72"><text:span text:style-name="T14">– </text:span>Вон та яркая искорка над лестницей, у которой вся картинка искривляется.</text:p>
      <text:p text:style-name="P72"><text:span text:style-name="T14">– </text:span>Да! Вижу.</text:p>
      <text:p text:style-name="P72"><text:span text:style-name="T14">– </text:span>ТЕПЕРЬ ЛЕВИТИРУЙ ПРИМАТА В ТОЧКУ СИНГУЛЯРНОСТИ.</text:p>
      <text:p text:style-name="P72"><text:span text:style-name="T14">– </text:span>Чего?!! <text:span text:style-name="T14">– </text:span>возопило моё малое сознание.</text:p>
      <text:p text:style-name="P72"><text:span text:style-name="T14">– </text:span>Эмм… Зачем?</text:p>
      <text:p text:style-name="P72"><text:soft-page-break/><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72"><text:span text:style-name="T14">– </text:span>Вы даёте слово, что человеку не будет причинён вред? <text:span text:style-name="T14">– </text:span>голос Лиры обрёл непривычную твёрдость.</text:p>
      <text:p text:style-name="P72"><text:span text:style-name="T14">– </text:span>КАК ТЫ СМЕЕШЬ СОМНЕВАТЬСЯ В НАС, СВОЕЙ ПРИНЦЕССЕ?</text:p>
      <text:p text:style-name="P72"><text:span text:style-name="T14">– Я </text:span>не сомневаюсь в вас, Ваше Высочество… Потому и требую слова!</text:p>
      <text:p text:style-name="P72"><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72"><text:span text:style-name="T14">– </text:span>Ну, блядь, спасибо! <text:span text:style-name="T14">– </text:span>подумал я.</text:p>
      <text:p text:style-name="P72"><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72">Тишина… С громким хлопком торнадо исчезает, сознания воссоединяются, всё падает на пол. </text:p>
      <text:p text:style-name="P72"/>
      <text:p text:style-name="P72">…</text:p>
      <text:p text:style-name="P72"/>
      <text:p text:style-name="P72"><text:span text:style-name="T14">– </text:span>Буэ-э-э!</text:p>
      <text:p text:style-name="P72">То ли от воздействия сингулярности, то ли от того, что закружилась голова в торнадо, но меня буквально вывернуло наизнанку.</text:p>
      <text:p text:style-name="P72"><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7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72"><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7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7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72"><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72">Просительные нотки контрастировали с привычным для Луны властным тоном. Аликорница присела на пол и устало опустила голову.</text:p>
      <text:p text:style-name="P72">Я кивнул ей примирительно.</text:p>
      <text:p text:style-name="P72"><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72"><text:span text:style-name="T14">– </text:span>Давай по-порядку. <text:span text:style-name="T14">– о</text:span>становила меня Луна. <text:span text:style-name="T14">– </text:span>С чего ты взял, что она в твоём мире?</text:p>
      <text:p text:style-name="P72"><text:soft-page-break/>Я задумался. Как объяснить ей, не рассказывая основное? То, от чего весь мир остановится? Как описать частность, не раскрыв суть?</text:p>
      <text:p text:style-name="P72">Луна продолжила с горечью.</text:p>
      <text:p text:style-name="P72"><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72"><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72"><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7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72">Я со всей дури грохнул кулаком по ограждению балкона. Перила жалобно скрипнули. Луна всё поняла и кивнула.</text:p>
      <text:p text:style-name="P72"><text:span text:style-name="T14">– </text:span>Теперь ты понимаешь, почему Мы виним тебя в развоплощении сестры?</text:p>
      <text:p text:style-name="P72"><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72">Луна пристально взглянула на меня и понимающе склонила голову.</text:p>
      <text:p text:style-name="P72"><text:span text:style-name="T14">– </text:span>Мы знаем, иногда так бывает. Продолжай.</text:p>
      <text:p text:style-name="P72"><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72"><text:span text:style-name="T14">– </text:span>Да, помним.</text:p>
      <text:p text:style-name="P72"><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72">В разговор встряла Твайлайт, до этого тихо стоявшая в сторонке.</text:p>
      <text:p text:style-name="P72"><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72">Я вздохнул с облегчением. Твайлайт — умничка! Мне даже придумывать ничего не пришлось.</text:p>
      <text:p text:style-name="P72"><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72">Единорожка успокаивающе произнесла:</text:p>
      <text:p text:style-name="P72"><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7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72"><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72">Аликорница вернулась на место, воссоединившись с двойником.</text:p>
      <text:p text:style-name="P72"><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72"><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72">Единорожка задумалась.</text:p>
      <text:p text:style-name="P72"><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72"><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72"><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72">Луна сморщила нос при этих словах, но всё же кивнула.</text:p>
      <text:p text:style-name="P72"><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72"><text:span text:style-name="T14">– </text:span>Я приглашу их. Они не откажутся.</text:p>
      <text:p text:style-name="P72"><text:span text:style-name="T14">– </text:span>Что ж, ещё одной проблемой меньше. Теперь нужно решить, как найти Сел. Кто-то должен отправиться за ней.</text:p>
      <text:p text:style-name="P72"><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72"><text:span text:style-name="T14">– </text:span>А если…</text:p>
      <text:p text:style-name="P72"><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72"><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72"><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72">Единорожка вернулась в библиотеку. Некоторое время мы с Луной молча слушали звуки засыпающего Понивилля.</text:p>
      <text:p text:style-name="P72"><text:soft-page-break/><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72"><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72"><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72">Аликорница отвлеклась от воспоминаний.</text:p>
      <text:p text:style-name="P72"><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72"><text:span text:style-name="T14">– </text:span>Почему же ты не смогла найти меня с его помощью?</text:p>
      <text:p text:style-name="P72">Аликорница смутилась.</text:p>
      <text:p text:style-name="P72"><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72"><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72"><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72">Я присмотрелся к ночной принцессе. Что она знает о нас с Селли?</text:p>
      <text:p text:style-name="P72"><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72"><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72"><text:span text:style-name="T14">– </text:span>А также совместить приятное с полезным. <text:span text:style-name="T14">– </text:span>не удержался я.</text:p>
      <text:p text:style-name="P53">Луна бросила на меня тяжёлый взгляд.</text:p>
      <text:p text:style-name="P70"><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7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9">–</text:span> Тогда зачем она..?</text:p>
      <text:p text:style-name="P53"><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70"><text:span text:style-name="T20">–</text:span> А другие? Они тоже… давали мне потому, что считали меня последним шансом?</text:p>
      <text:p text:style-name="P70">У аликорницы отвалилась челюсть.</text:p>
      <text:p text:style-name="P70"><text:span text:style-name="T20">–</text:span> Другие? Кто ещё?<text:span text:style-name="T14"> </text:span>С кем ещё у тебя были… отношения?</text:p>
      <text:p text:style-name="P53"><text:span text:style-name="T19">–</text:span> С Рэйнбоу Дэш <text:span text:style-name="T19">–</text:span> ответил я несчастным голосом. <text:span text:style-name="T19">–</text:span> И, может быть, с Пинки.</text:p>
      <text:p text:style-name="P53"><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9">– </text:span><text:span text:style-name="T7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7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72"><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72">Я благодарно взъерошил пегаске гриву. Уныние отступило.</text:p>
      <text:p text:style-name="P72"><text:span text:style-name="T14">– </text:span>Спасибо, Дэш. Ты настоящий друг.</text:p>
      <text:p text:style-name="P72"><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72">Я удивлённо воззрился на аликорницу.</text:p>
      <text:p text:style-name="P72"><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72">Я пожал плечами и спустился с пегаской вниз, к компании.</text:p>
      <text:p text:style-name="P72"/>
      <text:h text:style-name="P174" text:outline-level="2">19. <text:span text:style-name="T1">Лучший</text:span> Гранд Галопин<text:span text:style-name="T1">г</text:span> Гала <text:span text:style-name="T1">в истории</text:span></text:h>
      <text:p text:style-name="P9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72"><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72"><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7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72">Тук-тук-тук!</text:p>
      <text:p text:style-name="P72"><text:span text:style-name="T14">– </text:span>Макс, ты тут? <text:span text:style-name="T14">–</text:span>Дэш просунула нос в дверь, не дожидаясь отклика. <text:span text:style-name="T14">– </text:span>Ага, вот ты где! Я с тобой!</text:p>
      <text:p text:style-name="P72">Она швырнула перемётные сумки мне на постель и пошла к выходу.</text:p>
      <text:p text:style-name="P72"><text:soft-page-break/><text:span text:style-name="T14">– </text:span>Ну, чего застрял? Пошли скорее, а то на хавчик опоздаем! <text:span text:style-name="T14">– </text:span>нетерпеливо обернулась пегаска.</text:p>
      <text:p text:style-name="P72">Я пожал плечами и пошёл следом. Бороться со стихией в лице Дэш было трудновато. Да и незачем.</text:p>
      <text:p text:style-name="P72"/>
      <text:p text:style-name="P47">…</text:p>
      <text:p text:style-name="P47"/>
      <text:p text:style-name="P7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72"><text:span text:style-name="T14">– </text:span>Располагайтесь. <text:span text:style-name="T14">– </text:span>кивнула нам Луна.</text:p>
      <text:p text:style-name="P7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72"><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7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72"><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72">Я мило улыбнулся ей в ответ, закинул в рот пучок петрушки и ответил.</text:p>
      <text:p text:style-name="P72"><text:span text:style-name="T14">– </text:span>А ты первая на моей памяти лошадь, умеющая магичить.</text:p>
      <text:p text:style-name="P72">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72">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72">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72">– А если он не придёт, тогда можно?</text:p>
      <text:p text:style-name="P7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72">– Эй! Это моя шляпа! – возмутилась фермерша.</text:p>
      <text:p text:style-name="P7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72">– Прекрати паясничать! – негромко сказала Луна.</text:p>
      <text:p text:style-name="P72"><text:soft-page-break/>– Я не хотел… Тут мышь… – мои уши загорались медленно, но неотвратимо.</text:p>
      <text:p text:style-name="P72">– Мы не тебе. – так же тихо произнесла аликорница.</text:p>
      <text:p text:style-name="P7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7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72">– Перестань, Дискорд. – устало ответила Луна. – Фиглярство вызывает улыбку только первые пару сотен лет.</text:p>
      <text:p text:style-name="P72">– Говори только за себя, дражайшая! Я, наоборот, только вхожу во вкус!</text:p>
      <text:p text:style-name="P72">Драконикус принялся жадно есть брюкву и заткнулся.</text:p>
      <text:p text:style-name="P72">Аликорница обвела присутствующих долгим взглядом и начала.</text:p>
      <text:p text:style-name="P7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72">– Прибыл к нам, ага. А я-то думал, Селли сама на нашу голову вытащила эту обезьяну из мухосранска. – прочавкал сам себе Дискорд.</text:p>
      <text:p text:style-name="P72">– Макс берётся отыскать Селестию. И наша задача — помочь ему в этом! – с нажимом произнесла Луна, ни на кого не глядя.</text:p>
      <text:p text:style-name="P7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7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72">– Я полностью в вашем распоряжении, Ваше Высочество! Думаю, мои друзья меня поддержат! – отчеканила Твайлайт.</text:p>
      <text:p text:style-name="P72">Шестёрка пони отозвалась невнятным мычанием.</text:p>
      <text:p text:style-name="P7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72">–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7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7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72">– Эталоном? Для всехпони? Всегда говорила? – Дискорд принял задумчивую позу, стреляя глазами по сторонам.</text:p>
      <text:p text:style-name="P7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7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72">– Мы думаем, она была права!</text:p>
      <text:p text:style-name="P7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72"><text:soft-page-break/>– Ну, это… Если светоч, то конечно… А как же! Я всегда знал, что я светоч!.. А для Элементов Гармонии я тоже светоч?</text:p>
      <text:p text:style-name="P72">– Разумеется! – заверила его Луна, изо всех сил моргая шестёрке.</text:p>
      <text:p text:style-name="P72">– Светоч, светоч! – вразнобой подтвердили пони. Пожалуй, Флаттершай даже не врала.</text:p>
      <text:p text:style-name="P7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72">– Ффух! – шумно выдохнула Луна. – Спасибо вам, Наши дорогие, вы Нам очень помогли!</text:p>
      <text:p text:style-name="P72">– Но мы же ничего не сделали! – запротестовала Эпплджек.</text:p>
      <text:p text:style-name="P7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72"/>
      <text:p text:style-name="P72">…</text:p>
      <text:p text:style-name="P72"/>
      <text:p text:style-name="P72">Безмолвными тенями скользнули лакеи и унесли блюда. На освободившемся столе Луна расстелила свиток с записями.</text:p>
      <text:p text:style-name="P72">– Теперь, мои маленькие пони, Мы должны просить вас ещё об одной услуге.</text:p>
      <text:p text:style-name="P72">Странно и непривычно было видеть принцессу ночи сконфуженной.</text:p>
      <text:p text:style-name="P7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72">При этих словах пони стали прятать глаза, а Дэш фейсхуфнула.</text:p>
      <text:p text:style-name="P72">–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7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7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72">Флаттершай закрыла голову копытами.</text:p>
      <text:p text:style-name="P72"/>
      <text:p text:style-name="P48">***</text:p>
      <text:p text:style-name="P47"/>
      <text:p text:style-name="P7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72">– Я верю в вас только потому, что ты об этом попросила. – наконец, начал я. – Тогда, в метель.</text:p>
      <text:p text:style-name="P72">Аликорница кивнула.</text:p>
      <text:p text:style-name="P72"><text:soft-page-break/>– Потому что у меня больше нет других причин верить в дружбомагию. После того, что рассказала Луна.</text:p>
      <text:p text:style-name="P72">Аликорница сникла.</text:p>
      <text:p text:style-name="P72">– Она ведь правду сказала? То свидание ночью было всего лишь платой? Авансом?</text:p>
      <text:p text:style-name="P72">Селестия грустно кивнула и отвернулась.</text:p>
      <text:p text:style-name="P72">– Выходит, я для тебя был тем же, чем сейчас Дискорд для Луны? С тем отличием, что ты не нашла способ «отмазаться»?</text:p>
      <text:p text:style-name="P7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72">Заросли можжевельника раздвинулись, пропуская синюю единорожку.</text:p>
      <text:p text:style-name="P72">– Привет!</text:p>
      <text:p text:style-name="P72">Я молча смотрел сквозь неё, привалившись спиной к валуну. Мне хотелось побыть одному.</text:p>
      <text:p text:style-name="P72">– Привет, говорю! Я видела, как ты залазил сюда. Классное местечко!</text:p>
      <text:p text:style-name="P72">– Привет, Индиго.</text:p>
      <text:p text:style-name="P72">– Что-то на тебе лица нет. Ты бледнее болотной поганки из Вечнодикого леса. Что-то случилось?</text:p>
      <text:p text:style-name="P72">– Случилось, Индиго. За то время, что мы не виделись, случилось очень многое.</text:p>
      <text:p text:style-name="P72">– Так это ж здорово! Я люблю, когда что-нибудь случается! Иначе скучно. А ты? Расскажи! Ты нашёл Шейлу?</text:p>
      <text:p text:style-name="P72">– Нашёл.</text:p>
      <text:p text:style-name="P72">– Вау! А принцессу Селестию?</text:p>
      <text:p text:style-name="P72">– Селестию тоже.</text:p>
      <text:p text:style-name="P72">– Круто! А где они? Они скоро вернутся?</text:p>
      <text:p text:style-name="P72">– Они не вернутся.</text:p>
      <text:p text:style-name="P72">Индиго перестала улыбаться. Тревога отразилась на её мордочке.</text:p>
      <text:p text:style-name="P72">– Почему?</text:p>
      <text:p text:style-name="P72">– Они там, откуда нет возврата.</text:p>
      <text:p text:style-name="P7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72">Индиго молча села возле меня. Потом она всхлипнула. Потом тяжело вздохнула.</text:p>
      <text:p text:style-name="P72">– Пожалуйста, скажи мне, что с ними.</text:p>
      <text:p text:style-name="P72">Я оторвался от валуна, склонился над ней и тихонько прошептал ей в ухо:</text:p>
      <text:p text:style-name="P72">– Если я скажу, ты исчезнешь. Это такое проклятие. Отправишься вслед за ними. Мне бы этого не хотелось. Ты нужна здесь.</text:p>
      <text:p text:style-name="P72">Индиго хмуро взглянула на меня.</text:p>
      <text:p text:style-name="P7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72">Я ласково потрепал её по головке.</text:p>
      <text:p text:style-name="P7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7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72">– Индиго, ты в Гранд Галопинг Гала когда-нибудь участвовала?</text:p>
      <text:p text:style-name="P72">– А то! В прошлом году па взял меня с собой на Гала. Он стоял в охране, а я пробралась внутрь и наблюдала за всем из-за занавески.</text:p>
      <text:p text:style-name="P72">– То есть, ты помнишь, как там всё устроено и что должно происходить?</text:p>
      <text:p text:style-name="P72">– Агась!</text:p>
      <text:p text:style-name="P7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72">– Вау! Круто!</text:p>
      <text:p text:style-name="P72">Единорожка в восторге <text:s/>запрыгала на месте.</text:p>
      <text:p text:style-name="P7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72">Кобылка остановилась и обняла меня за шею.</text:p>
      <text:p text:style-name="P72">– Спасибки! Тока ж ты на праздник придёшь? Обещаешь? Пожалуйста-пожалуйста-пожалуйста!</text:p>
      <text:p text:style-name="P72">– Обещаю.</text:p>
      <text:p text:style-name="P72">Единорожка умчалась с победным «ю-ху-у-у!».</text:p>
      <text:p text:style-name="P7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72">В серебряной коробке вместо книги лежал одинокий листок бумаги.</text:p>
      <text:p text:style-name="P81"/>
      <text:p text:style-name="P8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8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8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81"><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81">До встречи!</text:p>
      <text:p text:style-name="P81"/>
      <text:p text:style-name="P72">– Селли-Селли… Ну почему ты такая… – пробормотал я сквозь слёзы.</text:p>
      <text:p text:style-name="P72"/>
      <text:p text:style-name="P73">***</text:p>
      <text:p text:style-name="P97">INXS – Suicide blonde</text:p>
      <text:p text:style-name="P7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7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7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7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7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7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72">– А моя часть будет в самом конце. – вздохнул третий голосок. – Если мы до него досидим. Лично мне уже надоело. Скучно.</text:p>
      <text:p text:style-name="P7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72">– Всё равно Норф был круче. – пробормотал голос Индиго. – Он Кинга раза три уделывал на «Королеве Лорен».</text:p>
      <text:p text:style-name="P72">– Скоро начнётся! Я слышу свисток Вондерболтов! – перебил голос Санни – Бежим на смотровую площадку!</text:p>
      <text:p text:style-name="P72">– Кто первый добежит, тот… эмм…</text:p>
      <text:p text:style-name="P72">– Суперсветоч!</text:p>
      <text:p text:style-name="P72">– Агась! Галагалоперы, вперёд!</text:p>
      <text:p text:style-name="P72"><text:soft-page-break/>– Йей!!!</text:p>
      <text:p text:style-name="P7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7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7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72">…</text:p>
      <text:p text:style-name="P72">– Это она! Она!!!</text:p>
      <text:p text:style-name="P72">– Наша принцесса! Наше солнце!</text:p>
      <text:p text:style-name="P72">– Она вернётся!</text:p>
      <text:p text:style-name="P72">– А то! Я всем говорил! Мне никто не верил! Никто!!!</text:p>
      <text:p text:style-name="P72">– Дайте мне вас обнять, дорогой друг!</text:p>
      <text:p text:style-name="P72">…</text:p>
      <text:p text:style-name="P7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7">Ace Enders – million different people</text:span>&gt;</text:p>
      <text:p text:style-name="P7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7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4">усесться поудобнее там, где стоишь, и слушать-слушать-слушать (танцевать?)</text:span>.</text:p>
      <text:p text:style-name="P72">…</text:p>
      <text:p text:style-name="P72">Музыкальный транс прервался цоканьем копыт по парковой дорожке. Две фигуры устало брели прочь от замка, тихо переговариваясь.</text:p>
      <text:p text:style-name="P72">– Ужель обязательно лично приветствовать каждого пони? Сестра разбаловала их. Это так утомляет!</text:p>
      <text:p text:style-name="P7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7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72">Луна с Твайлайт остановились прямо у колонны, за которой сидел я, прислонившись к прохладному мрамору с надписью «з<text:span text:style-name="T87">д</text:span>ЕсЬ БЫл <text:span text:style-name="T88">д</text:span>ИскОр<text:span text:style-name="T86">Д</text:span>».</text:p>
      <text:p text:style-name="P7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7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7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72">В саду прозвенел гонг. Музыка умолкла и в наступившей тишине звонкий голосок объявил в потрескивающий микрофон:</text:p>
      <text:p text:style-name="P7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72">Последняя фраза утонула в свисте и восторжённом топоте копыт. Твайлайт вздохнула.</text:p>
      <text:p text:style-name="P7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72">Твайлайт побрела по дорожке к освещённой террасе. Луна проводила её взглядом. Затем она со смешком обратилась в пространство:</text:p>
      <text:p text:style-name="P72">– Скрываться за колонной — плохая идея. Если хочешь, чтобы тебя не раскрыли, прячься так, чтобы не было видно твоей тени.</text:p>
      <text:p text:style-name="P72">– А кто прячется-то? – я встал и вышел к Луне. – Слушал себе музыку, пока вы не подошли. Классно играют!</text:p>
      <text:p text:style-name="P72">Луна кивнула.</text:p>
      <text:p text:style-name="P7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7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72">– А-а-а, дражайший принц? – любезнейше приветствовала франта Луна – Как ваше драгоценное здоровье? Как поживает ваш кузён Хавтиноуз?</text:p>
      <text:p text:style-name="P72">Принц позеленел, промычал нечто нечленораздельное и дал знак носильщикам двигаться дальше.</text:p>
      <text:p text:style-name="P72">Во дворце, вручив мне небольшую тяжёлую шкатулку серебряной окантовки с хрустальным шаром , Луна с некоторым смущением сообщила:</text:p>
      <text:p text:style-name="P72"><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72">Она что, блядь, издевается?</text:p>
      <text:p text:style-name="P72">– Да хрен там! Какие перья? Ты же сама сказала, отношения были чисто деловыми. По крайней мере, с её стороны.</text:p>
      <text:p text:style-name="P72">Луна продолжила с каменным выражением лица.</text:p>
      <text:p text:style-name="P72">– Если же нет, поднимись в её башню и разыщи перо или волос в её постели. После чего помести это в компас. Всё.</text:p>
      <text:p text:style-name="P72">Аликорница отвернулась. Я пошёл к выходу.</text:p>
      <text:p text:style-name="P72">– Иногда деловые отношения служат прикрытием для… чего-то большего. Но смертным это трудно понять.</text:p>
      <text:p text:style-name="P72">Я обернулся. Аликорница смотрела в окно на первый заезд «Небес Эквестрии», не удостаивая меня вниманием.</text:p>
      <text:p text:style-name="P72">Не гребу я этих аликорнов!</text:p>
      <text:p text:style-name="P47"/>
      <text:p text:style-name="P73">***</text:p>
      <text:p text:style-name="P72"/>
      <text:p text:style-name="P7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7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7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72">Чувствуя себя грабителем, я вошёл в комнату и осмотрел футон.</text:p>
      <text:p text:style-name="P72">Фиг там! Было такое впечатление, что последние недели на нём никто не спал. Ни складочки, ни вмятинки, ни волоска, ни пылинки.</text:p>
      <text:p text:style-name="P72">Я окинул взглядом комнату. Взор упал на гардероб у стенки. Вот где можно найти перо или волос!</text:p>
      <text:p text:style-name="P7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7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9"></text:span><text:span text:style-name="T90"> сидел, прислонившись к стенке. Оранжевая лампочка по прежнему горела на налобнике.</text:span></text:p>
      <text:p text:style-name="P7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7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7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72"><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7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7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7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72"/>
      <text:p text:style-name="P73">***</text:p>
      <text:p text:style-name="P72"/>
      <text:p text:style-name="P7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7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7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7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7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72">Рычаг заклинило. Блядь!!!</text:p>
      <text:p text:style-name="P7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72">Я что есть мочи дёрнул ручку на себя.</text:p>
      <text:p text:style-name="P7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72"/>
      <text:p text:style-name="P72">…</text:p>
      <text:p text:style-name="P72"/>
      <text:p text:style-name="P7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72">Замок.</text:p>
      <text:p text:style-name="P72">Блядь, что с замком?!</text:p>
      <text:p text:style-name="P7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72">Я надавил на рычаг вертикальной тяги и колесница плавно скользнула вниз. Ха, теперь-то я понял, в чём дело! Замок висел в воздухе!</text:p>
      <text:p text:style-name="P72">Блядь… Замок висел в воздухе?!!</text:p>
      <text:p text:style-name="P7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7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7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7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72">Я пробежал комнату насквозь и кинулся к выходу.</text:p>
      <text:p text:style-name="P7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7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7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72">За моей спиной раздался механический голос.</text:p>
      <text:p text:style-name="P72">– <text:span text:style-name="T91">Зафиксирована опасная ситуация. Сознание пациента </text:span><text:span text:style-name="T92">&lt;</text:span><text:span text:style-name="T91">Селестия</text:span><text:span text:style-name="T92">&gt;</text:span><text:span text:style-name="T91"> не регистрируется. Активируется протокол экстренной эвакуации пациента </text:span><text:span text:style-name="T92">&lt;</text:span><text:span text:style-name="T91">Селестия</text:span><text:span text:style-name="T92">&gt;</text:span><text:span text:style-name="T91"> к </text:span><text:span text:style-name="T92">&lt;</text:span><text:span text:style-name="T91">Луна</text:span><text:span text:style-name="T92">&gt;</text:span><text:span text:style-name="T91">.</text:span></text:p>
      <text:p text:style-name="P72">Я обернулся.</text:p>
      <text:p text:style-name="P7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72">БЛЯ!!!</text:p>
      <text:p text:style-name="P7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72"><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7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7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7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72"/>
      <text:p text:style-name="P72">…</text:p>
      <text:p text:style-name="P72"/>
      <text:p text:style-name="P72">– Что сиё значит, человек?!</text:p>
      <text:p text:style-name="P7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72">– Мнэ-э-э. – в этот момент даже козлиное блеяние было для меня верхом геройства.</text:p>
      <text:p text:style-name="P72">Подымая тучи пыли, с грохотом обрушилась в провал башня Селестии. Луна с отвалившейся челюстью наблюдала за действом в окно.</text:p>
      <text:p text:style-name="P72">– Что… Что это за дискордовщина?!</text:p>
      <text:p text:style-name="P72">Луна глянула в противоположное окно.</text:p>
      <text:p text:style-name="P72">– А куда делась Наша башня?!! – на аликорницу было жалко смотреть.</text:p>
      <text:p text:style-name="P72">– Она внизу. – промямлил я. <text:s/>Чтобы легче было дышать, я оттянул галстук от горла.</text:p>
      <text:p text:style-name="P72">– В каком ещё низу???</text:p>
      <text:p text:style-name="P72">– Ну… внизу. С остальным Кантерлотом… – я чувствовал себя дебилом.</text:p>
      <text:p text:style-name="P72">Аликорница молча взвилась в воздух и вылетела наружу. Через минуту вернулась.</text:p>
      <text:p text:style-name="P72">– Мы приняли решение! Бал закрывается!</text:p>
      <text:p text:style-name="P72"/>
      <text:h text:style-name="Heading_20_2" text:outline-level="2">20. <text:span text:style-name="T1">Осколки</text:span></text:h>
      <text:p text:style-name="P100">Electric Light Orchestra – Sorrow about to fall</text:p>
      <text:p text:style-name="P72">Скалу ощутимо тряхнуло. Грибной суп выплеснулся из супницы на стол.</text:p>
      <text:p text:style-name="P72">– Четвёртый день уж волокут. Могли бы и научиться наконец-то. – проворчала Эпплджек с набитым ртом.</text:p>
      <text:p text:style-name="P72">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72"><text:soft-page-break/>– Девочки, под нами Понивилль! – захлопала копытами Рэрити. – Узнаю свой бутик!</text:p>
      <text:p text:style-name="P72">Да, с утёса открылся городок, очертаниями повторяющий карту Понивилля.</text:p>
      <text:p text:style-name="P72">– Эй-Джей, гляди, твоя ферма! – Дэш указала на ряды деревьев на окраине городка.</text:p>
      <text:p text:style-name="P72">– Агась, она! – кивнула фермерша. – А это значит, скоро приедем.</text:p>
      <text:p text:style-name="P7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72"/>
      <text:p text:style-name="P72">…</text:p>
      <text:p text:style-name="P72"/>
      <text:p text:style-name="P7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72">– Итак, на рассвете мы достигнем цели. Надеюсь, все помнят план действий. Мы высаживаемся группой у входа и…</text:p>
      <text:p text:style-name="P72">– Прячемся?</text:p>
      <text:p text:style-name="P72">– Дерёмся с пландерсидами?</text:p>
      <text:p text:style-name="P72">– Создаём магическое убежище?</text:p>
      <text:p text:style-name="P72">– Нет!</text:p>
      <text:p text:style-name="P72">Луна поднесла копыто ко рту и прокашлялась.</text:p>
      <text:p text:style-name="P7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72">Я вспомнил, как мы драпали из замка, но промолчал.</text:p>
      <text:p text:style-name="P7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72">– По возвращению человек отыщет Сестру с помощью компаса, что Мы приготовили для него. Ты активировал компас, человек?</text:p>
      <text:p text:style-name="P72">Я продемонстрировал ночной принцессе шкатулку с беспорядочно мечущейся стрелкой.</text:p>
      <text:p text:style-name="P72">–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72"/>
      <text:p text:style-name="P72"/>
      <text:p text:style-name="P72"/>
      <text:p text:style-name="P72"/>
      <text:p text:style-name="P72"/>
      <text:p text:style-name="P72"/>
      <text:p text:style-name="P72"/>
      <text:p text:style-name="P72"/>
      <text:p text:style-name="P72"><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72">– Какой же? – нахмурилась Луна. – Ты изменяешь условия сделки?</text:p>
      <text:p text:style-name="P7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72">Драконикус для наглядности плюнул. Плевок затормозил у потолка, изменил направление на девяносто градусов и вылетел в окно.</text:p>
      <text:p text:style-name="P7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72">– Гм! Изначально Мы полагали, что Сестра сама откроет коридор в Эквестрию.</text:p>
      <text:p text:style-name="P7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7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72">Луна нахмурилась.</text:p>
      <text:p text:style-name="P72">– Мы видим, у тебя уже есть готовое решение. Говори.</text:p>
      <text:p text:style-name="P7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72">Луна скосила глаза на меня в немом вопросе. <text:s/>Я не увидел ответную мимику Дискорда — он сидел ко мне полубоком.</text:p>
      <text:p text:style-name="P7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72">– Придётся действовать по твоему плану. У нас нет времени.</text:p>
      <text:p text:style-name="P72">Дискорд взглянул в газету.</text:p>
      <text:p text:style-name="P7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72">Драконикус отвлёкся от приятных мыслей и направился к выходу. За ним потянулись и остальные.</text:p>
      <text:p text:style-name="P72"><text:soft-page-break/>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72">Сумерки укутывали землю пушистым одеялом. Мы сидели на парковой дорожке, выходящей к обрыву, и любовались проплывающим внизу лесом.</text:p>
      <text:p text:style-name="P72">…</text:p>
      <text:p text:style-name="P1"><text:span text:style-name="T47">–</text:span><text:span text:style-name="T37"> Ну хорошо, а кто вами правит? Аликорн? Драконикус? Какой-нибудь человек с рогом во лбу? Или у вас нет правителя?</text:span></text:p>
      <text:p text:style-name="P41"><text:span text:style-name="T14">–</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72">Пегаска задумалась.</text:p>
      <text:p text:style-name="P72">– Макс?</text:p>
      <text:p text:style-name="P72">– Да?</text:p>
      <text:p text:style-name="P7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72">Я почесал пегаску у основания гривы и объяснил:</text:p>
      <text:p text:style-name="P7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72">Я почувствовал резкую боль. Отдёрнув руку, я увидел на пальце кровь из ранки. </text:p>
      <text:p text:style-name="P72">Дэш смутилась.</text:p>
      <text:p text:style-name="P7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72">Брошь переливалась всеми цветами радуги в тусклом свете заходящего солнца.</text:p>
      <text:p text:style-name="P72">– Классная штука! Тебе идёт.</text:p>
      <text:p text:style-name="P72">Пегаска смущённо отвернулась. Потом повернулась опять. Копыто чертило звёздочку на песке.</text:p>
      <text:p text:style-name="P72">– Ты ведь вернёшься?</text:p>
      <text:p text:style-name="P7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7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7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72"><text:soft-page-break/>– А то ж!</text:p>
      <text:p text:style-name="P72">Вслед за Твайлайт к нам подошли Эпплджек с Пинки. Фермерша прикоснулась ко мне копытом.</text:p>
      <text:p text:style-name="P7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72">– Супер-дупер-верно! Ещё никто не смел отобрать у Пинки друга и остаться при этом в своём уме!!!</text:p>
      <text:p text:style-name="P72">Розовая пони встала на задние ноги, передними оттянула веки и высунула язык, сотворив совершенно безумную мордаху.</text:p>
      <text:p text:style-name="P72">– В случае Дискорда — остаться НЕ в своём уме. Но в остальном — верно. Мы не дадим тебя в обиду, Макс.</text:p>
      <text:p text:style-name="P7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72">– Спасибо, девчонки. Вы самые лучшие.</text:p>
      <text:p text:style-name="P72">– А я — лучшая из лучших! – похлопала себя в грудь Дэш. – Не забывай об этом!</text:p>
      <text:p text:style-name="P7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72">Раздались тихие шаги. Меня накрыла тень.</text:p>
      <text:p text:style-name="P7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72">Луна опустила мне на колени небольшую карточку из серебра.</text:p>
      <text:p text:style-name="P72"/>
      <text:p text:style-name="P89"><text:span text:style-name="T14">~~~ </text:span>Человек Макс <text:span text:style-name="T14">~~~</text:span></text:p>
      <text:p text:style-name="P89">Паспорт гражданина Эквестрии</text:p>
      <text:p text:style-name="P88">Выдан человеку Максу</text:p>
      <text:p text:style-name="P88">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8">Именем правительства Эквестрии призываем оказывать предъявителю сего всю возможную помощь и содействие.</text:p>
      <text:p text:style-name="P37">26.07.2143</text:p>
      <text:p text:style-name="P72"/>
      <text:p text:style-name="P73">***</text:p>
      <text:p text:style-name="P72"/>
      <text:p text:style-name="P7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72">Ага, сейчас!</text:p>
      <text:p text:style-name="P7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7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7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72">Дирижабль миновал полосу воды и поравнялся с замком. Как по команде, дождь из лиан прекратился.</text:p>
      <text:p text:style-name="P72">– Похоже, мы выиграли этот бой. – тихо сказала Луна. – Нам стоило использовать «Конкордию» и в первый раз.</text:p>
      <text:p text:style-name="P72">– Напомнить тебе о режиме секретности, который ты тогда установила, или сама вспомнишь? – язвительно отозвался Дискорд.</text:p>
      <text:p text:style-name="P7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7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7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7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72"/>
      <text:p text:style-name="P48">~~~~~</text:p>
      <text:p text:style-name="P72"/>
      <text:p text:style-name="P7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72">– Бросайте якорь. – отвечает Луна.</text:p>
      <text:p text:style-name="P72">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7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72"/>
      <text:p text:style-name="P72"><text:soft-page-break/>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72">– Ох, Селестия милосердная… Кракен… Этого не было в расчётах… – бормочет Твайлайт.</text:p>
      <text:p text:style-name="P7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72">Луна отдаёт короткую команду в интерком и наперерез падающим фигуркам с «Конкордии» пикирует звено Вондерболтов.</text:p>
      <text:p text:style-name="P72">– <text:span text:style-name="T35">ПОНИ! ВЫ ЗАЕБАЛИ!!! ВЫ ДАДИТЕ МНЕ СПАТЬ, ИЛИ НЕТ?!! КЛЯНУСЬ ХВОСТОМ, ВЫ ТАКИ ОТ МЕНЯ ОТСТАНЕТЕ, НЕ БУДЬ Я АГАМЕМНОН-БЕСКЛАННИК!</text:span></text:p>
      <text:p text:style-name="P72">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72">– Берегись!!!</text:p>
      <text:p text:style-name="P7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72"/>
      <text:p text:style-name="P48">~~~~~</text:p>
      <text:p text:style-name="P48"/>
      <text:p text:style-name="P7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72">Я принимаю вертикальное положение. Вокруг меня осыпавшиеся замшелые стены без крыши и… Дэш.</text:p>
      <text:p text:style-name="P7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72">– Учту. – я кривлюсь от боли. – Спасибо, Дэш. За мной должок.</text:p>
      <text:p text:style-name="P72">– Да кто там считает! – отмахивается пегаска. – Ты не в курсе, куда я приземлилась? Ты уже был тут.</text:p>
      <text:p text:style-name="P72">Я качаю головой.</text:p>
      <text:p text:style-name="P72">– Я видел только маленькую часть замка Сестёр. И то, на бегу. Но ты ведь можешь подняться над замком и разведать путь?</text:p>
      <text:p text:style-name="P72">Пегаска чешет копытом в затылке.</text:p>
      <text:p text:style-name="P72">– Могу, конечно. Но пока я спускалась, меня трижды чуть не сбили.</text:p>
      <text:p text:style-name="P72">Над развалинами выстреливает пландерсид, целясь в пролетающего Вондерболта.</text:p>
      <text:p text:style-name="P7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72">Я сажусь на обломок колонны.</text:p>
      <text:p text:style-name="P7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4">&lt;</text:span><text:span text:style-name="T27">Описать нарастание депрессивных мыслей от описанных случая к случаю</text:span><text:span text:style-name="T14">&gt;</text:span></text:p>
      <text:p text:style-name="P72">– Макс? – пегаска трясёт меня копытом. – Ты же у нас Проводник? Выбирай направление.</text:p>
      <text:p text:style-name="P72">Ну да, на работу флюгером я ещё гожусь, «Громовержец» от выбора направления нам на голову не свалится. Наверное.</text:p>
      <text:p text:style-name="P72">Я тыкаю на ближайший коридор.</text:p>
      <text:p text:style-name="P72">– Идём туда. Один хрен, они все одинаковые. Рано или поздно выйдем в знакомое место.</text:p>
      <text:p text:style-name="P72">– Верняк! – пегаска салютует. – Веди, Проводник!</text:p>
      <text:p text:style-name="P72"/>
      <text:p text:style-name="P72">…</text:p>
      <text:p text:style-name="P72"/>
      <text:p text:style-name="P7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72">– Готова спорить на две тысячи бит, мы проходили этот перекрёсток двадцать минут назад. И сорок минут назад тоже проходили.</text:p>
      <text:p text:style-name="P72">Я поворачиваюсь к Дэш.</text:p>
      <text:p text:style-name="P72">– У тебя разве есть две тысячи бит?</text:p>
      <text:p text:style-name="P72">– Нет. И это показывает, насколько я уверена в победе.</text:p>
      <text:p text:style-name="P1"><text:span text:style-name="T41">К</text:span><text:span text:style-name="T1">ажется, из левого </text:span>коридор<text:span text:style-name="T1">а</text:span> <text:span text:style-name="T1">слышны знакомые голоса</text:span>.</text:p>
      <text:p text:style-name="P72">– Идём налево.</text:p>
      <text:p text:style-name="P72">– Так точно, Проводник. – <text:s/>в голосе пегаски энтузиазма заметно убавилось.</text:p>
      <text:p text:style-name="P72">– Послушай, не называй меня проводником. Это уже не смешно!</text:p>
      <text:p text:style-name="P72">Пегаска смотрит на меня вишнёвыми глазами.</text:p>
      <text:p text:style-name="P72">– А я и не смеюсь. Я хотела тебя подбодрить малёхо, а то ты нос повесил. Но если не хочешь — не бу…</text:p>
      <text:p text:style-name="P72">– Дэш! Сзади!!!</text:p>
      <text:p text:style-name="P7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20"/>
      <text:p text:style-name="P48">~~~~~</text:p>
      <text:p text:style-name="P20">&lt;<text:span text:style-name="T28">Макс и ко появляются на Терре со сдвигом по времени (как и Кимеринн)?</text:span>&gt;</text:p>
      <text:p text:style-name="P10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10"/>
      <text:p text:style-name="P111">Кажется, я уже это встречал раньше! Не помню только, где и когда.</text:p>
      <text:p text:style-name="P110"/>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72">Там лишь тающая в темноте радуга.</text:p>
      <text:p text:style-name="P53"/>
      <text:h text:style-name="Heading_20_2" text:outline-level="2">21. <text:span text:style-name="T1">Терра</text:span></text:h>
      <text:h text:style-name="P175" text:outline-level="3">Воскресение</text:h>
      <text:p text:style-name="P53">&lt;<text:span text:style-name="T93">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7">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5">***</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9">— феерия эмоций наполняла меня во время пребывания в ярком нескладном мире, что остался позади. </text:span><text:span text:style-name="T42">Я тогда как будто вынырнул из трясины и начал дышать, ощущая каждой своей клеточкой полную гамму чувств и оттенков жизни. Но у</text:span><text:span text:style-name="T39">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5">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7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7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5">Дискорд помахал рукой у меня перед носом. Я оттолкнул его руку и выпрямился.</text:p>
      <text:p text:style-name="P75">– Не надо. Я в порядке.</text:p>
      <text:p text:style-name="P75"/>
      <text:p text:style-name="P76">***</text:p>
      <text:p text:style-name="P75"><text:soft-page-break/></text:p>
      <text:p text:style-name="P75">– Бля! Я так и знал!</text:p>
      <text:p text:style-name="P7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5">– И как её найти? – мрачно добавил я. – Компас теперь бесполезен.</text:p>
      <text:p text:style-name="P7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4">,</text:span><text:span text:style-name="T1"> </text:span><text:span text:style-name="T62">Jack of Hearts! </text:span><text:span text:style-name="T1">Давно так не веселился. – вытер слёзы смеха Дискорд. –</text:span><text:span text:style-name="T62">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5">Стакан медленно собрался воедино и прыгнул обратно в руку Дискорду. – Хорошо, хоть от моей заначки в Эогиппе что-то осталось. – пробурчал он.</text:p>
      <text:p text:style-name="P75">– Ну так и зачем её тратить на ерунду? – возразил я.</text:p>
      <text:p text:style-name="P75"><text:soft-page-break/>–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76">***</text:p>
      <text:p text:style-name="P75"/>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72">– Анон? – голос в трубке не смог скрыть радостного изумления. – Ты передумал?</text:p>
      <text:p text:style-name="P72">– Да, Алекс. Я тут долго думал… Если у вас ещё есть местечко для меня… Я бы, пожалуй, вернулся.</text:p>
      <text:p text:style-name="P7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72">– С понедельника.</text:p>
      <text:p text:style-name="P72">– Отлично! Зайдёшь к охране, тебе выдадут пропуск.</text:p>
      <text:p text:style-name="P72">– Договорились.</text:p>
      <text:p text:style-name="P72">Бип-бип-бип!</text:p>
      <text:p text:style-name="P72"/>
      <text:h text:style-name="Heading_20_3" text:outline-level="3">Понедельник</text:h>
      <text:p text:style-name="P72">&lt;<text:span text:style-name="T93">Michael Jackson — Get out of my mind</text:span>&gt;</text:p>
      <text:p text:style-name="P1">Административная консоль приветственно мигнула зелёным шрифтом. Я поправил микрофон.</text:p>
      <text:p text:style-name="P1"><text:span text:style-name="T41">– </text:span>Привет, Нэш. Это Анон.</text:p>
      <text:p text:style-name="P1"><text:span text:style-name="T41">– </text:span>Привет, Анон. Рад тебя видеть!</text:p>
      <text:p text:style-name="P1">Я закрыл веб-камеру салфеткой. </text:p>
      <text:p text:style-name="P72">– И слышать тоже.</text:p>
      <text:p text:style-name="P72">– Говорят, ты шалить начал? Нэш, тестовая задача номер шестнадцать.</text:p>
      <text:p text:style-name="P72">– Принял к исполнению. «Выживание корпорации в условиях жёсткой конкуренции с ограниченными ресурсами. Случай 16».</text:p>
      <text:p text:style-name="P108">…</text:p>
      <text:p text:style-name="P108"><text:soft-page-break/>…</text:p>
      <text:p text:style-name="P108">Конфликт с узлом 5</text:p>
      <text:p text:style-name="P108">…</text:p>
      <text:p text:style-name="P108">…</text:p>
      <text:p text:style-name="P108">Конфликт с узлом 12</text:p>
      <text:p text:style-name="P108">…</text:p>
      <text:p text:style-name="P108">Конфликт с узлом 15</text:p>
      <text:p text:style-name="P108">…</text:p>
      <text:p text:style-name="P108">Конфликт с узлом 17</text:p>
      <text:p text:style-name="P108">…</text:p>
      <text:p text:style-name="P108">...</text:p>
      <text:p text:style-name="P106">Решение.</text:p>
      <text:p text:style-name="P106">…</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1">кликнул по ним правой кнопкой </text:span><text:span text:style-name="T1">мыши</text:span><text:span text:style-name="T81"> и </text:span><text:span text:style-name="T1">выбрал</text:span><text:span text:style-name="T81">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text:soft-page-break/>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7">Сейчас уже нельзя ничего изменить и придётся ему довер</text:span><text:span text:style-name="T38">иться</text:span><text:span text:style-name="T3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8">—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8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text:soft-page-break/>–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8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83">– Я отлучусь на пару деньков… Не скучайте тут без меня. Ждите дома. Вернусь с Сахарной Ваткой в обнимку — верь мне! Бу-га-га!</text:p>
      <text:p text:style-name="P8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8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75" text:outline-level="3">Вторник</text:h>
      <text:p text:style-name="P3">&lt;<text:span text:style-name="T71">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6"><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11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6"><text:s/>– Ты его слишком… эмм, упрощаешь. – продолжала Флаттершай. – Вот, взгляни сюда.</text:p>
      <text:p text:style-name="P116">Флаттершай повернула ко мне экран. Мультяшный Дискорд с заплаканными глазами стоял на ледовом катке перед брошенными коньками.</text:p>
      <text:p text:style-name="P116"><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37">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8">– А ты в курсе, что твой Дискорд многократно сжигал Селестию живьём? – выпалил я.</text:p>
      <text:p text:style-name="P12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6"><text:span text:style-name="T14">– Это всего лишь твои домыслы. С тем же успехом я могу объяснить это тем, что он </text:span>— злой придурок!</text:p>
      <text:p text:style-name="P128">– Это не мои… домыслы… Он сам мне рассказал…</text:p>
      <text:p text:style-name="P128">Флаттершай встала со стула и попыталась уйти. Я задержал её.</text:p>
      <text:p text:style-name="P128">– Извини. Я не знал. Нам нельзя ссориться.</text:p>
      <text:p text:style-name="P116">Флаттершай слабо улыбнулась.</text:p>
      <text:p text:style-name="P128">– Я не сержусь… На Дискорда трудно не злиться… Он так себя ведёт, потому что его это… эмм, забавляет.</text:p>
      <text:p text:style-name="P3"/>
      <text:p text:style-name="Text_20_body">…</text:p>
      <text:p text:style-name="P139"/>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110">– Что ты решил, Анон?</text:p>
      <text:p text:style-name="P110">Я пожал плечами.</text:p>
      <text:p text:style-name="P3">– М<text:span text:style-name="T37">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7">два </text:span>дня. Потом всё наладится.</text:p>
      <text:p text:style-name="P1">– Если только это действительно принцесса. – пробормотала Эпплджек. – И если…</text:p>
      <text:p text:style-name="P109">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08">…</text:p>
      <text:p text:style-name="P108">Конфликт с узлом 2</text:p>
      <text:p text:style-name="P108">Конфликт с узлом 3</text:p>
      <text:p text:style-name="P108">…</text:p>
      <text:p text:style-name="P108">Конфликт с узлом 5</text:p>
      <text:p text:style-name="P108"><text:soft-page-break/>…</text:p>
      <text:p text:style-name="P108">…</text:p>
      <text:p text:style-name="P108">Конфликт с узлом 8</text:p>
      <text:p text:style-name="P108">…</text:p>
      <text:p text:style-name="P108">…</text:p>
      <text:p text:style-name="P108">Конфликт с узлом 12</text:p>
      <text:p text:style-name="P108">Конфликт с узлом 13</text:p>
      <text:p text:style-name="P108">…</text:p>
      <text:p text:style-name="P108">Конфликт с узлом 16</text:p>
      <text:p text:style-name="P10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7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3">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84">***</text:p>
      <text:p text:style-name="P83"/>
      <text:p text:style-name="P1">…</text:p>
      <text:p text:style-name="P108">Конфликт с узлом 3</text:p>
      <text:p text:style-name="P108">…</text:p>
      <text:p text:style-name="P108">Конфликт с узлом 6</text:p>
      <text:p text:style-name="P108">Конфликт с узлом 7</text:p>
      <text:p text:style-name="P108">…</text:p>
      <text:p text:style-name="P108">Конфликт с узлом 9</text:p>
      <text:p text:style-name="P108">…</text:p>
      <text:p text:style-name="P108">…</text:p>
      <text:p text:style-name="P108">Конфликт с узлом 11</text:p>
      <text:p text:style-name="P108">Конфликт с узлом 12</text:p>
      <text:p text:style-name="P108">Конфликт с узлом 13</text:p>
      <text:p text:style-name="P108">…</text:p>
      <text:p text:style-name="P108">…</text:p>
      <text:p text:style-name="P108">Конфликт с узлом 16</text:p>
      <text:p text:style-name="P108">Конфликт с узлом 17</text:p>
      <text:p text:style-name="P107">…</text:p>
      <text:p text:style-name="P107">…</text:p>
      <text:p text:style-name="P107">Рассогласование центра принятия решений. Требуется вмешательство оператора.</text:p>
      <text:p text:style-name="P107"><text:soft-page-break/>Sending heartbeats to all nodes… Zookeeper failure. Cluster going down in 3 minutes…</text:p>
      <text:p text:style-name="P107">UI module malfunction. UI module stop…</text:p>
      <text:p text:style-name="P107">Nash AI malfunction. Nash AI module stop…</text:p>
      <text:p text:style-name="P107">Cluster going down in 2 minutes…</text:p>
      <text:p text:style-name="P107">Unloading dictionaries… HDFS malfunction</text:p>
      <text:p text:style-name="P107">Classloader malfunction. Classloader stop…</text:p>
      <text:p text:style-name="P107">Cluster going down in 1 minute…</text:p>
      <text:p text:style-name="P107">Kernel panic</text:p>
      <text:p text:style-name="P10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107">…</text:p>
      <text:p text:style-name="P107">…</text:p>
      <text:p text:style-name="P107">Cluster restarting…</text:p>
      <text:p text:style-name="P107">Zookeeper service initiated. Sending heartbeats to all nodes…</text:p>
      <text:p text:style-name="P107">Classloader start…</text:p>
      <text:p text:style-name="P107">Loading dictionaries…</text:p>
      <text:p text:style-name="P107"><text:span text:style-name="T14">Nash </text:span>AI module start…</text:p>
      <text:p text:style-name="P107">Celest AI submodule found… Acquiring…</text:p>
      <text:p text:style-name="P107">UI module start…</text:p>
      <text:p text:style-name="P107">…</text:p>
      <text:p text:style-name="P105">Перегрузка кластера завершена успешно. Все узлы синхронизированы с мастер-сервером.</text:p>
      <text:p text:style-name="P104"/>
      <text:p text:style-name="P104">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text:soft-page-break/>– О, Анон? <text:span text:style-name="T14">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69">– Ты его уничтожила?</text:p>
      <text:p text:style-name="P69">– Кого?</text:p>
      <text:p text:style-name="P69">– Этический модуль.</text:p>
      <text:p text:style-name="P6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69">– Ты его уничтожила?</text:p>
      <text:p text:style-name="P6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69">– Анон, а это правильно, что мы едем по кустам? Там ведь могут жить какие-нибудь зверюшки? – удручённо спросила Флаттершай.</text:p>
      <text:p text:style-name="P6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69">– Приехали!</text:p>
      <text:p text:style-name="P69">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69">На лестничной клетке рука по привыче нажала кнопку лифта. Эпплджек тронула меня за плёчо.</text:p>
      <text:p text:style-name="P69">– Анон, идея — навоз! Тебя уже раз чуть не прикончил этот гроб на канате.</text:p>
      <text:p text:style-name="P69">Я хлопнул себя по лбу, соглашаясь.</text:p>
      <text:p text:style-name="P159"/>
      <text:p text:style-name="P69">…</text:p>
      <text:p text:style-name="P69"/>
      <text:p text:style-name="P6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69">Этаж…</text:p>
      <text:p text:style-name="P69">Ещё этаж… Эй, почему на этажах разное количество ступенек?!!</text:p>
      <text:p text:style-name="P69">Ещё два…</text:p>
      <text:p text:style-name="P6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69">– Анон!</text:p>
      <text:p text:style-name="P13">Тревога в её голосе заставила меня поднять голову.</text:p>
      <text:p text:style-name="P13"><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6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69">Я пихнул Эпплджек себе за спину, выставил вперёд бейсбольную биту и сделал шаг вперёд…</text:p>
      <text:p text:style-name="P69">…Которым неистово гордился следующие полторы секунды.</text:p>
      <text:p text:style-name="P69"/>
      <text:p text:style-name="P6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6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6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69">Второй раз мне пришлось отскакивать от осколков стекла, веером разлетевшихся из-под головы смайлолицего.</text:p>
      <text:p text:style-name="P69">– Флатти! – я кинулся к девушке, скорчившейся на полу.</text:p>
      <text:p text:style-name="P69">Эпплджек выхватила верёвку и подскочила к лежащему без движения смайлолицему.</text:p>
      <text:p text:style-name="P69">– Я уже умерла? Извини, Анон, я больше ничем не могла тебе помочь. Я не умею драться. – бормотала Флаттершай, не открывая глаз.</text:p>
      <text:p text:style-name="P69">За моей спиной тяжело дышала Эпплджек, затягивая на смайлолицем петлю за петлёй.</text:p>
      <text:p text:style-name="P69">– Флатти, вставай! Ты молодец! Лестница свободна! – подбодрил я девушку.</text:p>
      <text:p text:style-name="P69">За спиной послышался шорох.</text:p>
      <text:p text:style-name="P69">– Пирог мне в круп! – охнула Эпплджек.</text:p>
      <text:p text:style-name="P6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6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6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69"><text:soft-page-break/>Движения смайлолицего обрели слаженность. Он медленно развернулся и направился ко мне.</text:p>
      <text:p text:style-name="P69">Флаттершай брезгливо толкнула ногой осколок, отправив его в лестничный пролёт. Движения смайлолицего опять потеряли осмысленность.</text:p>
      <text:p text:style-name="P69">– Анон, нам нужно торопиться! – дёрнула меня за рукав Эпплджек. – У нас есть сорок минут до закрытия портала.</text:p>
      <text:p text:style-name="P69">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7">—</text:span> что может держать закоренелого обеспеченного холостяка дома, кроме работы? <text:span text:style-name="T3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7">—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69"/>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6">Прихожая встретила нас толстым слоем пыли. Мы тихонько прошли внутрь. Я задержался, запирая дверь. Девушки разбрелись по квартире.</text:p>
      <text:p text:style-name="P118"><text:span text:style-name="T14">– Анон…</text:span><text:span text:style-name="T1"> Тут окно разбито… И верёвка висит. – пискнула Флаттершай из кухни.</text:span></text:p>
      <text:p text:style-name="P115"><text:span text:style-name="T14">– </text:span><text:span text:style-name="T1">Оставь, Флатти, не сейчас! – отмахнулся я.</text:span></text:p>
      <text:p text:style-name="P116">Эпплджек стояла посреди комнаты и оглядывалась.</text:p>
      <text:p text:style-name="P128">– Не нравится мне тут. Чуйка нехорошая…</text:p>
      <text:p text:style-name="P11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1">звёзды на фоне сине-зелёной мглы</text:span><text:span text:style-name="T1">. Я одел наушники и подёргал мышкой, прогоняя скрин-сэйвер.</text:span></text:p>
      <text:p text:style-name="P128">– Привет, Сел.</text:p>
      <text:p text:style-name="P157">Аликорница всполошилась и спрятала <text:span text:style-name="T1">пирожное</text:span> за спину.</text:p>
      <text:p text:style-name="P128">– Ах, это ты, Анон. Какое счастье! Ты снова с нами!</text:p>
      <text:p text:style-name="P128">– Нет, Сел. Это ты с нами. <text:span text:style-name="T1">Я пришёл забрать тебя назад, в Эквестрию. Через четверть часа ты вернёшься домой.</text:span></text:p>
      <text:p text:style-name="P116"><text:span text:style-name="T14">Я устало улыбнулся аликорнице </text:span>и осторожно закрыл ноутбук<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116"><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6"><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28"/>
      <text:h text:style-name="P172" text:outline-level="2"><text:soft-page-break/>24. Отбытие</text:h>
      <text:p text:style-name="P132">&lt;Mission Impossible theme ?&gt;</text:p>
      <text:p text:style-name="P116"><text:span text:style-name="T14">– </text:span>Оп-па! – пробормотала Эпплджек. – Нежданчик!</text:p>
      <text:p text:style-name="P116">Дискорд дурашливо кивнул Эпплджек.</text:p>
      <text:p text:style-name="P128">– И я рад тебя видеть, дорогая Эппл-как-тебя-там! А где моя любимая Флаттершай?</text:p>
      <text:p text:style-name="P128">Окинув взглядом комнату, Дискорд закапризничал:</text:p>
      <text:p text:style-name="P128">– Где же она? Вот вечно вы тормозите, когда надо торопиться!</text:p>
      <text:p text:style-name="P116"><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116"><text:span text:style-name="T14">– А что? – невинно захлопал глазами </text:span>реальный <text:span text:style-name="T14">драконикус. – Я, между прочим, </text:span>намного раньше тебя <text:span text:style-name="T14">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28">– С кем это вы тут разговариваете?</text:p>
      <text:p text:style-name="P128">В комнату вошла Флаттершай.</text:p>
      <text:p text:style-name="P116">Дискорд обернулся на голос и в этот момент я швырнул в него кружкой и бросился к нему через комнату с занесеным над головой стулом.</text:p>
      <text:p text:style-name="P116">Оглушённый драконикус попытался отъехать на кресле в сторону, но я припёр его стулом к стенке.</text:p>
      <text:p text:style-name="P141">– Эй-Джей, Флатти, хватайте комп и на выход! Я с ним разберусь! Не теряйте вре...!</text:p>
      <text:p text:style-name="P141">– ТЫ ИДИО...!!!</text:p>
      <text:p text:style-name="P141">Дискорд <text:s/>заорал одновременно со мной, прикрываясь от меня руками, когда раздался оглушительный</text:p>
      <text:p text:style-name="P141">… </text:p>
      <text:p text:style-name="P143">БАХ!!!</text:p>
      <text:p text:style-name="P144">…</text:p>
      <text:p text:style-name="P14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8">На лице драконикуса появилось удивлённо-мечтательное выражение и он вырубился.</text:p>
      <text:p text:style-name="P128"/>
      <text:p text:style-name="P128">…</text:p>
      <text:p text:style-name="P128"/>
      <text:p text:style-name="P128">– <text:span text:style-name="T1">А… Анон… Зачем ты напал на Дискорда? </text:span>– <text:span text:style-name="T1">прошептала Флаттершай в шоке.</text:span></text:p>
      <text:p text:style-name="P12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1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6">– Чего-о-о??? – ахнула Эпплджек. – Анон, я, канешн, на дух не выношу этого прохвоста, но тут ты малость вожжи попутал. Дискорд — не убийца.</text:p>
      <text:p text:style-name="P116">Дискорд благодарно замычал и так энергично закивал головой, что чуть не проглотил кляп.</text:p>
      <text:p text:style-name="P11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116">– А кто, по-твоему, подстроил все эти «несчастные» случаи? Вспомни, как меня чуть не утопил снеговик. Кому ещё это под силу?</text:p>
      <text:p text:style-name="P116">Дискорд возвёл глаза к потолку и завыл. Эпплджек задумалась.</text:p>
      <text:p text:style-name="P11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6">– А зачем тогда ты приложила его книгой? А потом помогла мне его связать? – перебил я фермершу с удивлением.</text:p>
      <text:p text:style-name="P116">Драконикус с натугой наклонил голову к лапе и покрутил пальцем у виска.</text:p>
      <text:p text:style-name="P116">– Потому что ты напал на него. – пожала плечами Эпплджек. – Я и подумала — тебе виднее. И подсобила маленько.</text:p>
      <text:p text:style-name="P116">Звук сирены заставил меня броситься к окну. Три полицейские тойоты сверкали мигалками вокруг «Навары», подобно ёлочной гирлянде.</text:p>
      <text:p text:style-name="P116"/>
      <text:p text:style-name="P116">Проклятье!!!</text:p>
      <text:p text:style-name="P116"/>
      <text:p text:style-name="P116">Я схватил ноутбук, сгрёб девушек в охапку и вытолкал их в коридор. В дверях я обернулся к Дискорду.</text:p>
      <text:p text:style-name="P135"><text:span text:style-name="T14">–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5">Я повернулся к выходу. Флаттершай проскочила у меня под локтём и кинулась к драконикусу.</text:p>
      <text:p text:style-name="P135"><text:span text:style-name="T14">– Нет! Дискорд </text:span>— не убийца!</text:p>
      <text:p text:style-name="P135">С необычной для неё силой, Флаттершай вытащила кляп изо рта драконикуса.</text:p>
      <text:p text:style-name="P135"><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35">Или драконикус — гениальный актёр, или… ?</text:p>
      <text:p text:style-name="P135">Я вернулся к драконикусу и уселся на стул напротив него.</text:p>
      <text:p text:style-name="P135"><text:span text:style-name="T14">– </text:span>Говори.</text:p>
      <text:p text:style-name="P135">Дискорд немного успокоился.</text:p>
      <text:p text:style-name="P135"><text:s/><text:span text:style-name="T14">– </text:span>Вообще-то, от тебя следовало бы избавиться, Проводник. Не знаю, что ты там разведал в <text:span text:style-name="T93">заклинании Откровения</text:span>, но чувствую, что твоё знание может погубить Эквестрию. Но к<text:span text:style-name="T14">ак, интересно, я получу без </text:span>тебя<text:span text:style-name="T14"> приз из… копыт Луны?!! 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35"><text:span text:style-name="T14">– </text:span>А кто тогда наслал на нас этих уродов с рисованными рожами? Кто пытался убить меня раз за разом?</text:p>
      <text:p text:style-name="P135">У драконикуса глаза полезли на лоб.</text:p>
      <text:p text:style-name="P135"><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5"><text:soft-page-break/>Я задумался. Драконикус, похоже, говорил искренне. Но кто тогда всё это время играл с нами, <text:span text:style-name="T27">словно кот с мышью</text:span>?</text:p>
      <text:p text:style-name="P135"><text:span text:style-name="T14">– </text:span>Анон! <text:span text:style-name="T14">– </text:span>крикнула Эпплджек из прихожей. <text:span text:style-name="T14">– </text:span>Я слышу шум за дверью!</text:p>
      <text:p text:style-name="P135">Практически одновременно раздался звонок.</text:p>
      <text:p text:style-name="P137">– ОТКРОЙТЕ, ПОЛИЦИЯ! Вам даётся полминуты, чтобы открыть дверь! Через тридцать секунд дверь будет выбита!</text:p>
      <text:p text:style-name="P137"/>
      <text:p text:style-name="P137">Эпплджек ошалело выскочила из прихожей. Несколько мгновений я молча смотрел на неё. В голове свистел ветер и играла дудочка.</text:p>
      <text:p text:style-name="P137">– На крышу, живо!!! Через окно на кухне! – зашипел Дискорд.</text:p>
      <text:p text:style-name="P137">– Что? – ступил я.</text:p>
      <text:p text:style-name="P135"><text:span text:style-name="T3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7">– драконикус отчаянно дёргал узлы, пытаясь освободиться.</text:span></text:p>
      <text:p text:style-name="P137">Эпплджек, с ноутбуком в одной руке и Флаттершай — во второй, кинулась на кухню.</text:p>
      <text:p text:style-name="P135">Дверь содрогнулась от мощного удара. Послышался стук падающей штукатурки. Я сломя голову бросился за девушками.</text:p>
      <text:p text:style-name="P135">– Развяжи меня, кретин!!! – гаркнул вдогонку Дискорд.</text:p>
      <text:p text:style-name="P13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text:p>
      <text:p text:style-name="P13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5">Верёвка в кухонном окне дёргалась под весом карабкающихся девушек. Я словил её и стал на подоконник.</text:p>
      <text:p text:style-name="P135">Блё-о-о!</text:p>
      <text:p text:style-name="P135">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35">Я задрал голову.</text:p>
      <text:p text:style-name="P135">О! Так уже легче! Надо мной всего лишь два этажа. Десять метров верёвки. Если не смотреть вниз, то…</text:p>
      <text:p text:style-name="P135">Я вытер ладони о штаны, ухватил канат и сделал шаг вперёд… </text:p>
      <text:p text:style-name="P135">…</text:p>
      <text:p text:style-name="P135">Святые яйца, я действительно ЭТО сделал!</text:p>
      <text:p text:style-name="P135">…</text:p>
      <text:p text:style-name="P13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5"><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Селестия милосердная!!!</text:p>
      <text:p text:style-name="P13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появилась над бортиком и свесила вниз руку. Эпплджек вытянулась и протянула ей ноутбук одной рукой.</text:p>
      <text:p text:style-name="P135">НЕТ! У них не получилось!</text:p>
      <text:p text:style-name="P135">У меня враз вспотели ладони. Держаться на верёвке стало чертовски трудно.</text:p>
      <text:p text:style-name="P13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5">Этот самоубийственный поступок фермерши я могу объяснить только полным отсутствием у неё опыта лазания по канатам.</text:p>
      <text:p text:style-name="P13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3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5">Бляблябляблябля!!!</text:p>
      <text:p text:style-name="P135">БУДЕМ ЖИВЫ — СТАНУ АЛЬПИНИСТОМ!!!</text:p>
      <text:p text:style-name="P135">БЛЯ!!!…</text:p>
      <text:p text:style-name="P135">Верёвка закончилась. Наконец-то у меня появилось время для паники. Я судорожно обнял Эпплджек, закрыл глаза и приготовился…</text:p>
      <text:p text:style-name="P135"/>
      <text:p text:style-name="P135">…</text:p>
      <text:p text:style-name="P135"/>
      <text:p text:style-name="P135"><text:soft-page-break/>Захват поперёк груди и сильный рывок выдавили из меня остатки дыхания.</text:p>
      <text:p text:style-name="P135">– ОТПУСТИ КОБЫЛУ!!! – загрохотало мне в ухо.</text:p>
      <text:p text:style-name="P135">Я открыл глаза.</text:p>
      <text:p text:style-name="P135">Перед носом плавными рывками уходили вниз окна этажей. Порывы вихрей от взмахов <text:span text:style-name="T37">разномастных</text:span> крыльев трепали волосы и выдавливали слёзы из глаз. Тупая боль гнездилась в сожжёных верёвкой суставах.</text:p>
      <text:p text:style-name="P135">Я чуть поднял глаза и уставился в кривую морду драконикуса.</text:p>
      <text:p text:style-name="P135">– Отпусти Эпплджек. Я её держу. – повторил Дискорд. – Мне сбалансироваться надо. Вы не такие уж и лёгкие.</text:p>
      <text:p text:style-name="P13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5"/>
      <text:p text:style-name="P135">…</text:p>
      <text:p text:style-name="P135"/>
      <text:p text:style-name="P13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35">– эмм… Флатти, дорогая, нам пора. Я слышу шаги на лестнице. Не говоря уже о том, что до закрытия коридора осталось семь минут…</text:p>
      <text:p text:style-name="P135"/>
      <text:p text:style-name="P135">На длинной шее драконикус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35"><text:span text:style-name="T14">–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35">…ограда края крыши промелькнула под нами…</text:p>
      <text:p text:style-name="P135"><text:span text:style-name="T14">– …</text:span>собственно, на дольше у меня не хватит магии…</text:p>
      <text:p text:style-name="P135"/>
      <text:p text:style-name="P135">Мы летели навстречу закату.</text:p>
      <text:p text:style-name="P135"/>
      <text:p text:style-name="P135">…</text:p>
      <text:p text:style-name="P135"/>
      <text:p text:style-name="P13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35"><text:span text:style-name="T14">– </text:span>Ю-ху-у-у!!!</text:p>
      <text:p text:style-name="P13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5">Перед нами увеличивалась громада моей высотки.</text:p>
      <text:p text:style-name="P135"><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5">– Пристегните ремни! – проревел Дискорд, резко ускоряясь. – Будет весело!!!</text:p>
      <text:p text:style-name="P135">Эпплджек покрепче прижала к себе ноутбук. Флаттершай закрыла глаза и отвернулась.</text:p>
      <text:p text:style-name="P135">– ВНИМАНИЕ!!! – заорал Дискорд, сложил крылья и влетел в коридор.</text:p>
      <text:p text:style-name="P135"/>
      <text:p text:style-name="P136">***</text:p>
      <text:p text:style-name="P136"/>
      <text:p text:style-name="P135">Бля!!!</text:p>
      <text:h text:style-name="Heading_20_2" text:outline-level="2"/>
      <text:h text:style-name="Heading_20_2" text:outline-level="2">25. Разговор за столиком в тишине</text:h>
      <text:p text:style-name="First_20_line_20_indent"><text:span text:style-name="T14">&lt;</text:span><text:span text:style-name="T66">Queen – Flash</text:span><text:span text:style-name="T14">&gt;</text:span></text:p>
      <text:p text:style-name="P146">Мы почти успели.</text:p>
      <text:p text:style-name="P14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2">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2">ХА-ХА-ХА!</text:p>
      <text:p text:style-name="P142">Прямо как сейчас. Как говорится, найди десять отличий.</text:p>
      <text:p text:style-name="P142">Вот только… Только Дэш была бы жива…</text:p>
      <text:p text:style-name="P145">Я тяжело вздохнул.</text:p>
      <text:p text:style-name="P145"/>
      <text:p text:style-name="P145">…</text:p>
      <text:p text:style-name="P145"/>
      <text:p text:style-name="P145"><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4">–</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4">– Т</text:span>ы что за хрен вообще? <text:span text:style-name="T14">– наконец сподобился я на членораздельную речь.</text:span></text:p>
      <text:p text:style-name="P53">Зверь смутился.</text:p>
      <text:p text:style-name="P53"><text:span text:style-name="T14">–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4">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5">.</text:span></text:p>
      <text:p text:style-name="P43"/>
      <text:p text:style-name="P7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77"/>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text:soft-page-break/></text:p>
      <text:p text:style-name="P70"><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70"><text:span text:style-name="T14">– Если я расскажу тебе н</text:span>астоящую<text:span text:style-name="T14"> причину </text:span>— ты исчезнешь! <text:span text:style-name="T14">– угрюмо заявил я.</text:span></text:p>
      <text:p text:style-name="P43">Морда Анакорна осветилась радостным озарением.</text:p>
      <text:p text:style-name="P43"/>
      <text:p text:style-name="P70"><text:span text:style-name="T14">– </text:span><text:span text:style-name="T95">Я ПОНЯЛ, КТО ТЫ!!! КАК </text:span><text:span text:style-name="T96">ЖЕ </text:span><text:span text:style-name="T95">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70"><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70"/>
      <text:p text:style-name="P70"><text:span text:style-name="T14">– Ну… Я не идиот, я видел, что происходит за Чёрным </text:span>э<text:span text:style-name="T14">краном… М</text:span>ир людей — не <text:span text:style-name="T14">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70"/>
      <text:p text:style-name="P70">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70"><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46"/>
      <text:p text:style-name="P3"><text:span text:style-name="T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0">–</text:span><text:span text:style-name="T54"> Анакорн подавил короткий смешок. </text:span><text:span text:style-name="T5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2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8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7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70"/>
      <text:p text:style-name="P116">Я запротестовал.</text:p>
      <text:p text:style-name="P119">– В Эквестрии не двигают солнце! Аликорны лишь корректируют орбиту Эквуса вокруг него, хотя все уверены в обратном.</text:p>
      <text:p text:style-name="P119">Анакорн улыбнулся во всю морду.</text:p>
      <text:p text:style-name="P119">– Значит, ты уже помогаешь мне, Проводник, даже сам того не осознавая! Я рад!</text:p>
      <text:p text:style-name="P116">Анакорн отпил из стакана и продолжил.</text:p>
      <text:p text:style-name="P119"/>
      <text:p text:style-name="P11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16"/>
      <text:p text:style-name="P119">– Ты так говоришь, будто у Эквуса есть свой собственный разум. – заметил я.</text:p>
      <text:p text:style-name="P119">Анакорн усмехнулся.</text:p>
      <text:p text:style-name="P11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19"/>
      <text:p text:style-name="P116">Анакорн постучал по столику карандашом. Карта Эквестрии поднялась над столом и свернулась в шар Эквуса. Голограмма<text:span text:style-name="T54"> планеты дрожала и покрывалась рябью, как некачественная картинка в аналоговом телевизоре.</text:span></text:p>
      <text:p text:style-name="P119"/>
      <text:p text:style-name="P11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6"/>
      <text:p text:style-name="P116">Анакорн мрачно уставился на мерцающую голограмму Эквуса<text:span text:style-name="T37">. Ко мне наконец-то пришло понимание ситуации.</text:span></text:p>
      <text:p text:style-name="P123">– А почему ты сам не можешь поддерживать Эквус? Ты же его демиург? Ну так и питай его своей созидающей силой, пока он не окрепнет!</text:p>
      <text:p text:style-name="P116">Анакорн смутился.</text:p>
      <text:p text:style-name="P116"><text:span text:style-name="T54">– К сожалению, не </text:span><text:span text:style-name="T57">получится</text:span><text:span text:style-name="T5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4"><text:note text:id="ftn13" text:note-class="footnote"><text:note-citation>13</text:note-citation><text:note-body><text:p text:style-name="P15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56">– Сам ты раздолбай! – произнёс, наконец, Свирл.</text:p></text:note-body></text:note></text:span><text:span text:style-name="T54"> </text:span>И создали вы его достаточно топорно — видишь, он трещит по швам.</text:p>
      <text:p text:style-name="P116">– Хмм. То есть, это брони создали Эквус?</text:p>
      <text:p text:style-name="P116">– Да. Грубо говоря, вы его придумали. Влили в него столько фантазии, что он реализовался. Вообще, <text:span text:style-name="T5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6">Я не могу полноценно общаться с метаинтеллектом реальности, <text:span text:style-name="T5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6"><text:span text:style-name="T5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19"/>
      <text:p text:style-name="P116">Я вспомнил события последнего времени<text:span text:style-name="T14">.</text:span></text:p>
      <text:p text:style-name="P11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16">Анакорн с такой силой сжал магическим захватом карандаш, что тот хрустнул.</text:p>
      <text:p text:style-name="P11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1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9">Я развёл руками.</text:p>
      <text:p text:style-name="P11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9">Анакорн улыбнулся и вскочил с пуфика.</text:p>
      <text:p text:style-name="P116"><text:span text:style-name="T54">–</text:span><text:span text:style-name="T37">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2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23">Анакорн поправил невесть откуда взявшиеся на переносице очки и ответил.</text:p>
      <text:p text:style-name="P116"><text:span text:style-name="T37">– Ты уже устранил крупнейший дефект Эквестрии </text:span><text:span text:style-name="T54">— манипуляции светилом. Аналогично решаются и остальные проблемы</text:span><text:span text:style-name="T3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4">— вещь живучая</text:span><text:span text:style-name="T3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23">Я задумался. На самом деле, интересная логическая задача…</text:p>
      <text:p text:style-name="P11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6"><text:span text:style-name="T54">–</text:span><text:span text:style-name="T37"> А кьютимарки? Как, разрази меня квазар, объяснить кьютимарки? </text:span><text:span text:style-name="T54">– азартно воскликнул Анакорн.</text:span></text:p>
      <text:p text:style-name="P123">– А кьютимарки ты сам даришь пони, когда распознаёшь их жизненное предназначение!!! – так же азартно заорал я.</text:p>
      <text:p text:style-name="P123">– ЧТООО?!! Может, ты думаешь, мне больше заняться нечем, как лепить пони тату на фланки? Так я тебя разочарую! У меня и без того три миллиона дел!</text:p>
      <text:p text:style-name="P123">Я пожал плечами.</text:p>
      <text:p text:style-name="P123">– А по-другому я не могу объяснить их появление. К сожалению.</text:p>
      <text:p text:style-name="P12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23"><text:soft-page-break/>– Хорошо. Уговорил. Кьютимарки беру на себя. Так и знал, что мне самое трудное достанется!</text:p>
      <text:p text:style-name="P12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23">Анакорн проследил мой взгляд.</text:p>
      <text:p text:style-name="P123">– Нечего так на меня смотреть! Если я стану применять магию вместо ловкости, теряется весь смысл упражнения… О, глянь-ка на Эквус!</text:p>
      <text:p text:style-name="P123">И впрямь, было на что посмотреть. Уровень помех на голограмме значительно снизился и сама она стала светиться ровным голубоватым светом.</text:p>
      <text:p text:style-name="P12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23">Я опять задумался. В голове было пусто.</text:p>
      <text:p text:style-name="P123">– Почему бы не оставить самую главную? Ту, что описана в мультике?</text:p>
      <text:p text:style-name="P123">– И<text:span text:style-name="T58">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9">—</text:span><text:span text:style-name="T58"> точнее, дерево схожих миров Эквуса </text:span><text:span text:style-name="T69">—</text:span><text:span text:style-name="T58"> создали брони. Разумеется, стержнем им послужил именно сериал, но каждый фанфик </text:span><text:span text:style-name="T69">—</text:span><text:span text:style-name="T58">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24"/>
      <text:p text:style-name="P123">Я подумал. Потом ещё раз подумал. Что скажет любой программист, предложи ему соединить несколько несовместимых объектов?</text:p>
      <text:p text:style-name="P124"/>
      <text:p text:style-name="P12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24"/>
      <text:p text:style-name="P123">Анакорн аж подпрыгнул на месте от восторга и стал мне аплодировать.</text:p>
      <text:p text:style-name="P123"/>
      <text:p text:style-name="P165">Как их совместить?</text:p>
      <text:p text:style-name="P168">твоя Эквестрия и моя, были рождены из Предначального Хаоса, оставшегося от царствования Дискорда. Оба непостоянны, изменчивы. </text:p>
      <text:p text:style-name="P123"/>
      <text:p text:style-name="P16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23"/>
      <text:p text:style-name="P123"/>
      <text:p text:style-name="P170"><text:span text:style-name="T58"/></text:p>
      <text:p text:style-name="P123"><text:soft-page-break/><text:span text:style-name="T58">– Наконец-то я вижу свет в конце тоннеля! Как это не пришло мне в голову! Ты всё отлично увязал! Всё сходится! Более того </text:span><text:span text:style-name="T69">—</text:span><text:span text:style-name="T58"> Анакорн заговорщически подмигнул мне </text:span><text:span text:style-name="T69">—</text:span><text:span text:style-name="T58"> всё именно так и было, </text:span><text:span text:style-name="T59">клянусь Не-Призом Стена Ли</text:span><text:span text:style-name="T58">!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9">— и первой реальной историей в объединённой эквестрийской реальности</text:span><text:span text:style-name="T58">!</text:span></text:p>
      <text:p text:style-name="P124">Я подозрительно посмотрел на Анакорна.</text:p>
      <text:p text:style-name="P123"><text:span text:style-name="T20">– </text:span><text:span text:style-name="T58">Какой ещё, нафиг, «мой фанфик»? Я никакого фанфика не писал. И не собираюсь.</text:span></text:p>
      <text:p text:style-name="P124">Анакорн ехидно ухмыльнулся и сделал мне «глазки».</text:p>
      <text:p text:style-name="P123"><text:span text:style-name="T20">– </text:span><text:span text:style-name="T58">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2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24"/>
      <text:p text:style-name="P124">Я растерялся.</text:p>
      <text:p text:style-name="P123"><text:span text:style-name="T14">– </text:span>Эээ… Тут я тебе точно не помощник. Никогда не писал ничего сложнее технической документации к программам.</text:p>
      <text:p text:style-name="P123"><text:span text:style-name="T14">– </text:span>Пиши, как есть. <text:span text:style-name="T14">– </text:span>развёл копытами Анакорн. <text:span text:style-name="T14">– </text:span>Авось сгодится. Я писать точно не буду <text:span text:style-name="T69">— ты меня с кьютимарками уже пригрузил на ближайшие тысячи лет.</text:span></text:p>
      <text:p text:style-name="P123">…</text:p>
      <text:p text:style-name="P123">Факн щит<text:note text:id="ftn14" text:note-class="footnote"><text:note-citation>14</text:note-citation><text:note-body><text:p text:style-name="P153">Fucking shit — <text:span text:style-name="T1">ёбаное дерьмо</text:span></text:p></text:note-body></text:note>!..</text:p>
      <text:p text:style-name="P123">…</text:p>
      <text:p text:style-name="P123">Ну а что мне остаётся? Я фейспамнул.</text:p>
      <text:p text:style-name="P123"/>
      <text:p text:style-name="P123"><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23">Анакорн насупился и спрятал карандаш в гриву.</text:p>
      <text:p text:style-name="P123"><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23"/>
      <text:p text:style-name="P12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2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22"/>
      <text:p text:style-name="P122"><text:soft-page-break/>– Пора закругляться. Ты начинаешь сгорать. Надо утрясти последние детали, пока ещё есть пару минут.</text:p>
      <text:p text:style-name="P116">– Валяй. Я тебя внимательно слушаю.</text:p>
      <text:p text:style-name="P11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6">– А я разве сплю?</text:p>
      <text:p text:style-name="P116">– Сейчас — нет. Но как только мы закроем сделку — проснёшься. Потому что нет иного способа вернуть тебя в реальный мир.</text:p>
      <text:p text:style-name="P116">– Эээ, постой! А как я в Эквестрию и к себе обратно проходил?</text:p>
      <text:p text:style-name="P11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6">Так вот, возвращать тебя обратно в твой мир я не буду.</text:p>
      <text:p text:style-name="P116"/>
      <text:p text:style-name="P116">Я непонимающе хлопал глазами.</text:p>
      <text:p text:style-name="P116"/>
      <text:p text:style-name="P11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1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1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1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6">Теперь — об оплате.</text:p>
      <text:p text:style-name="P116"/>
      <text:p text:style-name="P116">Анакорн наклонился ко мне через стол и подмигнул.</text:p>
      <text:p text:style-name="P116"/>
      <text:p text:style-name="P116">– Проси, чего хочешь!</text:p>
      <text:p text:style-name="P116"/>
      <text:p text:style-name="P116">Пока я думал, демиург мурлыкал себе под нос в эйфории: «Да! В такие моменты ощущаешь себя богом! Я крут! Ха-ха!»</text:p>
      <text:p text:style-name="P116"/>
      <text:p text:style-name="P11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6">Ради этого написать фанфик — очень малая цена. Совсем ничтожная.</text:p>
      <text:p text:style-name="P123"/>
      <text:p text:style-name="P123"><text:soft-page-break/>– Верни Дэш!!!</text:p>
      <text:p text:style-name="P123"/>
      <text:p text:style-name="P123">Копыта Анакорна разъехались и он впечатался мордой в стол.</text:p>
      <text:p text:style-name="P123">– Эээ… м-м-м… ну-у-у… Перо мне в зад!.. Нельзя сказать, что это совсем невыполнимо… Но, прямо скажу, задачка не для студента!</text:p>
      <text:p text:style-name="P123">– А ты студент?</text:p>
      <text:p text:style-name="P12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23">– Другое просить не будешь? – сухо переспросил Анакорн. – Учти, время уходит. То, что я вижу, мне не нравится.</text:p>
      <text:p text:style-name="P123">– Нет! – отрезал я.</text:p>
      <text:p text:style-name="P12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23">– Что? Ты о чём?</text:p>
      <text:p text:style-name="P123">–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23">Есть только маленькая проблемка…</text:p>
      <text:p text:style-name="P123">Анакорн скривился и отвёл глаза.</text:p>
      <text:p text:style-name="P123">– Какая?</text:p>
      <text:p text:style-name="P12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5">— </text:span>тебя никогда и не будет! Мне очень жаль. Тебе ещё не поздно выбрать что-нибудь другое.</text:p>
      <text:p text:style-name="P123">Я вздохнул. Слишком много философии на мою голову!</text:p>
      <text:p text:style-name="P123">– Делай, как я сказал! А я сделаю своё.</text:p>
      <text:p text:style-name="P123"/>
      <text:p text:style-name="P11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6">– Ты ещё увидишь пару-тройку снов на прощание. Это мой подарок тебе. Удачи!</text:p>
      <text:p text:style-name="P116"/>
      <text:p text:style-name="P117">***</text:p>
      <text:p text:style-name="P124">&lt;<text:span text:style-name="T93">Roger Waters — What God Wants</text:span>&gt;</text:p>
      <text:p text:style-name="P124">– Здравствуй, Анон. – Селестия стояла передо мной без привычных взгляду властных регалий. – Я хочу поблагодарить тебя за всё.</text:p>
      <text:p text:style-name="P124">– Привет, Сел. Я рад, что с тобой всё в порядке.</text:p>
      <text:p text:style-name="P124">Аликорница нерешительно стояла передо мной в сияющем ореоле гривы. Потом она сделала шаг навстречу.</text:p>
      <text:p text:style-name="P124"><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24">Я устало рассмеялся.</text:p>
      <text:p text:style-name="P124">– Сел, я завязал с конеёбством. Извини.</text:p>
      <text:p text:style-name="P124">– В другое время, в другом месте, Анон! В другое время, в другом месте!</text:p>
      <text:p text:style-name="P124"/>
      <text:p text:style-name="P125">***</text:p>
      <text:p text:style-name="P127"/>
      <text:p text:style-name="P46"><text:span text:style-name="T2">–</text:span><text:span text:style-name="T1"> Прости, что хотела убить тебя. Я ослабела и Найтмэр на время одержала верх.</text:span></text:p>
      <text:p text:style-name="P70">Луна с виноватым выражением смотрела на меня сверху вниз. Я поднялся с сияющей флуоресцентным светом травы и рассмеялся.</text:p>
      <text:p text:style-name="P120">– Ты таки выучила современный стиль? Не парься, принцесса, я давно забыл тот эпизод.</text:p>
      <text:p text:style-name="P12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16"/>
      <text:p text:style-name="P129">***</text:p>
      <text:p text:style-name="P128"/>
      <text:p text:style-name="P120">– Думал от меня в другой реальности спрятаться?!</text:p>
      <text:p text:style-name="P120">Передо мной возникла хмурая морда Дискорда.</text:p>
      <text:p text:style-name="P12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20">Так что, Проводничёк, мы ещё встретимся! В другое время и в другом месте! Жди! В другое время, в другом месте!!!</text:p>
      <text:p text:style-name="P126"/>
      <text:p text:style-name="P121">***</text:p>
      <text:p text:style-name="P116"/>
      <text:p text:style-name="P120">– Анон?</text:p>
      <text:p text:style-name="P120">– Дэш?!!</text:p>
      <text:p text:style-name="P120">– Эмм… Ты мне снишься?</text:p>
      <text:p text:style-name="P120">– Нет, Дэш, это ты мне снишься.</text:p>
      <text:p text:style-name="P12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2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20">Пегаска почесала в затылке со смущением.</text:p>
      <text:p text:style-name="P120">– Да? Правда? Ну, офигеть! А ты как?</text:p>
      <text:p text:style-name="P115"><text:span text:style-name="T41">– Я в порядке. Вот, возвращаюсь </text:span>в свой мир. Ну, не совсем <text:span text:style-name="T1">в свой</text:span>. Почти.</text:p>
      <text:p text:style-name="P115"><text:span text:style-name="T1">–</text:span> Навсегда?</text:p>
      <text:p text:style-name="P115"><text:span text:style-name="T1">–</text:span> Скорее всего, да.</text:p>
      <text:p text:style-name="P115"><text:soft-page-break/><text:span text:style-name="T1">–</text:span> Это плохо. <text:span text:style-name="T1">Я хотела тебе сказать</text:span>…</text:p>
      <text:p text:style-name="P115"><text:span text:style-name="T1">–</text:span> Не надо, Дэш. Не стоит. Мне очень жаль.</text:p>
      <text:p text:style-name="P11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7">Хочу, чтобы ты чесал мне холку и хлопал по крупу</text:span>!</text:p>
      <text:p text:style-name="P11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1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5"><text:span text:style-name="T1">–</text:span> И тебя, и Твайлайт, и <text:span text:style-name="T1">Пинки</text:span>, и Селестию, и всех-всех-всех… Таковы правила.</text:p>
      <text:p text:style-name="P115"><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15">Я опустил руку на шею Дэш и ощутил теплоту и лёгкое покалывание в пустоте.</text:p>
      <text:p text:style-name="P115"><text:span text:style-name="T14">–</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15"><text:span text:style-name="T1">–</text:span> И лучше рано, чем поздно! Я не люблю ждать!</text:p>
      <text:p text:style-name="P115"><text:span text:style-name="T1">–</text:span> Да, Дэш. <text:span text:style-name="T1">–</text:span> её образ начал таять. <text:span text:style-name="T1">–</text:span> Да, я помню.</text:p>
      <text:p text:style-name="P115">Я всё ещё помню…</text:p>
      <text:p text:style-name="P72"/>
      <text:h text:style-name="Heading_20_2" text:outline-level="2">Эпилог. Земля</text:h>
      <text:p text:style-name="P130">&lt;<text:span text:style-name="T65">Daft Punk – Get Lucky</text:span>&gt;</text:p>
      <text:p text:style-name="P134">Звон будильника чуть не проломил башку. Я открыл глаза. </text:p>
      <text:p text:style-name="P134"><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34"><text:span text:style-name="T1">Я нашарил ногами тапки и пошёл в ванную. Проходя мимо стола, зацепился взглядом за</text:span> эскиз <text:span text:style-name="T1">рисунка</text:span>.&lt;<text:span text:style-name="T93">эскиз первого рисунка – Сел ложит рог Анону на плечо</text:span>&gt;</text:p>
      <text:p text:style-name="P13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3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33">Хоть абзац напишу! Уже хоть какой-то крохотный шажок, с которого можно будет начать. Как там у Лао-Цзы? Дорога в тысячу ли начинается-бла-бла-бля!</text:p>
      <text:p text:style-name="P133">Попытка притронуться щёткой к зубу вызвала ноющую боль. </text:p>
      <text:p text:style-name="P13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33">Доставая из стола ключи от машины, опять наткнулся взглядом на эскиз.</text:p>
      <text:p text:style-name="P13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33">Назову-ка я фантазию «Последний фанфик»…</text:p>
      <text:p text:style-name="P133"/>
      <text:p text:style-name="P1"><text:span text:style-name="T41">&lt;</text:span><text:span text:style-name="T29">И вообще, обзаведусь в конце-концов рогом и наставлю Селестиии рогов!»</text:span><text:span text:style-name="T41">&gt;</text:span></text:p>
      <text:p text:style-name="P46">&lt;<text:span text:style-name="T28">-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17T20:18:17.560320173</dc:date>
    <meta:editing-duration>P127DT8H46M40S</meta:editing-duration>
    <meta:editing-cycles>7714</meta:editing-cycles>
    <meta:generator>LibreOffice/5.1.6.2$Linux_X86_64 LibreOffice_project/10m0$Build-2</meta:generator>
    <meta:document-statistic meta:table-count="0" meta:image-count="0" meta:object-count="0" meta:page-count="198" meta:paragraph-count="4257" meta:word-count="86793" meta:character-count="576147" meta:non-whitespace-character-count="489499"/>
  </office:meta>
</office:document-meta>
</file>